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004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9.943cm"/>
    </style:style>
    <style:style style:name="co7" style:family="table-column">
      <style:table-column-properties fo:break-before="auto" style:column-width="11.691cm"/>
    </style:style>
    <style:style style:name="co8" style:family="table-column">
      <style:table-column-properties fo:break-before="auto" style:column-width="5.5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ripper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Plugi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Description,,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];CHAR(34);&quot; &quot;;CHAR(34);[.F2];CHAR(34);&quot; &quot;;CHAR(34);[.B2];CHAR(34))" office:value-type="string" office:string-value="Executa-Comandos &quot;adoberdr&quot; &quot;Gets user's Adobe Reader cRecentFiles values,,&quot; &quot;./rip.exe -r NTUSER.DAT -p adoberdr&quot;" calcext:value-type="string">
            <text:p>Executa-Comandos "adoberdr" "Gets user's Adobe Reader cRecentFiles values,," "./rip.exe -r NTUSER.DAT -p adoberdr"</text:p>
          </table:table-cell>
          <table:table-cell table:formula="of:=CONCATENATE([$PARAMETROS.$B$3];&quot; &quot;;[$PARAMETROS.$B$1];[.E2];&quot; &quot;;[$PARAMETROS.$B$4];&quot; &quot; ;[.C2])" office:value-type="string" office:string-value="./rip.exe -r NTUSER.DAT -p adoberdr" calcext:value-type="string">
            <text:p>./rip.exe -r NTUSER.DAT -p adoberdr</text:p>
          </table:table-cell>
          <table:table-cell office:value-type="string" calcext:value-type="string">
            <text:p>adoberdr</text:p>
          </table:table-cell>
          <table:table-cell office:value-type="float" office:value="20200520" calcext:value-type="float">
            <text:p>202005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Adobe Reader cRecentFiles values,,</text:p>
          </table:table-cell>
          <table:table-cell office:value-type="string" calcext:value-type="string">
            <text:p>Gets user's Adobe Reader cRecentFiles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];CHAR(34);&quot; &quot;;CHAR(34);[.F3];CHAR(34);&quot; &quot;;CHAR(34);[.B3];CHAR(34))" office:value-type="string" office:string-value="Executa-Comandos &quot;allowedenum&quot; &quot; Software,Extracts AllowedEnumeration values to determine hidden special folders,&quot; &quot;./rip.exe -r NTUSER.DAT -p allowedenum&quot;" calcext:value-type="string">
            <text:p>Executa-Comandos "allowedenum" " Software,Extracts AllowedEnumeration values to determine hidden special folders," "./rip.exe -r NTUSER.DAT -p allowedenum"</text:p>
          </table:table-cell>
          <table:table-cell table:formula="of:=CONCATENATE([$PARAMETROS.$B$3];&quot; &quot;;[$PARAMETROS.$B$1];[.E3];&quot; &quot;;[$PARAMETROS.$B$4];&quot; &quot; ;[.C3])" office:value-type="string" office:string-value="./rip.exe -r NTUSER.DAT -p allowedenum" calcext:value-type="string">
            <text:p>./rip.exe -r NTUSER.DAT -p allowedenum</text:p>
          </table:table-cell>
          <table:table-cell office:value-type="string" calcext:value-type="string">
            <text:p>allowedenum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Extracts AllowedEnumeration values to determine hidden special folder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llowedEnumeration values to determine hidden special folders</text:p>
          </table:table-cell>
          <table:table-cell/>
        </table:table-row>
        <table:table-row table:style-name="ro1">
          <table:table-cell table:formula="of:=CONCATENATE(&quot;Executa-Comandos &quot;;CHAR(34);[.C4];CHAR(34);&quot; &quot;;CHAR(34);[.F4];CHAR(34);&quot; &quot;;CHAR(34);[.B4];CHAR(34))" office:value-type="string" office:string-value="Executa-Comandos &quot;amcache&quot; &quot;Parse AmCache.hve file,,&quot; &quot;./rip.exe -r amcache -p amcache&quot;" calcext:value-type="string">
            <text:p>Executa-Comandos "amcache" "Parse AmCache.hve file,," "./rip.exe -r amcache -p amcache"</text:p>
          </table:table-cell>
          <table:table-cell table:formula="of:=CONCATENATE([$PARAMETROS.$B$3];&quot; &quot;;[$PARAMETROS.$B$1];[.E4];&quot; &quot;;[$PARAMETROS.$B$4];&quot; &quot; ;[.C4])" office:value-type="string" office:string-value="./rip.exe -r amcache -p amcache" calcext:value-type="string">
            <text:p>./rip.exe -r amcache -p amcache</text:p>
          </table:table-cell>
          <table:table-cell office:value-type="string" calcext:value-type="string">
            <text:p>amcache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amcache</text:p>
          </table:table-cell>
          <table:table-cell office:value-type="string" calcext:value-type="string">
            <text:p>Parse AmCache.hve file,,</text:p>
          </table:table-cell>
          <table:table-cell office:value-type="string" calcext:value-type="string">
            <text:p>Parse AmCache.hve fil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];CHAR(34);&quot; &quot;;CHAR(34);[.F5];CHAR(34);&quot; &quot;;CHAR(34);[.B5];CHAR(34))" office:value-type="string" office:string-value="Executa-Comandos &quot;amcache_tln&quot; &quot;Parse AmCache.hve file,,&quot; &quot;./rip.exe -r amcache -p amcache_tln&quot;" calcext:value-type="string">
            <text:p>Executa-Comandos "amcache_tln" "Parse AmCache.hve file,," "./rip.exe -r amcache -p amcache_tln"</text:p>
          </table:table-cell>
          <table:table-cell table:formula="of:=CONCATENATE([$PARAMETROS.$B$3];&quot; &quot;;[$PARAMETROS.$B$1];[.E5];&quot; &quot;;[$PARAMETROS.$B$4];&quot; &quot; ;[.C5])" office:value-type="string" office:string-value="./rip.exe -r amcache -p amcache_tln" calcext:value-type="string">
            <text:p>./rip.exe -r amcache -p amcache_tln</text:p>
          </table:table-cell>
          <table:table-cell office:value-type="string" calcext:value-type="string">
            <text:p>amcache_tln</text:p>
          </table:table-cell>
          <table:table-cell office:value-type="float" office:value="20180311" calcext:value-type="float">
            <text:p>20180311</text:p>
          </table:table-cell>
          <table:table-cell office:value-type="string" calcext:value-type="string">
            <text:p>amcache</text:p>
          </table:table-cell>
          <table:table-cell office:value-type="string" calcext:value-type="string">
            <text:p>Parse AmCache.hve file,,</text:p>
          </table:table-cell>
          <table:table-cell office:value-type="string" calcext:value-type="string">
            <text:p>Parse AmCache.hve fil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];CHAR(34);&quot; &quot;;CHAR(34);[.F6];CHAR(34);&quot; &quot;;CHAR(34);[.B6];CHAR(34))" office:value-type="string" office:string-value="Executa-Comandos &quot;appassoc&quot; &quot;Gets contents of user's ApplicationAssociationToasts key,,&quot; &quot;./rip.exe -r NTUSER.DAT -p appassoc&quot;" calcext:value-type="string">
            <text:p>Executa-Comandos "appassoc" "Gets contents of user's ApplicationAssociationToasts key,," "./rip.exe -r NTUSER.DAT -p appassoc"</text:p>
          </table:table-cell>
          <table:table-cell table:formula="of:=CONCATENATE([$PARAMETROS.$B$3];&quot; &quot;;[$PARAMETROS.$B$1];[.E6];&quot; &quot;;[$PARAMETROS.$B$4];&quot; &quot; ;[.C6])" office:value-type="string" office:string-value="./rip.exe -r NTUSER.DAT -p appassoc" calcext:value-type="string">
            <text:p>./rip.exe -r NTUSER.DAT -p appassoc</text:p>
          </table:table-cell>
          <table:table-cell office:value-type="string" calcext:value-type="string">
            <text:p>appassoc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pplicationAssociationToasts key,,</text:p>
          </table:table-cell>
          <table:table-cell office:value-type="string" calcext:value-type="string">
            <text:p>Gets contents of user's ApplicationAssociationToast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];CHAR(34);&quot; &quot;;CHAR(34);[.F7];CHAR(34);&quot; &quot;;CHAR(34);[.B7];CHAR(34))" office:value-type="string" office:string-value="Executa-Comandos &quot;appcertdlls&quot; &quot;Get entries from AppCertDlls key,,&quot; &quot;./rip.exe -r System -p appcertdlls&quot;" calcext:value-type="string">
            <text:p>Executa-Comandos "appcertdlls" "Get entries from AppCertDlls key,," "./rip.exe -r System -p appcertdlls"</text:p>
          </table:table-cell>
          <table:table-cell table:formula="of:=CONCATENATE([$PARAMETROS.$B$3];&quot; &quot;;[$PARAMETROS.$B$1];[.E7];&quot; &quot;;[$PARAMETROS.$B$4];&quot; &quot; ;[.C7])" office:value-type="string" office:string-value="./rip.exe -r System -p appcertdlls" calcext:value-type="string">
            <text:p>./rip.exe -r System -p appcertdlls</text:p>
          </table:table-cell>
          <table:table-cell office:value-type="string" calcext:value-type="string">
            <text:p>appcertdll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entries from AppCertDlls key,,</text:p>
          </table:table-cell>
          <table:table-cell office:value-type="string" calcext:value-type="string">
            <text:p>Get entries from AppCertDll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];CHAR(34);&quot; &quot;;CHAR(34);[.F8];CHAR(34);&quot; &quot;;CHAR(34);[.B8];CHAR(34))" office:value-type="string" office:string-value="Executa-Comandos &quot;appcompatcache&quot; &quot;Parse files from System hive AppCompatCache,,&quot; &quot;./rip.exe -r System -p appcompatcache&quot;" calcext:value-type="string">
            <text:p>Executa-Comandos "appcompatcache" "Parse files from System hive AppCompatCache,," "./rip.exe -r System -p appcompatcache"</text:p>
          </table:table-cell>
          <table:table-cell table:formula="of:=CONCATENATE([$PARAMETROS.$B$3];&quot; &quot;;[$PARAMETROS.$B$1];[.E8];&quot; &quot;;[$PARAMETROS.$B$4];&quot; &quot; ;[.C8])" office:value-type="string" office:string-value="./rip.exe -r System -p appcompatcache" calcext:value-type="string">
            <text:p>./rip.exe -r System -p appcompatcache</text:p>
          </table:table-cell>
          <table:table-cell office:value-type="string" calcext:value-type="string">
            <text:p>appcompatcache</text:p>
          </table:table-cell>
          <table:table-cell office:value-type="float" office:value="20200428" calcext:value-type="float">
            <text:p>2020042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AppCompatCache,,</text:p>
          </table:table-cell>
          <table:table-cell office:value-type="string" calcext:value-type="string">
            <text:p>Parse files from System hive AppCompatCach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];CHAR(34);&quot; &quot;;CHAR(34);[.F9];CHAR(34);&quot; &quot;;CHAR(34);[.B9];CHAR(34))" office:value-type="string" office:string-value="Executa-Comandos &quot;appcompatcache_tln&quot; &quot;Parse files from System hive AppCompatCache,,&quot; &quot;./rip.exe -r System -p appcompatcache_tln&quot;" calcext:value-type="string">
            <text:p>Executa-Comandos "appcompatcache_tln" "Parse files from System hive AppCompatCache,," "./rip.exe -r System -p appcompatcache_tln"</text:p>
          </table:table-cell>
          <table:table-cell table:formula="of:=CONCATENATE([$PARAMETROS.$B$3];&quot; &quot;;[$PARAMETROS.$B$1];[.E9];&quot; &quot;;[$PARAMETROS.$B$4];&quot; &quot; ;[.C9])" office:value-type="string" office:string-value="./rip.exe -r System -p appcompatcache_tln" calcext:value-type="string">
            <text:p>./rip.exe -r System -p appcompatcache_tln</text:p>
          </table:table-cell>
          <table:table-cell office:value-type="string" calcext:value-type="string">
            <text:p>appcompatcache_tln</text:p>
          </table:table-cell>
          <table:table-cell office:value-type="float" office:value="20190112" calcext:value-type="float">
            <text:p>201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AppCompatCache,,</text:p>
          </table:table-cell>
          <table:table-cell office:value-type="string" calcext:value-type="string">
            <text:p>Parse files from System hive AppCompatCach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];CHAR(34);&quot; &quot;;CHAR(34);[.F10];CHAR(34);&quot; &quot;;CHAR(34);[.B10];CHAR(34))" office:value-type="string" office:string-value="Executa-Comandos &quot;appcompatflags&quot; &quot; Software,Extracts AppCompatFlags for Windows.,&quot; &quot;./rip.exe -r NTUSER.DAT -p appcompatflags&quot;" calcext:value-type="string">
            <text:p>Executa-Comandos "appcompatflags" " Software,Extracts AppCompatFlags for Windows.," "./rip.exe -r NTUSER.DAT -p appcompatflags"</text:p>
          </table:table-cell>
          <table:table-cell table:formula="of:=CONCATENATE([$PARAMETROS.$B$3];&quot; &quot;;[$PARAMETROS.$B$1];[.E10];&quot; &quot;;[$PARAMETROS.$B$4];&quot; &quot; ;[.C10])" office:value-type="string" office:string-value="./rip.exe -r NTUSER.DAT -p appcompatflags" calcext:value-type="string">
            <text:p>./rip.exe -r NTUSER.DAT -p appcompatflags</text:p>
          </table:table-cell>
          <table:table-cell office:value-type="string" calcext:value-type="string">
            <text:p>appcompatflag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Extracts AppCompatFlags for Windows.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ppCompatFlags for Windows.</text:p>
          </table:table-cell>
          <table:table-cell/>
        </table:table-row>
        <table:table-row table:style-name="ro1">
          <table:table-cell table:formula="of:=CONCATENATE(&quot;Executa-Comandos &quot;;CHAR(34);[.C11];CHAR(34);&quot; &quot;;CHAR(34);[.F11];CHAR(34);&quot; &quot;;CHAR(34);[.B11];CHAR(34))" office:value-type="string" office:string-value="Executa-Comandos &quot;appinitdlls&quot; &quot;Gets contents of AppInit_DLLs value,,&quot; &quot;./rip.exe -r Software -p appinitdlls&quot;" calcext:value-type="string">
            <text:p>Executa-Comandos "appinitdlls" "Gets contents of AppInit_DLLs value,," "./rip.exe -r Software -p appinitdlls"</text:p>
          </table:table-cell>
          <table:table-cell table:formula="of:=CONCATENATE([$PARAMETROS.$B$3];&quot; &quot;;[$PARAMETROS.$B$1];[.E11];&quot; &quot;;[$PARAMETROS.$B$4];&quot; &quot; ;[.C11])" office:value-type="string" office:string-value="./rip.exe -r Software -p appinitdlls" calcext:value-type="string">
            <text:p>./rip.exe -r Software -p appinitdlls</text:p>
          </table:table-cell>
          <table:table-cell office:value-type="string" calcext:value-type="string">
            <text:p>appinitdll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AppInit_DLLs value,,</text:p>
          </table:table-cell>
          <table:table-cell office:value-type="string" calcext:value-type="string">
            <text:p>Gets contents of AppInit_DLLs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];CHAR(34);&quot; &quot;;CHAR(34);[.F12];CHAR(34);&quot; &quot;;CHAR(34);[.B12];CHAR(34))" office:value-type="string" office:string-value="Executa-Comandos &quot;appkeys&quot; &quot; Software,Extracts AppKeys entries.,&quot; &quot;./rip.exe -r NTUSER.DAT -p appkeys&quot;" calcext:value-type="string">
            <text:p>Executa-Comandos "appkeys" " Software,Extracts AppKeys entries.," "./rip.exe -r NTUSER.DAT -p appkeys"</text:p>
          </table:table-cell>
          <table:table-cell table:formula="of:=CONCATENATE([$PARAMETROS.$B$3];&quot; &quot;;[$PARAMETROS.$B$1];[.E12];&quot; &quot;;[$PARAMETROS.$B$4];&quot; &quot; ;[.C12])" office:value-type="string" office:string-value="./rip.exe -r NTUSER.DAT -p appkeys" calcext:value-type="string">
            <text:p>./rip.exe -r NTUSER.DAT -p appkeys</text:p>
          </table:table-cell>
          <table:table-cell office:value-type="string" calcext:value-type="string">
            <text:p>appkey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Extracts AppKeys entries.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ppKeys entries.</text:p>
          </table:table-cell>
          <table:table-cell/>
        </table:table-row>
        <table:table-row table:style-name="ro1">
          <table:table-cell table:formula="of:=CONCATENATE(&quot;Executa-Comandos &quot;;CHAR(34);[.C13];CHAR(34);&quot; &quot;;CHAR(34);[.F13];CHAR(34);&quot; &quot;;CHAR(34);[.B13];CHAR(34))" office:value-type="string" office:string-value="Executa-Comandos &quot;appkeys_tln&quot; &quot; Software,Extracts AppKeys entries.,&quot; &quot;./rip.exe -r NTUSER.DAT -p appkeys_tln&quot;" calcext:value-type="string">
            <text:p>Executa-Comandos "appkeys_tln" " Software,Extracts AppKeys entries.," "./rip.exe -r NTUSER.DAT -p appkeys_tln"</text:p>
          </table:table-cell>
          <table:table-cell table:formula="of:=CONCATENATE([$PARAMETROS.$B$3];&quot; &quot;;[$PARAMETROS.$B$1];[.E13];&quot; &quot;;[$PARAMETROS.$B$4];&quot; &quot; ;[.C13])" office:value-type="string" office:string-value="./rip.exe -r NTUSER.DAT -p appkeys_tln" calcext:value-type="string">
            <text:p>./rip.exe -r NTUSER.DAT -p appkeys_tln</text:p>
          </table:table-cell>
          <table:table-cell office:value-type="string" calcext:value-type="string">
            <text:p>appkeys_tln</text:p>
          </table:table-cell>
          <table:table-cell office:value-type="float" office:value="20180920" calcext:value-type="float">
            <text:p>201809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Extracts AppKeys entries.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AppKeys entries.</text:p>
          </table:table-cell>
          <table:table-cell/>
        </table:table-row>
        <table:table-row table:style-name="ro1">
          <table:table-cell table:formula="of:=CONCATENATE(&quot;Executa-Comandos &quot;;CHAR(34);[.C14];CHAR(34);&quot; &quot;;CHAR(34);[.F14];CHAR(34);&quot; &quot;;CHAR(34);[.B14];CHAR(34))" office:value-type="string" office:string-value="Executa-Comandos &quot;applets&quot; &quot;Gets contents of user's Applets key,,&quot; &quot;./rip.exe -r NTUSER.DAT -p applets&quot;" calcext:value-type="string">
            <text:p>Executa-Comandos "applets" "Gets contents of user's Applets key,," "./rip.exe -r NTUSER.DAT -p applets"</text:p>
          </table:table-cell>
          <table:table-cell table:formula="of:=CONCATENATE([$PARAMETROS.$B$3];&quot; &quot;;[$PARAMETROS.$B$1];[.E14];&quot; &quot;;[$PARAMETROS.$B$4];&quot; &quot; ;[.C14])" office:value-type="string" office:string-value="./rip.exe -r NTUSER.DAT -p applets" calcext:value-type="string">
            <text:p>./rip.exe -r NTUSER.DAT -p applets</text:p>
          </table:table-cell>
          <table:table-cell office:value-type="string" calcext:value-type="string">
            <text:p>applet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pplets key,,</text:p>
          </table:table-cell>
          <table:table-cell office:value-type="string" calcext:value-type="string">
            <text:p>Gets contents of user's Applet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];CHAR(34);&quot; &quot;;CHAR(34);[.F15];CHAR(34);&quot; &quot;;CHAR(34);[.B15];CHAR(34))" office:value-type="string" office:string-value="Executa-Comandos &quot;applets_tln&quot; &quot;Gets contents of user's Applets key (TLN),,&quot; &quot;./rip.exe -r NTUSER.DAT -p applets_tln&quot;" calcext:value-type="string">
            <text:p>Executa-Comandos "applets_tln" "Gets contents of user's Applets key (TLN),," "./rip.exe -r NTUSER.DAT -p applets_tln"</text:p>
          </table:table-cell>
          <table:table-cell table:formula="of:=CONCATENATE([$PARAMETROS.$B$3];&quot; &quot;;[$PARAMETROS.$B$1];[.E15];&quot; &quot;;[$PARAMETROS.$B$4];&quot; &quot; ;[.C15])" office:value-type="string" office:string-value="./rip.exe -r NTUSER.DAT -p applets_tln" calcext:value-type="string">
            <text:p>./rip.exe -r NTUSER.DAT -p applets_tln</text:p>
          </table:table-cell>
          <table:table-cell office:value-type="string" calcext:value-type="string">
            <text:p>applets_tln</text:p>
          </table:table-cell>
          <table:table-cell office:value-type="float" office:value="20120613" calcext:value-type="float">
            <text:p>201206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Applets key (TLN),,</text:p>
          </table:table-cell>
          <table:table-cell office:value-type="string" calcext:value-type="string">
            <text:p>Gets contents of user's Applets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];CHAR(34);&quot; &quot;;CHAR(34);[.F16];CHAR(34);&quot; &quot;;CHAR(34);[.B16];CHAR(34))" office:value-type="string" office:string-value="Executa-Comandos &quot;apppaths&quot; &quot;Software,Gets content of App Paths subkeys,&quot; &quot;./rip.exe -r NTUSER.DAT -p apppaths&quot;" calcext:value-type="string">
            <text:p>Executa-Comandos "apppaths" "Software,Gets content of App Paths subkeys," "./rip.exe -r NTUSER.DAT -p apppaths"</text:p>
          </table:table-cell>
          <table:table-cell table:formula="of:=CONCATENATE([$PARAMETROS.$B$3];&quot; &quot;;[$PARAMETROS.$B$1];[.E16];&quot; &quot;;[$PARAMETROS.$B$4];&quot; &quot; ;[.C16])" office:value-type="string" office:string-value="./rip.exe -r NTUSER.DAT -p apppaths" calcext:value-type="string">
            <text:p>./rip.exe -r NTUSER.DAT -p apppaths</text:p>
          </table:table-cell>
          <table:table-cell office:value-type="string" calcext:value-type="string">
            <text:p>apppaths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Software,Gets content of App Paths subkeys,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 of App Paths subkeys</text:p>
          </table:table-cell>
          <table:table-cell/>
        </table:table-row>
        <table:table-row table:style-name="ro1">
          <table:table-cell table:formula="of:=CONCATENATE(&quot;Executa-Comandos &quot;;CHAR(34);[.C17];CHAR(34);&quot; &quot;;CHAR(34);[.F17];CHAR(34);&quot; &quot;;CHAR(34);[.B17];CHAR(34))" office:value-type="string" office:string-value="Executa-Comandos &quot;apppaths_tln&quot; &quot; Software,Gets content of App Paths subkeys (TLN),&quot; &quot;./rip.exe -r NTUSER.DAT -p apppaths_tln&quot;" calcext:value-type="string">
            <text:p>Executa-Comandos "apppaths_tln" " Software,Gets content of App Paths subkeys (TLN)," "./rip.exe -r NTUSER.DAT -p apppaths_tln"</text:p>
          </table:table-cell>
          <table:table-cell table:formula="of:=CONCATENATE([$PARAMETROS.$B$3];&quot; &quot;;[$PARAMETROS.$B$1];[.E17];&quot; &quot;;[$PARAMETROS.$B$4];&quot; &quot; ;[.C17])" office:value-type="string" office:string-value="./rip.exe -r NTUSER.DAT -p apppaths_tln" calcext:value-type="string">
            <text:p>./rip.exe -r NTUSER.DAT -p apppaths_tln</text:p>
          </table:table-cell>
          <table:table-cell office:value-type="string" calcext:value-type="string">
            <text:p>apppaths_tln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Gets content of App Paths subkeys (TLN)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Gets content of App Paths subkeys (TLN)</text:p>
          </table:table-cell>
          <table:table-cell/>
        </table:table-row>
        <table:table-row table:style-name="ro1">
          <table:table-cell table:formula="of:=CONCATENATE(&quot;Executa-Comandos &quot;;CHAR(34);[.C18];CHAR(34);&quot; &quot;;CHAR(34);[.F18];CHAR(34);&quot; &quot;;CHAR(34);[.B18];CHAR(34))" office:value-type="string" office:string-value="Executa-Comandos &quot;appspecific&quot; &quot;Gets contents of user's Intellipoint\AppSpecific subkeys,,&quot; &quot;./rip.exe -r NTUSER.DAT -p appspecific&quot;" calcext:value-type="string">
            <text:p>Executa-Comandos "appspecific" "Gets contents of user's Intellipoint\AppSpecific subkeys,," "./rip.exe -r NTUSER.DAT -p appspecific"</text:p>
          </table:table-cell>
          <table:table-cell table:formula="of:=CONCATENATE([$PARAMETROS.$B$3];&quot; &quot;;[$PARAMETROS.$B$1];[.E18];&quot; &quot;;[$PARAMETROS.$B$4];&quot; &quot; ;[.C18])" office:value-type="string" office:string-value="./rip.exe -r NTUSER.DAT -p appspecific" calcext:value-type="string">
            <text:p>./rip.exe -r NTUSER.DAT -p appspecific</text:p>
          </table:table-cell>
          <table:table-cell office:value-type="string" calcext:value-type="string">
            <text:p>appspecific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Intellipoint\AppSpecific subkeys,,</text:p>
          </table:table-cell>
          <table:table-cell office:value-type="string" calcext:value-type="string">
            <text:p>Gets contents of user's Intellipoint\AppSpecific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];CHAR(34);&quot; &quot;;CHAR(34);[.F19];CHAR(34);&quot; &quot;;CHAR(34);[.B19];CHAR(34))" office:value-type="string" office:string-value="Executa-Comandos &quot;appx&quot; &quot; USRCLASS.DAT,Checks for persistence via Universal Windows Platform Apps,&quot; &quot;./rip.exe -r NTUSER.DAT -p appx&quot;" calcext:value-type="string">
            <text:p>Executa-Comandos "appx" " USRCLASS.DAT,Checks for persistence via Universal Windows Platform Apps," "./rip.exe -r NTUSER.DAT -p appx"</text:p>
          </table:table-cell>
          <table:table-cell table:formula="of:=CONCATENATE([$PARAMETROS.$B$3];&quot; &quot;;[$PARAMETROS.$B$1];[.E19];&quot; &quot;;[$PARAMETROS.$B$4];&quot; &quot; ;[.C19])" office:value-type="string" office:string-value="./rip.exe -r NTUSER.DAT -p appx" calcext:value-type="string">
            <text:p>./rip.exe -r NTUSER.DAT -p appx</text:p>
          </table:table-cell>
          <table:table-cell office:value-type="string" calcext:value-type="string">
            <text:p>appx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USRCLASS.DAT,Checks for persistence via Universal Windows Platform Apps,</text:p>
          </table:table-cell>
          <table:table-cell office:value-type="string" calcext:value-type="string">
            <text:p><text:s/>USRCLASS.DAT</text:p>
          </table:table-cell>
          <table:table-cell office:value-type="string" calcext:value-type="string">
            <text:p>Checks for persistence via Universal Windows Platform Apps</text:p>
          </table:table-cell>
          <table:table-cell/>
        </table:table-row>
        <table:table-row table:style-name="ro1">
          <table:table-cell table:formula="of:=CONCATENATE(&quot;Executa-Comandos &quot;;CHAR(34);[.C20];CHAR(34);&quot; &quot;;CHAR(34);[.F20];CHAR(34);&quot; &quot;;CHAR(34);[.B20];CHAR(34))" office:value-type="string" office:string-value="Executa-Comandos &quot;appx_tln&quot; &quot; USRCLASS.DAT,Checks for persistence via Universal Windows Platform Apps,&quot; &quot;./rip.exe -r NTUSER.DAT -p appx_tln&quot;" calcext:value-type="string">
            <text:p>Executa-Comandos "appx_tln" " USRCLASS.DAT,Checks for persistence via Universal Windows Platform Apps," "./rip.exe -r NTUSER.DAT -p appx_tln"</text:p>
          </table:table-cell>
          <table:table-cell table:formula="of:=CONCATENATE([$PARAMETROS.$B$3];&quot; &quot;;[$PARAMETROS.$B$1];[.E20];&quot; &quot;;[$PARAMETROS.$B$4];&quot; &quot; ;[.C20])" office:value-type="string" office:string-value="./rip.exe -r NTUSER.DAT -p appx_tln" calcext:value-type="string">
            <text:p>./rip.exe -r NTUSER.DAT -p appx_tln</text:p>
          </table:table-cell>
          <table:table-cell office:value-type="string" calcext:value-type="string">
            <text:p>appx_tln</text:p>
          </table:table-cell>
          <table:table-cell office:value-type="float" office:value="20191014" calcext:value-type="float">
            <text:p>2019101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USRCLASS.DAT,Checks for persistence via Universal Windows Platform Apps,</text:p>
          </table:table-cell>
          <table:table-cell office:value-type="string" calcext:value-type="string">
            <text:p><text:s/>USRCLASS.DAT</text:p>
          </table:table-cell>
          <table:table-cell office:value-type="string" calcext:value-type="string">
            <text:p>Checks for persistence via Universal Windows Platform Apps</text:p>
          </table:table-cell>
          <table:table-cell/>
        </table:table-row>
        <table:table-row table:style-name="ro1">
          <table:table-cell table:formula="of:=CONCATENATE(&quot;Executa-Comandos &quot;;CHAR(34);[.C21];CHAR(34);&quot; &quot;;CHAR(34);[.F21];CHAR(34);&quot; &quot;;CHAR(34);[.B21];CHAR(34))" office:value-type="string" office:string-value="Executa-Comandos &quot;arpcache&quot; &quot;Retrieves CurrentVersion\App Management\ARPCache entries,,&quot; &quot;./rip.exe -r NTUSER.DAT -p arpcache&quot;" calcext:value-type="string">
            <text:p>Executa-Comandos "arpcache" "Retrieves CurrentVersion\App Management\ARPCache entries,," "./rip.exe -r NTUSER.DAT -p arpcache"</text:p>
          </table:table-cell>
          <table:table-cell table:formula="of:=CONCATENATE([$PARAMETROS.$B$3];&quot; &quot;;[$PARAMETROS.$B$1];[.E21];&quot; &quot;;[$PARAMETROS.$B$4];&quot; &quot; ;[.C21])" office:value-type="string" office:string-value="./rip.exe -r NTUSER.DAT -p arpcache" calcext:value-type="string">
            <text:p>./rip.exe -r NTUSER.DAT -p arpcache</text:p>
          </table:table-cell>
          <table:table-cell office:value-type="string" calcext:value-type="string">
            <text:p>arpcache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rieves CurrentVersion\App Management\ARPCache entries,,</text:p>
          </table:table-cell>
          <table:table-cell office:value-type="string" calcext:value-type="string">
            <text:p>Retrieves CurrentVersion\App Management\ARPCache entri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];CHAR(34);&quot; &quot;;CHAR(34);[.F22];CHAR(34);&quot; &quot;;CHAR(34);[.B22];CHAR(34))" office:value-type="string" office:string-value="Executa-Comandos &quot;at&quot; &quot;Checks Software hive for AT jobs,,&quot; &quot;./rip.exe -r Software -p at&quot;" calcext:value-type="string">
            <text:p>Executa-Comandos "at" "Checks Software hive for AT jobs,," "./rip.exe -r Software -p at"</text:p>
          </table:table-cell>
          <table:table-cell table:formula="of:=CONCATENATE([$PARAMETROS.$B$3];&quot; &quot;;[$PARAMETROS.$B$1];[.E22];&quot; &quot;;[$PARAMETROS.$B$4];&quot; &quot; ;[.C22])" office:value-type="string" office:string-value="./rip.exe -r Software -p at" calcext:value-type="string">
            <text:p>./rip.exe -r Software -p at</text:p>
          </table:table-cell>
          <table:table-cell office:value-type="string" calcext:value-type="string">
            <text:p>at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Software hive for AT jobs,,</text:p>
          </table:table-cell>
          <table:table-cell office:value-type="string" calcext:value-type="string">
            <text:p>Checks Software hive for AT job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];CHAR(34);&quot; &quot;;CHAR(34);[.F23];CHAR(34);&quot; &quot;;CHAR(34);[.B23];CHAR(34))" office:value-type="string" office:string-value="Executa-Comandos &quot;attachmgr&quot; &quot;Checks user's keys that manage the Attachment Manager functionality,,&quot; &quot;./rip.exe -r NTUSER.DAT -p attachmgr&quot;" calcext:value-type="string">
            <text:p>Executa-Comandos "attachmgr" "Checks user's keys that manage the Attachment Manager functionality,," "./rip.exe -r NTUSER.DAT -p attachmgr"</text:p>
          </table:table-cell>
          <table:table-cell table:formula="of:=CONCATENATE([$PARAMETROS.$B$3];&quot; &quot;;[$PARAMETROS.$B$1];[.E23];&quot; &quot;;[$PARAMETROS.$B$4];&quot; &quot; ;[.C23])" office:value-type="string" office:string-value="./rip.exe -r NTUSER.DAT -p attachmgr" calcext:value-type="string">
            <text:p>./rip.exe -r NTUSER.DAT -p attachmgr</text:p>
          </table:table-cell>
          <table:table-cell office:value-type="string" calcext:value-type="string">
            <text:p>attachmgr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keys that manage the Attachment Manager functionality,,</text:p>
          </table:table-cell>
          <table:table-cell office:value-type="string" calcext:value-type="string">
            <text:p>Checks user's keys that manage the Attachment Manager functionalit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];CHAR(34);&quot; &quot;;CHAR(34);[.F24];CHAR(34);&quot; &quot;;CHAR(34);[.B24];CHAR(34))" office:value-type="string" office:string-value="Executa-Comandos &quot;attachmgr_tln&quot; &quot;Checks user's keys that manage the Attachment Manager functionality (TLN),,&quot; &quot;./rip.exe -r NTUSER.DAT -p attachmgr_tln&quot;" calcext:value-type="string">
            <text:p>Executa-Comandos "attachmgr_tln" "Checks user's keys that manage the Attachment Manager functionality (TLN),," "./rip.exe -r NTUSER.DAT -p attachmgr_tln"</text:p>
          </table:table-cell>
          <table:table-cell table:formula="of:=CONCATENATE([$PARAMETROS.$B$3];&quot; &quot;;[$PARAMETROS.$B$1];[.E24];&quot; &quot;;[$PARAMETROS.$B$4];&quot; &quot; ;[.C24])" office:value-type="string" office:string-value="./rip.exe -r NTUSER.DAT -p attachmgr_tln" calcext:value-type="string">
            <text:p>./rip.exe -r NTUSER.DAT -p attachmgr_tln</text:p>
          </table:table-cell>
          <table:table-cell office:value-type="string" calcext:value-type="string">
            <text:p>attachmgr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keys that manage the Attachment Manager functionality (TLN),,</text:p>
          </table:table-cell>
          <table:table-cell office:value-type="string" calcext:value-type="string">
            <text:p>Checks user's keys that manage the Attachment Manager functionalit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5];CHAR(34);&quot; &quot;;CHAR(34);[.F25];CHAR(34);&quot; &quot;;CHAR(34);[.B25];CHAR(34))" office:value-type="string" office:string-value="Executa-Comandos &quot;at_tln&quot; &quot;Checks Software hive for AT jobs,,&quot; &quot;./rip.exe -r Software -p at_tln&quot;" calcext:value-type="string">
            <text:p>Executa-Comandos "at_tln" "Checks Software hive for AT jobs,," "./rip.exe -r Software -p at_tln"</text:p>
          </table:table-cell>
          <table:table-cell table:formula="of:=CONCATENATE([$PARAMETROS.$B$3];&quot; &quot;;[$PARAMETROS.$B$1];[.E25];&quot; &quot;;[$PARAMETROS.$B$4];&quot; &quot; ;[.C25])" office:value-type="string" office:string-value="./rip.exe -r Software -p at_tln" calcext:value-type="string">
            <text:p>./rip.exe -r Software -p at_tln</text:p>
          </table:table-cell>
          <table:table-cell office:value-type="string" calcext:value-type="string">
            <text:p>at_tln</text:p>
          </table:table-cell>
          <table:table-cell office:value-type="float" office:value="20140821" calcext:value-type="float">
            <text:p>2014082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Software hive for AT jobs,,</text:p>
          </table:table-cell>
          <table:table-cell office:value-type="string" calcext:value-type="string">
            <text:p>Checks Software hive for AT job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6];CHAR(34);&quot; &quot;;CHAR(34);[.F26];CHAR(34);&quot; &quot;;CHAR(34);[.B26];CHAR(34))" office:value-type="string" office:string-value="Executa-Comandos &quot;audiodev&quot; &quot;Gets audio capture/render devices,,&quot; &quot;./rip.exe -r Software -p audiodev&quot;" calcext:value-type="string">
            <text:p>Executa-Comandos "audiodev" "Gets audio capture/render devices,," "./rip.exe -r Software -p audiodev"</text:p>
          </table:table-cell>
          <table:table-cell table:formula="of:=CONCATENATE([$PARAMETROS.$B$3];&quot; &quot;;[$PARAMETROS.$B$1];[.E26];&quot; &quot;;[$PARAMETROS.$B$4];&quot; &quot; ;[.C26])" office:value-type="string" office:string-value="./rip.exe -r Software -p audiodev" calcext:value-type="string">
            <text:p>./rip.exe -r Software -p audiodev</text:p>
          </table:table-cell>
          <table:table-cell office:value-type="string" calcext:value-type="string">
            <text:p>audiodev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audio capture/render devices,,</text:p>
          </table:table-cell>
          <table:table-cell office:value-type="string" calcext:value-type="string">
            <text:p>Gets audio capture/render devic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7];CHAR(34);&quot; &quot;;CHAR(34);[.F27];CHAR(34);&quot; &quot;;CHAR(34);[.B27];CHAR(34))" office:value-type="string" office:string-value="Executa-Comandos &quot;auditpol&quot; &quot;Get audit policy from the Security hive file,,&quot; &quot;./rip.exe -r Security -p auditpol&quot;" calcext:value-type="string">
            <text:p>Executa-Comandos "auditpol" "Get audit policy from the Security hive file,," "./rip.exe -r Security -p auditpol"</text:p>
          </table:table-cell>
          <table:table-cell table:formula="of:=CONCATENATE([$PARAMETROS.$B$3];&quot; &quot;;[$PARAMETROS.$B$1];[.E27];&quot; &quot;;[$PARAMETROS.$B$4];&quot; &quot; ;[.C27])" office:value-type="string" office:string-value="./rip.exe -r Security -p auditpol" calcext:value-type="string">
            <text:p>./rip.exe -r Security -p auditpol</text:p>
          </table:table-cell>
          <table:table-cell office:value-type="string" calcext:value-type="string">
            <text:p>auditpol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dit policy from the Security hive file,,</text:p>
          </table:table-cell>
          <table:table-cell office:value-type="string" calcext:value-type="string">
            <text:p>Get audit policy from the Security hive fil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8];CHAR(34);&quot; &quot;;CHAR(34);[.F28];CHAR(34);&quot; &quot;;CHAR(34);[.B28];CHAR(34))" office:value-type="string" office:string-value="Executa-Comandos &quot;backuprestore&quot; &quot;Gets the contents of the FilesNotToSnapshot, KeysNotToRestore, and FilesNotToBackup keys&quot; &quot;./rip.exe -r System -p backuprestore&quot;" calcext:value-type="string">
            <text:p>Executa-Comandos "backuprestore" "Gets the contents of the FilesNotToSnapshot, KeysNotToRestore, and FilesNotToBackup keys" "./rip.exe -r System -p backuprestore"</text:p>
          </table:table-cell>
          <table:table-cell table:formula="of:=CONCATENATE([$PARAMETROS.$B$3];&quot; &quot;;[$PARAMETROS.$B$1];[.E28];&quot; &quot;;[$PARAMETROS.$B$4];&quot; &quot; ;[.C28])" office:value-type="string" office:string-value="./rip.exe -r System -p backuprestore" calcext:value-type="string">
            <text:p>./rip.exe -r System -p backuprestore</text:p>
          </table:table-cell>
          <table:table-cell office:value-type="string" calcext:value-type="string">
            <text:p>backuprestore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he contents of the FilesNotToSnapshot, KeysNotToRestore, and FilesNotToBackup keys</text:p>
          </table:table-cell>
          <table:table-cell office:value-type="string" calcext:value-type="string">
            <text:p>Gets the contents of the FilesNotToSnapshot</text:p>
          </table:table-cell>
          <table:table-cell office:value-type="string" calcext:value-type="string">
            <text:p><text:s/>KeysNotToRestore</text:p>
          </table:table-cell>
          <table:table-cell office:value-type="string" calcext:value-type="string">
            <text:p><text:s/>and FilesNotToBackup keys</text:p>
          </table:table-cell>
        </table:table-row>
        <table:table-row table:style-name="ro1">
          <table:table-cell table:formula="of:=CONCATENATE(&quot;Executa-Comandos &quot;;CHAR(34);[.C29];CHAR(34);&quot; &quot;;CHAR(34);[.F29];CHAR(34);&quot; &quot;;CHAR(34);[.B29];CHAR(34))" office:value-type="string" office:string-value="Executa-Comandos &quot;bam&quot; &quot;Parse files from System hive BAM Services,,&quot; &quot;./rip.exe -r System -p bam&quot;" calcext:value-type="string">
            <text:p>Executa-Comandos "bam" "Parse files from System hive BAM Services,," "./rip.exe -r System -p bam"</text:p>
          </table:table-cell>
          <table:table-cell table:formula="of:=CONCATENATE([$PARAMETROS.$B$3];&quot; &quot;;[$PARAMETROS.$B$1];[.E29];&quot; &quot;;[$PARAMETROS.$B$4];&quot; &quot; ;[.C29])" office:value-type="string" office:string-value="./rip.exe -r System -p bam" calcext:value-type="string">
            <text:p>./rip.exe -r System -p bam</text:p>
          </table:table-cell>
          <table:table-cell office:value-type="string" calcext:value-type="string">
            <text:p>bam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BAM Services,,</text:p>
          </table:table-cell>
          <table:table-cell office:value-type="string" calcext:value-type="string">
            <text:p>Parse files from System hive BAM Servic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0];CHAR(34);&quot; &quot;;CHAR(34);[.F30];CHAR(34);&quot; &quot;;CHAR(34);[.B30];CHAR(34))" office:value-type="string" office:string-value="Executa-Comandos &quot;bam_tln&quot; &quot;Parse files from System hive BAM Services,,&quot; &quot;./rip.exe -r System -p bam_tln&quot;" calcext:value-type="string">
            <text:p>Executa-Comandos "bam_tln" "Parse files from System hive BAM Services,," "./rip.exe -r System -p bam_tln"</text:p>
          </table:table-cell>
          <table:table-cell table:formula="of:=CONCATENATE([$PARAMETROS.$B$3];&quot; &quot;;[$PARAMETROS.$B$1];[.E30];&quot; &quot;;[$PARAMETROS.$B$4];&quot; &quot; ;[.C30])" office:value-type="string" office:string-value="./rip.exe -r System -p bam_tln" calcext:value-type="string">
            <text:p>./rip.exe -r System -p bam_tln</text:p>
          </table:table-cell>
          <table:table-cell office:value-type="string" calcext:value-type="string">
            <text:p>bam_tln</text:p>
          </table:table-cell>
          <table:table-cell office:value-type="float" office:value="20180225" calcext:value-type="float">
            <text:p>201802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s from System hive BAM Services,,</text:p>
          </table:table-cell>
          <table:table-cell office:value-type="string" calcext:value-type="string">
            <text:p>Parse files from System hive BAM Servic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1];CHAR(34);&quot; &quot;;CHAR(34);[.F31];CHAR(34);&quot; &quot;;CHAR(34);[.B31];CHAR(34))" office:value-type="string" office:string-value="Executa-Comandos &quot;base&quot; &quot;Parse base info from hive,,&quot; &quot;./rip.exe -r All -p base&quot;" calcext:value-type="string">
            <text:p>Executa-Comandos "base" "Parse base info from hive,," "./rip.exe -r All -p base"</text:p>
          </table:table-cell>
          <table:table-cell table:formula="of:=CONCATENATE([$PARAMETROS.$B$3];&quot; &quot;;[$PARAMETROS.$B$1];[.E31];&quot; &quot;;[$PARAMETROS.$B$4];&quot; &quot; ;[.C31])" office:value-type="string" office:string-value="./rip.exe -r All -p base" calcext:value-type="string">
            <text:p>./rip.exe -r All -p base</text:p>
          </table:table-cell>
          <table:table-cell office:value-type="string" calcext:value-type="string">
            <text:p>base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base info from hive,,</text:p>
          </table:table-cell>
          <table:table-cell office:value-type="string" calcext:value-type="string">
            <text:p>Parse base info fro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2];CHAR(34);&quot; &quot;;CHAR(34);[.F32];CHAR(34);&quot; &quot;;CHAR(34);[.B32];CHAR(34))" office:value-type="string" office:string-value="Executa-Comandos &quot;baseline&quot; &quot;Scans a hive file, checking sizes of binary value data,&quot; &quot;./rip.exe -r All -p baseline&quot;" calcext:value-type="string">
            <text:p>Executa-Comandos "baseline" "Scans a hive file, checking sizes of binary value data," "./rip.exe -r All -p baseline"</text:p>
          </table:table-cell>
          <table:table-cell table:formula="of:=CONCATENATE([$PARAMETROS.$B$3];&quot; &quot;;[$PARAMETROS.$B$1];[.E32];&quot; &quot;;[$PARAMETROS.$B$4];&quot; &quot; ;[.C32])" office:value-type="string" office:string-value="./rip.exe -r All -p baseline" calcext:value-type="string">
            <text:p>./rip.exe -r All -p baseline</text:p>
          </table:table-cell>
          <table:table-cell office:value-type="string" calcext:value-type="string">
            <text:p>baseline</text:p>
          </table:table-cell>
          <table:table-cell office:value-type="float" office:value="20130211" calcext:value-type="float">
            <text:p>2013021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, checking sizes of binary value data,</text:p>
          </table:table-cell>
          <table:table-cell office:value-type="string" calcext:value-type="string">
            <text:p>Scans a hive file</text:p>
          </table:table-cell>
          <table:table-cell office:value-type="string" calcext:value-type="string">
            <text:p><text:s/>checking sizes of binary value data</text:p>
          </table:table-cell>
          <table:table-cell/>
        </table:table-row>
        <table:table-row table:style-name="ro1">
          <table:table-cell table:formula="of:=CONCATENATE(&quot;Executa-Comandos &quot;;CHAR(34);[.C33];CHAR(34);&quot; &quot;;CHAR(34);[.F33];CHAR(34);&quot; &quot;;CHAR(34);[.B33];CHAR(34))" office:value-type="string" office:string-value="Executa-Comandos &quot;btconfig&quot; &quot;Determines BlueTooth devices 'seen' by BroadComm drivers,,&quot; &quot;./rip.exe -r Software -p btconfig&quot;" calcext:value-type="string">
            <text:p>Executa-Comandos "btconfig" "Determines BlueTooth devices 'seen' by BroadComm drivers,," "./rip.exe -r Software -p btconfig"</text:p>
          </table:table-cell>
          <table:table-cell table:formula="of:=CONCATENATE([$PARAMETROS.$B$3];&quot; &quot;;[$PARAMETROS.$B$1];[.E33];&quot; &quot;;[$PARAMETROS.$B$4];&quot; &quot; ;[.C33])" office:value-type="string" office:string-value="./rip.exe -r Software -p btconfig" calcext:value-type="string">
            <text:p>./rip.exe -r Software -p btconfig</text:p>
          </table:table-cell>
          <table:table-cell office:value-type="string" calcext:value-type="string">
            <text:p>btconfig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s BlueTooth devices 'seen' by BroadComm drivers,,</text:p>
          </table:table-cell>
          <table:table-cell office:value-type="string" calcext:value-type="string">
            <text:p>Determines BlueTooth devices 'seen' by BroadComm driver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4];CHAR(34);&quot; &quot;;CHAR(34);[.F34];CHAR(34);&quot; &quot;;CHAR(34);[.B34];CHAR(34))" office:value-type="string" office:string-value="Executa-Comandos &quot;bthenum&quot; &quot;Get BTHENUM subkey info,,&quot; &quot;./rip.exe -r System -p bthenum&quot;" calcext:value-type="string">
            <text:p>Executa-Comandos "bthenum" "Get BTHENUM subkey info,," "./rip.exe -r System -p bthenum"</text:p>
          </table:table-cell>
          <table:table-cell table:formula="of:=CONCATENATE([$PARAMETROS.$B$3];&quot; &quot;;[$PARAMETROS.$B$1];[.E34];&quot; &quot;;[$PARAMETROS.$B$4];&quot; &quot; ;[.C34])" office:value-type="string" office:string-value="./rip.exe -r System -p bthenum" calcext:value-type="string">
            <text:p>./rip.exe -r System -p bthenum</text:p>
          </table:table-cell>
          <table:table-cell office:value-type="string" calcext:value-type="string">
            <text:p>bthenum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BTHENUM subkey info,,</text:p>
          </table:table-cell>
          <table:table-cell office:value-type="string" calcext:value-type="string">
            <text:p>Get BTHENUM subkey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5];CHAR(34);&quot; &quot;;CHAR(34);[.F35];CHAR(34);&quot; &quot;;CHAR(34);[.B35];CHAR(34))" office:value-type="string" office:string-value="Executa-Comandos &quot;bthport&quot; &quot;Gets Bluetooth-connected devices from System hive,,&quot; &quot;./rip.exe -r System -p bthport&quot;" calcext:value-type="string">
            <text:p>Executa-Comandos "bthport" "Gets Bluetooth-connected devices from System hive,," "./rip.exe -r System -p bthport"</text:p>
          </table:table-cell>
          <table:table-cell table:formula="of:=CONCATENATE([$PARAMETROS.$B$3];&quot; &quot;;[$PARAMETROS.$B$1];[.E35];&quot; &quot;;[$PARAMETROS.$B$4];&quot; &quot; ;[.C35])" office:value-type="string" office:string-value="./rip.exe -r System -p bthport" calcext:value-type="string">
            <text:p>./rip.exe -r System -p bthport</text:p>
          </table:table-cell>
          <table:table-cell office:value-type="string" calcext:value-type="string">
            <text:p>bthport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Bluetooth-connected devices from System hive,,</text:p>
          </table:table-cell>
          <table:table-cell office:value-type="string" calcext:value-type="string">
            <text:p>Gets Bluetooth-connected devices from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6];CHAR(34);&quot; &quot;;CHAR(34);[.F36];CHAR(34);&quot; &quot;;CHAR(34);[.B36];CHAR(34))" office:value-type="string" office:string-value="Executa-Comandos &quot;bthport_tln&quot; &quot;Gets Bluetooth-connected devices from System hive; TLN output,,&quot; &quot;./rip.exe -r System -p bthport_tln&quot;" calcext:value-type="string">
            <text:p>Executa-Comandos "bthport_tln" "Gets Bluetooth-connected devices from System hive; TLN output,," "./rip.exe -r System -p bthport_tln"</text:p>
          </table:table-cell>
          <table:table-cell table:formula="of:=CONCATENATE([$PARAMETROS.$B$3];&quot; &quot;;[$PARAMETROS.$B$1];[.E36];&quot; &quot;;[$PARAMETROS.$B$4];&quot; &quot; ;[.C36])" office:value-type="string" office:string-value="./rip.exe -r System -p bthport_tln" calcext:value-type="string">
            <text:p>./rip.exe -r System -p bthport_tln</text:p>
          </table:table-cell>
          <table:table-cell office:value-type="string" calcext:value-type="string">
            <text:p>bthport_tln</text:p>
          </table:table-cell>
          <table:table-cell office:value-type="float" office:value="20180705" calcext:value-type="float">
            <text:p>201807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Bluetooth-connected devices from System hive; TLN output,,</text:p>
          </table:table-cell>
          <table:table-cell office:value-type="string" calcext:value-type="string">
            <text:p>Gets Bluetooth-connected devices from System hive; TLN output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7];CHAR(34);&quot; &quot;;CHAR(34);[.F37];CHAR(34);&quot; &quot;;CHAR(34);[.B37];CHAR(34))" office:value-type="string" office:string-value="Executa-Comandos &quot;cached&quot; &quot;Gets cached Shell Extensions from NTUSER.DAT hive,,&quot; &quot;./rip.exe -r NTUSER.DAT -p cached&quot;" calcext:value-type="string">
            <text:p>Executa-Comandos "cached" "Gets cached Shell Extensions from NTUSER.DAT hive,," "./rip.exe -r NTUSER.DAT -p cached"</text:p>
          </table:table-cell>
          <table:table-cell table:formula="of:=CONCATENATE([$PARAMETROS.$B$3];&quot; &quot;;[$PARAMETROS.$B$1];[.E37];&quot; &quot;;[$PARAMETROS.$B$4];&quot; &quot; ;[.C37])" office:value-type="string" office:string-value="./rip.exe -r NTUSER.DAT -p cached" calcext:value-type="string">
            <text:p>./rip.exe -r NTUSER.DAT -p cached</text:p>
          </table:table-cell>
          <table:table-cell office:value-type="string" calcext:value-type="string">
            <text:p>cached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ached Shell Extensions from NTUSER.DAT hive,,</text:p>
          </table:table-cell>
          <table:table-cell office:value-type="string" calcext:value-type="string">
            <text:p>Gets cached Shell Extensions from NTUSER.DAT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8];CHAR(34);&quot; &quot;;CHAR(34);[.F38];CHAR(34);&quot; &quot;;CHAR(34);[.B38];CHAR(34))" office:value-type="string" office:string-value="Executa-Comandos &quot;cached_tln&quot; &quot;Gets cached Shell Extensions from NTUSER.DAT hive (TLN),,&quot; &quot;./rip.exe -r NTUSER.DAT -p cached_tln&quot;" calcext:value-type="string">
            <text:p>Executa-Comandos "cached_tln" "Gets cached Shell Extensions from NTUSER.DAT hive (TLN),," "./rip.exe -r NTUSER.DAT -p cached_tln"</text:p>
          </table:table-cell>
          <table:table-cell table:formula="of:=CONCATENATE([$PARAMETROS.$B$3];&quot; &quot;;[$PARAMETROS.$B$1];[.E38];&quot; &quot;;[$PARAMETROS.$B$4];&quot; &quot; ;[.C38])" office:value-type="string" office:string-value="./rip.exe -r NTUSER.DAT -p cached_tln" calcext:value-type="string">
            <text:p>./rip.exe -r NTUSER.DAT -p cached_tln</text:p>
          </table:table-cell>
          <table:table-cell office:value-type="string" calcext:value-type="string">
            <text:p>cached_tln</text:p>
          </table:table-cell>
          <table:table-cell office:value-type="float" office:value="20150608" calcext:value-type="float">
            <text:p>201506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ached Shell Extensions from NTUSER.DAT hive (TLN),,</text:p>
          </table:table-cell>
          <table:table-cell office:value-type="string" calcext:value-type="string">
            <text:p>Gets cached Shell Extensions from NTUSER.DAT hive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39];CHAR(34);&quot; &quot;;CHAR(34);[.F39];CHAR(34);&quot; &quot;;CHAR(34);[.B39];CHAR(34))" office:value-type="string" office:string-value="Executa-Comandos &quot;calibrator&quot; &quot;Checks DisplayCalibrator value (possible bypass assoc with LockBit ransomware),,&quot; &quot;./rip.exe -r Software -p calibrator&quot;" calcext:value-type="string">
            <text:p>Executa-Comandos "calibrator" "Checks DisplayCalibrator value (possible bypass assoc with LockBit ransomware),," "./rip.exe -r Software -p calibrator"</text:p>
          </table:table-cell>
          <table:table-cell table:formula="of:=CONCATENATE([$PARAMETROS.$B$3];&quot; &quot;;[$PARAMETROS.$B$1];[.E39];&quot; &quot;;[$PARAMETROS.$B$4];&quot; &quot; ;[.C39])" office:value-type="string" office:string-value="./rip.exe -r Software -p calibrator" calcext:value-type="string">
            <text:p>./rip.exe -r Software -p calibrator</text:p>
          </table:table-cell>
          <table:table-cell office:value-type="string" calcext:value-type="string">
            <text:p>calibrator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DisplayCalibrator value (possible bypass assoc with LockBit ransomware),,</text:p>
          </table:table-cell>
          <table:table-cell office:value-type="string" calcext:value-type="string">
            <text:p>Checks DisplayCalibrator value (possible bypass assoc with LockBit ransomware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0];CHAR(34);&quot; &quot;;CHAR(34);[.F40];CHAR(34);&quot; &quot;;CHAR(34);[.B40];CHAR(34))" office:value-type="string" office:string-value="Executa-Comandos &quot;clsid&quot; &quot; USRCLASS.DAT,Get list of CLSID/registered classes,&quot; &quot;./rip.exe -r Software -p clsid&quot;" calcext:value-type="string">
            <text:p>Executa-Comandos "clsid" " USRCLASS.DAT,Get list of CLSID/registered classes," "./rip.exe -r Software -p clsid"</text:p>
          </table:table-cell>
          <table:table-cell table:formula="of:=CONCATENATE([$PARAMETROS.$B$3];&quot; &quot;;[$PARAMETROS.$B$1];[.E40];&quot; &quot;;[$PARAMETROS.$B$4];&quot; &quot; ;[.C40])" office:value-type="string" office:string-value="./rip.exe -r Software -p clsid" calcext:value-type="string">
            <text:p>./rip.exe -r Software -p clsid</text:p>
          </table:table-cell>
          <table:table-cell office:value-type="string" calcext:value-type="string">
            <text:p>clsid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USRCLASS.DAT,Get list of CLSID/registered classes,</text:p>
          </table:table-cell>
          <table:table-cell office:value-type="string" calcext:value-type="string">
            <text:p><text:s/>USRCLASS.DAT</text:p>
          </table:table-cell>
          <table:table-cell office:value-type="string" calcext:value-type="string">
            <text:p>Get list of CLSID/registered classes</text:p>
          </table:table-cell>
          <table:table-cell/>
        </table:table-row>
        <table:table-row table:style-name="ro1">
          <table:table-cell table:formula="of:=CONCATENATE(&quot;Executa-Comandos &quot;;CHAR(34);[.C41];CHAR(34);&quot; &quot;;CHAR(34);[.F41];CHAR(34);&quot; &quot;;CHAR(34);[.B41];CHAR(34))" office:value-type="string" office:string-value="Executa-Comandos &quot;clsid_tln&quot; &quot; USRCLASS.DAT,Get list of CLSID/registered classes,&quot; &quot;./rip.exe -r Software -p clsid_tln&quot;" calcext:value-type="string">
            <text:p>Executa-Comandos "clsid_tln" " USRCLASS.DAT,Get list of CLSID/registered classes," "./rip.exe -r Software -p clsid_tln"</text:p>
          </table:table-cell>
          <table:table-cell table:formula="of:=CONCATENATE([$PARAMETROS.$B$3];&quot; &quot;;[$PARAMETROS.$B$1];[.E41];&quot; &quot;;[$PARAMETROS.$B$4];&quot; &quot; ;[.C41])" office:value-type="string" office:string-value="./rip.exe -r Software -p clsid_tln" calcext:value-type="string">
            <text:p>./rip.exe -r Software -p clsid_tln</text:p>
          </table:table-cell>
          <table:table-cell office:value-type="string" calcext:value-type="string">
            <text:p>clsid_tln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USRCLASS.DAT,Get list of CLSID/registered classes,</text:p>
          </table:table-cell>
          <table:table-cell office:value-type="string" calcext:value-type="string">
            <text:p><text:s/>USRCLASS.DAT</text:p>
          </table:table-cell>
          <table:table-cell office:value-type="string" calcext:value-type="string">
            <text:p>Get list of CLSID/registered classes</text:p>
          </table:table-cell>
          <table:table-cell/>
        </table:table-row>
        <table:table-row table:style-name="ro1">
          <table:table-cell table:formula="of:=CONCATENATE(&quot;Executa-Comandos &quot;;CHAR(34);[.C42];CHAR(34);&quot; &quot;;CHAR(34);[.F42];CHAR(34);&quot; &quot;;CHAR(34);[.B42];CHAR(34))" office:value-type="string" office:string-value="Executa-Comandos &quot;cmdproc&quot; &quot;Autostart - get Command Processor\AutoRun value from NTUSER.DAT hive,,&quot; &quot;./rip.exe -r NTUSER.DAT -p cmdproc&quot;" calcext:value-type="string">
            <text:p>Executa-Comandos "cmdproc" "Autostart - get Command Processor\AutoRun value from NTUSER.DAT hive,," "./rip.exe -r NTUSER.DAT -p cmdproc"</text:p>
          </table:table-cell>
          <table:table-cell table:formula="of:=CONCATENATE([$PARAMETROS.$B$3];&quot; &quot;;[$PARAMETROS.$B$1];[.E42];&quot; &quot;;[$PARAMETROS.$B$4];&quot; &quot; ;[.C42])" office:value-type="string" office:string-value="./rip.exe -r NTUSER.DAT -p cmdproc" calcext:value-type="string">
            <text:p>./rip.exe -r NTUSER.DAT -p cmdproc</text:p>
          </table:table-cell>
          <table:table-cell office:value-type="string" calcext:value-type="string">
            <text:p>cmdproc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Autostart - get Command Processor\AutoRun value from NTUSER.DAT hive,,</text:p>
          </table:table-cell>
          <table:table-cell office:value-type="string" calcext:value-type="string">
            <text:p>Autostart - get Command Processor\AutoRun value from NTUSER.DAT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3];CHAR(34);&quot; &quot;;CHAR(34);[.F43];CHAR(34);&quot; &quot;;CHAR(34);[.B43];CHAR(34))" office:value-type="string" office:string-value="Executa-Comandos &quot;cmdproc_tln&quot; &quot;Autostart - get Command Processor\AutoRun value from NTUSER.DAT hive (TLN),,&quot; &quot;./rip.exe -r NTUSER.DAT -p cmdproc_tln&quot;" calcext:value-type="string">
            <text:p>Executa-Comandos "cmdproc_tln" "Autostart - get Command Processor\AutoRun value from NTUSER.DAT hive (TLN),," "./rip.exe -r NTUSER.DAT -p cmdproc_tln"</text:p>
          </table:table-cell>
          <table:table-cell table:formula="of:=CONCATENATE([$PARAMETROS.$B$3];&quot; &quot;;[$PARAMETROS.$B$1];[.E43];&quot; &quot;;[$PARAMETROS.$B$4];&quot; &quot; ;[.C43])" office:value-type="string" office:string-value="./rip.exe -r NTUSER.DAT -p cmdproc_tln" calcext:value-type="string">
            <text:p>./rip.exe -r NTUSER.DAT -p cmdproc_tln</text:p>
          </table:table-cell>
          <table:table-cell office:value-type="string" calcext:value-type="string">
            <text:p>cmdproc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Autostart - get Command Processor\AutoRun value from NTUSER.DAT hive (TLN),,</text:p>
          </table:table-cell>
          <table:table-cell office:value-type="string" calcext:value-type="string">
            <text:p>Autostart - get Command Processor\AutoRun value from NTUSER.DAT hive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4];CHAR(34);&quot; &quot;;CHAR(34);[.F44];CHAR(34);&quot; &quot;;CHAR(34);[.B44];CHAR(34))" office:value-type="string" office:string-value="Executa-Comandos &quot;cmd_shell&quot; &quot;Gets shell open cmds for various file types,,&quot; &quot;./rip.exe -r Software -p cmd_shell&quot;" calcext:value-type="string">
            <text:p>Executa-Comandos "cmd_shell" "Gets shell open cmds for various file types,," "./rip.exe -r Software -p cmd_shell"</text:p>
          </table:table-cell>
          <table:table-cell table:formula="of:=CONCATENATE([$PARAMETROS.$B$3];&quot; &quot;;[$PARAMETROS.$B$1];[.E44];&quot; &quot;;[$PARAMETROS.$B$4];&quot; &quot; ;[.C44])" office:value-type="string" office:string-value="./rip.exe -r Software -p cmd_shell" calcext:value-type="string">
            <text:p>./rip.exe -r Software -p cmd_shell</text:p>
          </table:table-cell>
          <table:table-cell office:value-type="string" calcext:value-type="string">
            <text:p>cmd_shell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 open cmds for various file types,,</text:p>
          </table:table-cell>
          <table:table-cell office:value-type="string" calcext:value-type="string">
            <text:p>Gets shell open cmds for various file typ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5];CHAR(34);&quot; &quot;;CHAR(34);[.F45];CHAR(34);&quot; &quot;;CHAR(34);[.B45];CHAR(34))" office:value-type="string" office:string-value="Executa-Comandos &quot;codepage&quot; &quot;Checks codepage value,,&quot; &quot;./rip.exe -r system -p codepage&quot;" calcext:value-type="string">
            <text:p>Executa-Comandos "codepage" "Checks codepage value,," "./rip.exe -r system -p codepage"</text:p>
          </table:table-cell>
          <table:table-cell table:formula="of:=CONCATENATE([$PARAMETROS.$B$3];&quot; &quot;;[$PARAMETROS.$B$1];[.E45];&quot; &quot;;[$PARAMETROS.$B$4];&quot; &quot; ;[.C45])" office:value-type="string" office:string-value="./rip.exe -r system -p codepage" calcext:value-type="string">
            <text:p>./rip.exe -r system -p codepage</text:p>
          </table:table-cell>
          <table:table-cell office:value-type="string" calcext:value-type="string">
            <text:p>codepage</text:p>
          </table:table-cell>
          <table:table-cell office:value-type="float" office:value="20200519" calcext:value-type="float">
            <text:p>20200519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s codepage value,,</text:p>
          </table:table-cell>
          <table:table-cell office:value-type="string" calcext:value-type="string">
            <text:p>Checks codepage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6];CHAR(34);&quot; &quot;;CHAR(34);[.F46];CHAR(34);&quot; &quot;;CHAR(34);[.B46];CHAR(34))" office:value-type="string" office:string-value="Executa-Comandos &quot;comdlg32&quot; &quot;Gets contents of user's ComDlg32 key,,&quot; &quot;./rip.exe -r NTUSER.DAT -p comdlg32&quot;" calcext:value-type="string">
            <text:p>Executa-Comandos "comdlg32" "Gets contents of user's ComDlg32 key,," "./rip.exe -r NTUSER.DAT -p comdlg32"</text:p>
          </table:table-cell>
          <table:table-cell table:formula="of:=CONCATENATE([$PARAMETROS.$B$3];&quot; &quot;;[$PARAMETROS.$B$1];[.E46];&quot; &quot;;[$PARAMETROS.$B$4];&quot; &quot; ;[.C46])" office:value-type="string" office:string-value="./rip.exe -r NTUSER.DAT -p comdlg32" calcext:value-type="string">
            <text:p>./rip.exe -r NTUSER.DAT -p comdlg32</text:p>
          </table:table-cell>
          <table:table-cell office:value-type="string" calcext:value-type="string">
            <text:p>comdlg32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ComDlg32 key,,</text:p>
          </table:table-cell>
          <table:table-cell office:value-type="string" calcext:value-type="string">
            <text:p>Gets contents of user's ComDlg32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7];CHAR(34);&quot; &quot;;CHAR(34);[.F47];CHAR(34);&quot; &quot;;CHAR(34);[.B47];CHAR(34))" office:value-type="string" office:string-value="Executa-Comandos &quot;compdesc&quot; &quot;Gets contents of user's ComputerDescriptions key,,&quot; &quot;./rip.exe -r NTUSER.DAT -p compdesc&quot;" calcext:value-type="string">
            <text:p>Executa-Comandos "compdesc" "Gets contents of user's ComputerDescriptions key,," "./rip.exe -r NTUSER.DAT -p compdesc"</text:p>
          </table:table-cell>
          <table:table-cell table:formula="of:=CONCATENATE([$PARAMETROS.$B$3];&quot; &quot;;[$PARAMETROS.$B$1];[.E47];&quot; &quot;;[$PARAMETROS.$B$4];&quot; &quot; ;[.C47])" office:value-type="string" office:string-value="./rip.exe -r NTUSER.DAT -p compdesc" calcext:value-type="string">
            <text:p>./rip.exe -r NTUSER.DAT -p compdesc</text:p>
          </table:table-cell>
          <table:table-cell office:value-type="string" calcext:value-type="string">
            <text:p>compdesc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ComputerDescriptions key,,</text:p>
          </table:table-cell>
          <table:table-cell office:value-type="string" calcext:value-type="string">
            <text:p>Gets contents of user's ComputerDescription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8];CHAR(34);&quot; &quot;;CHAR(34);[.F48];CHAR(34);&quot; &quot;;CHAR(34);[.B48];CHAR(34))" office:value-type="string" office:string-value="Executa-Comandos &quot;compname&quot; &quot;Gets ComputerName and Hostname values from System hive,,&quot; &quot;./rip.exe -r System -p compname&quot;" calcext:value-type="string">
            <text:p>Executa-Comandos "compname" "Gets ComputerName and Hostname values from System hive,," "./rip.exe -r System -p compname"</text:p>
          </table:table-cell>
          <table:table-cell table:formula="of:=CONCATENATE([$PARAMETROS.$B$3];&quot; &quot;;[$PARAMETROS.$B$1];[.E48];&quot; &quot;;[$PARAMETROS.$B$4];&quot; &quot; ;[.C48])" office:value-type="string" office:string-value="./rip.exe -r System -p compname" calcext:value-type="string">
            <text:p>./rip.exe -r System -p compname</text:p>
          </table:table-cell>
          <table:table-cell office:value-type="string" calcext:value-type="string">
            <text:p>compname</text:p>
          </table:table-cell>
          <table:table-cell office:value-type="float" office:value="20090727" calcext:value-type="float">
            <text:p>200907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ComputerName and Hostname values from System hive,,</text:p>
          </table:table-cell>
          <table:table-cell office:value-type="string" calcext:value-type="string">
            <text:p>Gets ComputerName and Hostname values from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49];CHAR(34);&quot; &quot;;CHAR(34);[.F49];CHAR(34);&quot; &quot;;CHAR(34);[.B49];CHAR(34))" office:value-type="string" office:string-value="Executa-Comandos &quot;consentstore&quot; &quot; NTUSER.DAT,Gets contents of ConsentStore subkeys,&quot; &quot;./rip.exe -r Software -p consentstore&quot;" calcext:value-type="string">
            <text:p>Executa-Comandos "consentstore" " NTUSER.DAT,Gets contents of ConsentStore subkeys," "./rip.exe -r Software -p consentstore"</text:p>
          </table:table-cell>
          <table:table-cell table:formula="of:=CONCATENATE([$PARAMETROS.$B$3];&quot; &quot;;[$PARAMETROS.$B$1];[.E49];&quot; &quot;;[$PARAMETROS.$B$4];&quot; &quot; ;[.C49])" office:value-type="string" office:string-value="./rip.exe -r Software -p consentstore" calcext:value-type="string">
            <text:p>./rip.exe -r Software -p consentstore</text:p>
          </table:table-cell>
          <table:table-cell office:value-type="string" calcext:value-type="string">
            <text:p>consentstore</text:p>
          </table:table-cell>
          <table:table-cell office:value-type="float" office:value="20200608" calcext:value-type="float">
            <text:p>202006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,Gets contents of ConsentStore subkeys,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s contents of ConsentStore subkeys</text:p>
          </table:table-cell>
          <table:table-cell/>
        </table:table-row>
        <table:table-row table:style-name="ro1">
          <table:table-cell table:formula="of:=CONCATENATE(&quot;Executa-Comandos &quot;;CHAR(34);[.C50];CHAR(34);&quot; &quot;;CHAR(34);[.F50];CHAR(34);&quot; &quot;;CHAR(34);[.B50];CHAR(34))" office:value-type="string" office:string-value="Executa-Comandos &quot;consentstore_tln&quot; &quot; NTUSER.DAT,Gets contents of ConsentStore subkeys,&quot; &quot;./rip.exe -r Software -p consentstore_tln&quot;" calcext:value-type="string">
            <text:p>Executa-Comandos "consentstore_tln" " NTUSER.DAT,Gets contents of ConsentStore subkeys," "./rip.exe -r Software -p consentstore_tln"</text:p>
          </table:table-cell>
          <table:table-cell table:formula="of:=CONCATENATE([$PARAMETROS.$B$3];&quot; &quot;;[$PARAMETROS.$B$1];[.E50];&quot; &quot;;[$PARAMETROS.$B$4];&quot; &quot; ;[.C50])" office:value-type="string" office:string-value="./rip.exe -r Software -p consentstore_tln" calcext:value-type="string">
            <text:p>./rip.exe -r Software -p consentstore_tln</text:p>
          </table:table-cell>
          <table:table-cell office:value-type="string" calcext:value-type="string">
            <text:p>consentstore_tln</text:p>
          </table:table-cell>
          <table:table-cell office:value-type="float" office:value="20200608" calcext:value-type="float">
            <text:p>202006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,Gets contents of ConsentStore subkeys,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s contents of ConsentStore subkeys</text:p>
          </table:table-cell>
          <table:table-cell/>
        </table:table-row>
        <table:table-row table:style-name="ro1">
          <table:table-cell table:formula="of:=CONCATENATE(&quot;Executa-Comandos &quot;;CHAR(34);[.C51];CHAR(34);&quot; &quot;;CHAR(34);[.F51];CHAR(34);&quot; &quot;;CHAR(34);[.B51];CHAR(34))" office:value-type="string" office:string-value="Executa-Comandos &quot;crashcontrol&quot; &quot;Get crash control information,,&quot; &quot;./rip.exe -r System -p crashcontrol&quot;" calcext:value-type="string">
            <text:p>Executa-Comandos "crashcontrol" "Get crash control information,," "./rip.exe -r System -p crashcontrol"</text:p>
          </table:table-cell>
          <table:table-cell table:formula="of:=CONCATENATE([$PARAMETROS.$B$3];&quot; &quot;;[$PARAMETROS.$B$1];[.E51];&quot; &quot;;[$PARAMETROS.$B$4];&quot; &quot; ;[.C51])" office:value-type="string" office:string-value="./rip.exe -r System -p crashcontrol" calcext:value-type="string">
            <text:p>./rip.exe -r System -p crashcontrol</text:p>
          </table:table-cell>
          <table:table-cell office:value-type="string" calcext:value-type="string">
            <text:p>crashcontrol</text:p>
          </table:table-cell>
          <table:table-cell office:value-type="float" office:value="20131210" calcext:value-type="float">
            <text:p>20131210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crash control information,,</text:p>
          </table:table-cell>
          <table:table-cell office:value-type="string" calcext:value-type="string">
            <text:p>Get crash control information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2];CHAR(34);&quot; &quot;;CHAR(34);[.F52];CHAR(34);&quot; &quot;;CHAR(34);[.B52];CHAR(34))" office:value-type="string" office:string-value="Executa-Comandos &quot;cred&quot; &quot;Checks for UseLogonCredential value,,&quot; &quot;./rip.exe -r system -p cred&quot;" calcext:value-type="string">
            <text:p>Executa-Comandos "cred" "Checks for UseLogonCredential value,," "./rip.exe -r system -p cred"</text:p>
          </table:table-cell>
          <table:table-cell table:formula="of:=CONCATENATE([$PARAMETROS.$B$3];&quot; &quot;;[$PARAMETROS.$B$1];[.E52];&quot; &quot;;[$PARAMETROS.$B$4];&quot; &quot; ;[.C52])" office:value-type="string" office:string-value="./rip.exe -r system -p cred" calcext:value-type="string">
            <text:p>./rip.exe -r system -p cred</text:p>
          </table:table-cell>
          <table:table-cell office:value-type="string" calcext:value-type="string">
            <text:p>cred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s for UseLogonCredential value,,</text:p>
          </table:table-cell>
          <table:table-cell office:value-type="string" calcext:value-type="string">
            <text:p>Checks for UseLogonCredential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3];CHAR(34);&quot; &quot;;CHAR(34);[.F53];CHAR(34);&quot; &quot;;CHAR(34);[.B53];CHAR(34))" office:value-type="string" office:string-value="Executa-Comandos &quot;cred_tln&quot; &quot;Checks UseLogonCredential value,,&quot; &quot;./rip.exe -r system -p cred_tln&quot;" calcext:value-type="string">
            <text:p>Executa-Comandos "cred_tln" "Checks UseLogonCredential value,," "./rip.exe -r system -p cred_tln"</text:p>
          </table:table-cell>
          <table:table-cell table:formula="of:=CONCATENATE([$PARAMETROS.$B$3];&quot; &quot;;[$PARAMETROS.$B$1];[.E53];&quot; &quot;;[$PARAMETROS.$B$4];&quot; &quot; ;[.C53])" office:value-type="string" office:string-value="./rip.exe -r system -p cred_tln" calcext:value-type="string">
            <text:p>./rip.exe -r system -p cred_tln</text:p>
          </table:table-cell>
          <table:table-cell office:value-type="string" calcext:value-type="string">
            <text:p>cred_tln</text:p>
          </table:table-cell>
          <table:table-cell office:value-type="float" office:value="20200402" calcext:value-type="float">
            <text:p>2020040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hecks UseLogonCredential value,,</text:p>
          </table:table-cell>
          <table:table-cell office:value-type="string" calcext:value-type="string">
            <text:p>Checks UseLogonCredential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4];CHAR(34);&quot; &quot;;CHAR(34);[.F54];CHAR(34);&quot; &quot;;CHAR(34);[.B54];CHAR(34))" office:value-type="string" office:string-value="Executa-Comandos &quot;dafupnp&quot; &quot;Parses data from networked media streaming devices,,&quot; &quot;./rip.exe -r System -p dafupnp&quot;" calcext:value-type="string">
            <text:p>Executa-Comandos "dafupnp" "Parses data from networked media streaming devices,," "./rip.exe -r System -p dafupnp"</text:p>
          </table:table-cell>
          <table:table-cell table:formula="of:=CONCATENATE([$PARAMETROS.$B$3];&quot; &quot;;[$PARAMETROS.$B$1];[.E54];&quot; &quot;;[$PARAMETROS.$B$4];&quot; &quot; ;[.C54])" office:value-type="string" office:string-value="./rip.exe -r System -p dafupnp" calcext:value-type="string">
            <text:p>./rip.exe -r System -p dafupnp</text:p>
          </table:table-cell>
          <table:table-cell office:value-type="string" calcext:value-type="string">
            <text:p>dafupnp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s data from networked media streaming devices,,</text:p>
          </table:table-cell>
          <table:table-cell office:value-type="string" calcext:value-type="string">
            <text:p>Parses data from networked media streaming devic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5];CHAR(34);&quot; &quot;;CHAR(34);[.F55];CHAR(34);&quot; &quot;;CHAR(34);[.B55];CHAR(34))" office:value-type="string" office:string-value="Executa-Comandos &quot;dcom&quot; &quot;Check DCOM Ports,,&quot; &quot;./rip.exe -r Software -p dcom&quot;" calcext:value-type="string">
            <text:p>Executa-Comandos "dcom" "Check DCOM Ports,," "./rip.exe -r Software -p dcom"</text:p>
          </table:table-cell>
          <table:table-cell table:formula="of:=CONCATENATE([$PARAMETROS.$B$3];&quot; &quot;;[$PARAMETROS.$B$1];[.E55];&quot; &quot;;[$PARAMETROS.$B$4];&quot; &quot; ;[.C55])" office:value-type="string" office:string-value="./rip.exe -r Software -p dcom" calcext:value-type="string">
            <text:p>./rip.exe -r Software -p dcom</text:p>
          </table:table-cell>
          <table:table-cell office:value-type="string" calcext:value-type="string">
            <text:p>dcom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DCOM Ports,,</text:p>
          </table:table-cell>
          <table:table-cell office:value-type="string" calcext:value-type="string">
            <text:p>Check DCOM Por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6];CHAR(34);&quot; &quot;;CHAR(34);[.F56];CHAR(34);&quot; &quot;;CHAR(34);[.B56];CHAR(34))" office:value-type="string" office:string-value="Executa-Comandos &quot;ddo&quot; &quot;Gets user's DeviceDisplayObjects key contents,,&quot; &quot;./rip.exe -r NTUSER.DAT -p ddo&quot;" calcext:value-type="string">
            <text:p>Executa-Comandos "ddo" "Gets user's DeviceDisplayObjects key contents,," "./rip.exe -r NTUSER.DAT -p ddo"</text:p>
          </table:table-cell>
          <table:table-cell table:formula="of:=CONCATENATE([$PARAMETROS.$B$3];&quot; &quot;;[$PARAMETROS.$B$1];[.E56];&quot; &quot;;[$PARAMETROS.$B$4];&quot; &quot; ;[.C56])" office:value-type="string" office:string-value="./rip.exe -r NTUSER.DAT -p ddo" calcext:value-type="string">
            <text:p>./rip.exe -r NTUSER.DAT -p ddo</text:p>
          </table:table-cell>
          <table:table-cell office:value-type="string" calcext:value-type="string">
            <text:p>ddo</text:p>
          </table:table-cell>
          <table:table-cell office:value-type="float" office:value="20140414" calcext:value-type="float">
            <text:p>2014041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DeviceDisplayObjects key contents,,</text:p>
          </table:table-cell>
          <table:table-cell office:value-type="string" calcext:value-type="string">
            <text:p>Gets user's DeviceDisplayObjects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7];CHAR(34);&quot; &quot;;CHAR(34);[.F57];CHAR(34);&quot; &quot;;CHAR(34);[.B57];CHAR(34))" office:value-type="string" office:string-value="Executa-Comandos &quot;defender&quot; &quot;Get Windows Defender settings,,&quot; &quot;./rip.exe -r Software -p defender&quot;" calcext:value-type="string">
            <text:p>Executa-Comandos "defender" "Get Windows Defender settings,," "./rip.exe -r Software -p defender"</text:p>
          </table:table-cell>
          <table:table-cell table:formula="of:=CONCATENATE([$PARAMETROS.$B$3];&quot; &quot;;[$PARAMETROS.$B$1];[.E57];&quot; &quot;;[$PARAMETROS.$B$4];&quot; &quot; ;[.C57])" office:value-type="string" office:string-value="./rip.exe -r Software -p defender" calcext:value-type="string">
            <text:p>./rip.exe -r Software -p defender</text:p>
          </table:table-cell>
          <table:table-cell office:value-type="string" calcext:value-type="string">
            <text:p>defender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indows Defender settings,,</text:p>
          </table:table-cell>
          <table:table-cell office:value-type="string" calcext:value-type="string">
            <text:p>Get Windows Defender setting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58];CHAR(34);&quot; &quot;;CHAR(34);[.F58];CHAR(34);&quot; &quot;;CHAR(34);[.B58];CHAR(34))" office:value-type="string" office:string-value="Executa-Comandos &quot;del&quot; &quot;Parse hive, print deleted keys/values,&quot; &quot;./rip.exe -r All -p del&quot;" calcext:value-type="string">
            <text:p>Executa-Comandos "del" "Parse hive, print deleted keys/values," "./rip.exe -r All -p del"</text:p>
          </table:table-cell>
          <table:table-cell table:formula="of:=CONCATENATE([$PARAMETROS.$B$3];&quot; &quot;;[$PARAMETROS.$B$1];[.E58];&quot; &quot;;[$PARAMETROS.$B$4];&quot; &quot; ;[.C58])" office:value-type="string" office:string-value="./rip.exe -r All -p del" calcext:value-type="string">
            <text:p>./rip.exe -r All -p del</text:p>
          </table:table-cell>
          <table:table-cell office:value-type="string" calcext:value-type="string">
            <text:p>del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, print deleted keys/values,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deleted keys/values</text:p>
          </table:table-cell>
          <table:table-cell/>
        </table:table-row>
        <table:table-row table:style-name="ro1">
          <table:table-cell table:formula="of:=CONCATENATE(&quot;Executa-Comandos &quot;;CHAR(34);[.C59];CHAR(34);&quot; &quot;;CHAR(34);[.F59];CHAR(34);&quot; &quot;;CHAR(34);[.B59];CHAR(34))" office:value-type="string" office:string-value="Executa-Comandos &quot;del_tln&quot; &quot;Parse hive, print deleted keys/values,&quot; &quot;./rip.exe -r All -p del_tln&quot;" calcext:value-type="string">
            <text:p>Executa-Comandos "del_tln" "Parse hive, print deleted keys/values," "./rip.exe -r All -p del_tln"</text:p>
          </table:table-cell>
          <table:table-cell table:formula="of:=CONCATENATE([$PARAMETROS.$B$3];&quot; &quot;;[$PARAMETROS.$B$1];[.E59];&quot; &quot;;[$PARAMETROS.$B$4];&quot; &quot; ;[.C59])" office:value-type="string" office:string-value="./rip.exe -r All -p del_tln" calcext:value-type="string">
            <text:p>./rip.exe -r All -p del_tln</text:p>
          </table:table-cell>
          <table:table-cell office:value-type="string" calcext:value-type="string">
            <text:p>del_tln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, print deleted keys/values,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deleted keys/values</text:p>
          </table:table-cell>
          <table:table-cell/>
        </table:table-row>
        <table:table-row table:style-name="ro1">
          <table:table-cell table:formula="of:=CONCATENATE(&quot;Executa-Comandos &quot;;CHAR(34);[.C60];CHAR(34);&quot; &quot;;CHAR(34);[.F60];CHAR(34);&quot; &quot;;CHAR(34);[.B60];CHAR(34))" office:value-type="string" office:string-value="Executa-Comandos &quot;devclass&quot; &quot;Get USB device info from the DeviceClasses keys in the System hive,,&quot; &quot;./rip.exe -r System -p devclass&quot;" calcext:value-type="string">
            <text:p>Executa-Comandos "devclass" "Get USB device info from the DeviceClasses keys in the System hive,," "./rip.exe -r System -p devclass"</text:p>
          </table:table-cell>
          <table:table-cell table:formula="of:=CONCATENATE([$PARAMETROS.$B$3];&quot; &quot;;[$PARAMETROS.$B$1];[.E60];&quot; &quot;;[$PARAMETROS.$B$4];&quot; &quot; ;[.C60])" office:value-type="string" office:string-value="./rip.exe -r System -p devclass" calcext:value-type="string">
            <text:p>./rip.exe -r System -p devclass</text:p>
          </table:table-cell>
          <table:table-cell office:value-type="string" calcext:value-type="string">
            <text:p>devclas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 device info from the DeviceClasses keys in the System hive,,</text:p>
          </table:table-cell>
          <table:table-cell office:value-type="string" calcext:value-type="string">
            <text:p>Get USB device info from the DeviceClasses keys in the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1];CHAR(34);&quot; &quot;;CHAR(34);[.F61];CHAR(34);&quot; &quot;;CHAR(34);[.B61];CHAR(34))" office:value-type="string" office:string-value="Executa-Comandos &quot;direct&quot; &quot;Searches Direct* keys for MostRecentApplication subkeys,,&quot; &quot;./rip.exe -r Software -p direct&quot;" calcext:value-type="string">
            <text:p>Executa-Comandos "direct" "Searches Direct* keys for MostRecentApplication subkeys,," "./rip.exe -r Software -p direct"</text:p>
          </table:table-cell>
          <table:table-cell table:formula="of:=CONCATENATE([$PARAMETROS.$B$3];&quot; &quot;;[$PARAMETROS.$B$1];[.E61];&quot; &quot;;[$PARAMETROS.$B$4];&quot; &quot; ;[.C61])" office:value-type="string" office:string-value="./rip.exe -r Software -p direct" calcext:value-type="string">
            <text:p>./rip.exe -r Software -p direct</text:p>
          </table:table-cell>
          <table:table-cell office:value-type="string" calcext:value-type="string">
            <text:p>direct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arches Direct* keys for MostRecentApplication subkeys,,</text:p>
          </table:table-cell>
          <table:table-cell office:value-type="string" calcext:value-type="string">
            <text:p>Searches Direct* keys for MostRecentApplication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2];CHAR(34);&quot; &quot;;CHAR(34);[.F62];CHAR(34);&quot; &quot;;CHAR(34);[.B62];CHAR(34))" office:value-type="string" office:string-value="Executa-Comandos &quot;direct_tln&quot; &quot;Searches Direct* keys for MostRecentApplication subkeys (TLN),,&quot; &quot;./rip.exe -r Software -p direct_tln&quot;" calcext:value-type="string">
            <text:p>Executa-Comandos "direct_tln" "Searches Direct* keys for MostRecentApplication subkeys (TLN),," "./rip.exe -r Software -p direct_tln"</text:p>
          </table:table-cell>
          <table:table-cell table:formula="of:=CONCATENATE([$PARAMETROS.$B$3];&quot; &quot;;[$PARAMETROS.$B$1];[.E62];&quot; &quot;;[$PARAMETROS.$B$4];&quot; &quot; ;[.C62])" office:value-type="string" office:string-value="./rip.exe -r Software -p direct_tln" calcext:value-type="string">
            <text:p>./rip.exe -r Software -p direct_tln</text:p>
          </table:table-cell>
          <table:table-cell office:value-type="string" calcext:value-type="string">
            <text:p>direct_tln</text:p>
          </table:table-cell>
          <table:table-cell office:value-type="float" office:value="20190911" calcext:value-type="float">
            <text:p>201909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earches Direct* keys for MostRecentApplication subkeys (TLN),,</text:p>
          </table:table-cell>
          <table:table-cell office:value-type="string" calcext:value-type="string">
            <text:p>Searches Direct* keys for MostRecentApplication subkeys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3];CHAR(34);&quot; &quot;;CHAR(34);[.F63];CHAR(34);&quot; &quot;;CHAR(34);[.B63];CHAR(34))" office:value-type="string" office:string-value="Executa-Comandos &quot;disablelastaccess&quot; &quot;Get NTFSDisableLastAccessUpdate value,,&quot; &quot;./rip.exe -r System -p disablelastaccess&quot;" calcext:value-type="string">
            <text:p>Executa-Comandos "disablelastaccess" "Get NTFSDisableLastAccessUpdate value,," "./rip.exe -r System -p disablelastaccess"</text:p>
          </table:table-cell>
          <table:table-cell table:formula="of:=CONCATENATE([$PARAMETROS.$B$3];&quot; &quot;;[$PARAMETROS.$B$1];[.E63];&quot; &quot;;[$PARAMETROS.$B$4];&quot; &quot; ;[.C63])" office:value-type="string" office:string-value="./rip.exe -r System -p disablelastaccess" calcext:value-type="string">
            <text:p>./rip.exe -r System -p disablelastaccess</text:p>
          </table:table-cell>
          <table:table-cell office:value-type="string" calcext:value-type="string">
            <text:p>disablelastacces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NTFSDisableLastAccessUpdate value,,</text:p>
          </table:table-cell>
          <table:table-cell office:value-type="string" calcext:value-type="string">
            <text:p>Get NTFSDisableLastAccessUpdate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4];CHAR(34);&quot; &quot;;CHAR(34);[.F64];CHAR(34);&quot; &quot;;CHAR(34);[.B64];CHAR(34))" office:value-type="string" office:string-value="Executa-Comandos &quot;disablemru&quot; &quot; Software,Checks settings disabling user's MRUs,&quot; &quot;./rip.exe -r NTUSER.DAT -p disablemru&quot;" calcext:value-type="string">
            <text:p>Executa-Comandos "disablemru" " Software,Checks settings disabling user's MRUs," "./rip.exe -r NTUSER.DAT -p disablemru"</text:p>
          </table:table-cell>
          <table:table-cell table:formula="of:=CONCATENATE([$PARAMETROS.$B$3];&quot; &quot;;[$PARAMETROS.$B$1];[.E64];&quot; &quot;;[$PARAMETROS.$B$4];&quot; &quot; ;[.C64])" office:value-type="string" office:string-value="./rip.exe -r NTUSER.DAT -p disablemru" calcext:value-type="string">
            <text:p>./rip.exe -r NTUSER.DAT -p disablemru</text:p>
          </table:table-cell>
          <table:table-cell office:value-type="string" calcext:value-type="string">
            <text:p>disablemru</text:p>
          </table:table-cell>
          <table:table-cell office:value-type="float" office:value="20190924" calcext:value-type="float">
            <text:p>201909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Checks settings disabling user's MRU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Checks settings disabling user's MRUs</text:p>
          </table:table-cell>
          <table:table-cell/>
        </table:table-row>
        <table:table-row table:style-name="ro1">
          <table:table-cell table:formula="of:=CONCATENATE(&quot;Executa-Comandos &quot;;CHAR(34);[.C65];CHAR(34);&quot; &quot;;CHAR(34);[.F65];CHAR(34);&quot; &quot;;CHAR(34);[.B65];CHAR(34))" office:value-type="string" office:string-value="Executa-Comandos &quot;disableremotescm&quot; &quot;Gets DisableRemoteScmEndpoints value from System hive,,&quot; &quot;./rip.exe -r System -p disableremotescm&quot;" calcext:value-type="string">
            <text:p>Executa-Comandos "disableremotescm" "Gets DisableRemoteScmEndpoints value from System hive,," "./rip.exe -r System -p disableremotescm"</text:p>
          </table:table-cell>
          <table:table-cell table:formula="of:=CONCATENATE([$PARAMETROS.$B$3];&quot; &quot;;[$PARAMETROS.$B$1];[.E65];&quot; &quot;;[$PARAMETROS.$B$4];&quot; &quot; ;[.C65])" office:value-type="string" office:string-value="./rip.exe -r System -p disableremotescm" calcext:value-type="string">
            <text:p>./rip.exe -r System -p disableremotescm</text:p>
          </table:table-cell>
          <table:table-cell office:value-type="string" calcext:value-type="string">
            <text:p>disableremotescm</text:p>
          </table:table-cell>
          <table:table-cell office:value-type="float" office:value="20200513" calcext:value-type="float">
            <text:p>20200513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DisableRemoteScmEndpoints value from System hive,,</text:p>
          </table:table-cell>
          <table:table-cell office:value-type="string" calcext:value-type="string">
            <text:p>Gets DisableRemoteScmEndpoints value from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6];CHAR(34);&quot; &quot;;CHAR(34);[.F66];CHAR(34);&quot; &quot;;CHAR(34);[.B66];CHAR(34))" office:value-type="string" office:string-value="Executa-Comandos &quot;disablesr&quot; &quot;Gets the value that turns System Restore either on or off,,&quot; &quot;./rip.exe -r Software -p disablesr&quot;" calcext:value-type="string">
            <text:p>Executa-Comandos "disablesr" "Gets the value that turns System Restore either on or off,," "./rip.exe -r Software -p disablesr"</text:p>
          </table:table-cell>
          <table:table-cell table:formula="of:=CONCATENATE([$PARAMETROS.$B$3];&quot; &quot;;[$PARAMETROS.$B$1];[.E66];&quot; &quot;;[$PARAMETROS.$B$4];&quot; &quot; ;[.C66])" office:value-type="string" office:string-value="./rip.exe -r Software -p disablesr" calcext:value-type="string">
            <text:p>./rip.exe -r Software -p disablesr</text:p>
          </table:table-cell>
          <table:table-cell office:value-type="string" calcext:value-type="string">
            <text:p>disablesr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the value that turns System Restore either on or off,,</text:p>
          </table:table-cell>
          <table:table-cell office:value-type="string" calcext:value-type="string">
            <text:p>Gets the value that turns System Restore either on or off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7];CHAR(34);&quot; &quot;;CHAR(34);[.F67];CHAR(34);&quot; &quot;;CHAR(34);[.B67];CHAR(34))" office:value-type="string" office:string-value="Executa-Comandos &quot;drivers32&quot; &quot;Get values from the Drivers32 key,,&quot; &quot;./rip.exe -r Software -p drivers32&quot;" calcext:value-type="string">
            <text:p>Executa-Comandos "drivers32" "Get values from the Drivers32 key,," "./rip.exe -r Software -p drivers32"</text:p>
          </table:table-cell>
          <table:table-cell table:formula="of:=CONCATENATE([$PARAMETROS.$B$3];&quot; &quot;;[$PARAMETROS.$B$1];[.E67];&quot; &quot;;[$PARAMETROS.$B$4];&quot; &quot; ;[.C67])" office:value-type="string" office:string-value="./rip.exe -r Software -p drivers32" calcext:value-type="string">
            <text:p>./rip.exe -r Software -p drivers32</text:p>
          </table:table-cell>
          <table:table-cell office:value-type="string" calcext:value-type="string">
            <text:p>drivers32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values from the Drivers32 key,,</text:p>
          </table:table-cell>
          <table:table-cell office:value-type="string" calcext:value-type="string">
            <text:p>Get values from the Drivers32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8];CHAR(34);&quot; &quot;;CHAR(34);[.F68];CHAR(34);&quot; &quot;;CHAR(34);[.B68];CHAR(34))" office:value-type="string" office:string-value="Executa-Comandos &quot;emdmgmt&quot; &quot;Gets contents of EMDMgmt subkeys and values,,&quot; &quot;./rip.exe -r Software -p emdmgmt&quot;" calcext:value-type="string">
            <text:p>Executa-Comandos "emdmgmt" "Gets contents of EMDMgmt subkeys and values,," "./rip.exe -r Software -p emdmgmt"</text:p>
          </table:table-cell>
          <table:table-cell table:formula="of:=CONCATENATE([$PARAMETROS.$B$3];&quot; &quot;;[$PARAMETROS.$B$1];[.E68];&quot; &quot;;[$PARAMETROS.$B$4];&quot; &quot; ;[.C68])" office:value-type="string" office:string-value="./rip.exe -r Software -p emdmgmt" calcext:value-type="string">
            <text:p>./rip.exe -r Software -p emdmgmt</text:p>
          </table:table-cell>
          <table:table-cell office:value-type="string" calcext:value-type="string">
            <text:p>emdmgmt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EMDMgmt subkeys and values,,</text:p>
          </table:table-cell>
          <table:table-cell office:value-type="string" calcext:value-type="string">
            <text:p>Gets contents of EMDMgmt subkeys and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69];CHAR(34);&quot; &quot;;CHAR(34);[.F69];CHAR(34);&quot; &quot;;CHAR(34);[.B69];CHAR(34))" office:value-type="string" office:string-value="Executa-Comandos &quot;environment&quot; &quot; NTUSER.DAT,Get environment vars from NTUSER.DAT &amp; System hives,&quot; &quot;./rip.exe -r System -p environment&quot;" calcext:value-type="string">
            <text:p>Executa-Comandos "environment" " NTUSER.DAT,Get environment vars from NTUSER.DAT &amp; System hives," "./rip.exe -r System -p environment"</text:p>
          </table:table-cell>
          <table:table-cell table:formula="of:=CONCATENATE([$PARAMETROS.$B$3];&quot; &quot;;[$PARAMETROS.$B$1];[.E69];&quot; &quot;;[$PARAMETROS.$B$4];&quot; &quot; ;[.C69])" office:value-type="string" office:string-value="./rip.exe -r System -p environment" calcext:value-type="string">
            <text:p>./rip.exe -r System -p environment</text:p>
          </table:table-cell>
          <table:table-cell office:value-type="string" calcext:value-type="string">
            <text:p>environment</text:p>
          </table:table-cell>
          <table:table-cell office:value-type="float" office:value="20200512" calcext:value-type="float">
            <text:p>202005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<text:s/>NTUSER.DAT,Get environment vars from NTUSER.DAT &amp; System hives,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 environment vars from NTUSER.DAT &amp; System hives</text:p>
          </table:table-cell>
          <table:table-cell/>
        </table:table-row>
        <table:table-row table:style-name="ro1">
          <table:table-cell table:formula="of:=CONCATENATE(&quot;Executa-Comandos &quot;;CHAR(34);[.C70];CHAR(34);&quot; &quot;;CHAR(34);[.F70];CHAR(34);&quot; &quot;;CHAR(34);[.B70];CHAR(34))" office:value-type="string" office:string-value="Executa-Comandos &quot;execpolicy&quot; &quot;Gets PowerShell Execution Policy,,&quot; &quot;./rip.exe -r Software -p execpolicy&quot;" calcext:value-type="string">
            <text:p>Executa-Comandos "execpolicy" "Gets PowerShell Execution Policy,," "./rip.exe -r Software -p execpolicy"</text:p>
          </table:table-cell>
          <table:table-cell table:formula="of:=CONCATENATE([$PARAMETROS.$B$3];&quot; &quot;;[$PARAMETROS.$B$1];[.E70];&quot; &quot;;[$PARAMETROS.$B$4];&quot; &quot; ;[.C70])" office:value-type="string" office:string-value="./rip.exe -r Software -p execpolicy" calcext:value-type="string">
            <text:p>./rip.exe -r Software -p execpolicy</text:p>
          </table:table-cell>
          <table:table-cell office:value-type="string" calcext:value-type="string">
            <text:p>execpolicy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PowerShell Execution Policy,,</text:p>
          </table:table-cell>
          <table:table-cell office:value-type="string" calcext:value-type="string">
            <text:p>Gets PowerShell Execution Polic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1];CHAR(34);&quot; &quot;;CHAR(34);[.F71];CHAR(34);&quot; &quot;;CHAR(34);[.B71];CHAR(34))" office:value-type="string" office:string-value="Executa-Comandos &quot;featureusage&quot; &quot;Extracts user's FeatureUsage data.,,&quot; &quot;./rip.exe -r NTUSER.DAT -p featureusage&quot;" calcext:value-type="string">
            <text:p>Executa-Comandos "featureusage" "Extracts user's FeatureUsage data.,," "./rip.exe -r NTUSER.DAT -p featureusage"</text:p>
          </table:table-cell>
          <table:table-cell table:formula="of:=CONCATENATE([$PARAMETROS.$B$3];&quot; &quot;;[$PARAMETROS.$B$1];[.E71];&quot; &quot;;[$PARAMETROS.$B$4];&quot; &quot; ;[.C71])" office:value-type="string" office:string-value="./rip.exe -r NTUSER.DAT -p featureusage" calcext:value-type="string">
            <text:p>./rip.exe -r NTUSER.DAT -p featureusage</text:p>
          </table:table-cell>
          <table:table-cell office:value-type="string" calcext:value-type="string">
            <text:p>featureusage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user's FeatureUsage data.,,</text:p>
          </table:table-cell>
          <table:table-cell office:value-type="string" calcext:value-type="string">
            <text:p>Extracts user's FeatureUsage data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2];CHAR(34);&quot; &quot;;CHAR(34);[.F72];CHAR(34);&quot; &quot;;CHAR(34);[.B72];CHAR(34))" office:value-type="string" office:string-value="Executa-Comandos &quot;fileless&quot; &quot;Scans a hive file looking for fileless malware entries,,&quot; &quot;./rip.exe -r All -p fileless&quot;" calcext:value-type="string">
            <text:p>Executa-Comandos "fileless" "Scans a hive file looking for fileless malware entries,," "./rip.exe -r All -p fileless"</text:p>
          </table:table-cell>
          <table:table-cell table:formula="of:=CONCATENATE([$PARAMETROS.$B$3];&quot; &quot;;[$PARAMETROS.$B$1];[.E72];&quot; &quot;;[$PARAMETROS.$B$4];&quot; &quot; ;[.C72])" office:value-type="string" office:string-value="./rip.exe -r All -p fileless" calcext:value-type="string">
            <text:p>./rip.exe -r All -p fileless</text:p>
          </table:table-cell>
          <table:table-cell office:value-type="string" calcext:value-type="string">
            <text:p>fileles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 looking for fileless malware entries,,</text:p>
          </table:table-cell>
          <table:table-cell office:value-type="string" calcext:value-type="string">
            <text:p>Scans a hive file looking for fileless malware entri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3];CHAR(34);&quot; &quot;;CHAR(34);[.F73];CHAR(34);&quot; &quot;;CHAR(34);[.B73];CHAR(34))" office:value-type="string" office:string-value="Executa-Comandos &quot;findexes&quot; &quot;Scans a hive file looking for binary value data that contains MZ,,&quot; &quot;./rip.exe -r All -p findexes&quot;" calcext:value-type="string">
            <text:p>Executa-Comandos "findexes" "Scans a hive file looking for binary value data that contains MZ,," "./rip.exe -r All -p findexes"</text:p>
          </table:table-cell>
          <table:table-cell table:formula="of:=CONCATENATE([$PARAMETROS.$B$3];&quot; &quot;;[$PARAMETROS.$B$1];[.E73];&quot; &quot;;[$PARAMETROS.$B$4];&quot; &quot; ;[.C73])" office:value-type="string" office:string-value="./rip.exe -r All -p findexes" calcext:value-type="string">
            <text:p>./rip.exe -r All -p findexes</text:p>
          </table:table-cell>
          <table:table-cell office:value-type="string" calcext:value-type="string">
            <text:p>findexe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 looking for binary value data that contains MZ,,</text:p>
          </table:table-cell>
          <table:table-cell office:value-type="string" calcext:value-type="string">
            <text:p>Scans a hive file looking for binary value data that contains MZ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4];CHAR(34);&quot; &quot;;CHAR(34);[.F74];CHAR(34);&quot; &quot;;CHAR(34);[.B74];CHAR(34))" office:value-type="string" office:string-value="Executa-Comandos &quot;gpohist&quot; &quot;Collects system/user GPO history,,&quot; &quot;./rip.exe -r Software -p gpohist&quot;" calcext:value-type="string">
            <text:p>Executa-Comandos "gpohist" "Collects system/user GPO history,," "./rip.exe -r Software -p gpohist"</text:p>
          </table:table-cell>
          <table:table-cell table:formula="of:=CONCATENATE([$PARAMETROS.$B$3];&quot; &quot;;[$PARAMETROS.$B$1];[.E74];&quot; &quot;;[$PARAMETROS.$B$4];&quot; &quot; ;[.C74])" office:value-type="string" office:string-value="./rip.exe -r Software -p gpohist" calcext:value-type="string">
            <text:p>./rip.exe -r Software -p gpohist</text:p>
          </table:table-cell>
          <table:table-cell office:value-type="string" calcext:value-type="string">
            <text:p>gpohist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ollects system/user GPO history,,</text:p>
          </table:table-cell>
          <table:table-cell office:value-type="string" calcext:value-type="string">
            <text:p>Collects system/user GPO histor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5];CHAR(34);&quot; &quot;;CHAR(34);[.F75];CHAR(34);&quot; &quot;;CHAR(34);[.B75];CHAR(34))" office:value-type="string" office:string-value="Executa-Comandos &quot;gpohist_tln&quot; &quot;Collects system/user GPO history (TLN),,&quot; &quot;./rip.exe -r Software -p gpohist_tln&quot;" calcext:value-type="string">
            <text:p>Executa-Comandos "gpohist_tln" "Collects system/user GPO history (TLN),," "./rip.exe -r Software -p gpohist_tln"</text:p>
          </table:table-cell>
          <table:table-cell table:formula="of:=CONCATENATE([$PARAMETROS.$B$3];&quot; &quot;;[$PARAMETROS.$B$1];[.E75];&quot; &quot;;[$PARAMETROS.$B$4];&quot; &quot; ;[.C75])" office:value-type="string" office:string-value="./rip.exe -r Software -p gpohist_tln" calcext:value-type="string">
            <text:p>./rip.exe -r Software -p gpohist_tln</text:p>
          </table:table-cell>
          <table:table-cell office:value-type="string" calcext:value-type="string">
            <text:p>gpohist_tln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Collects system/user GPO history (TLN),,</text:p>
          </table:table-cell>
          <table:table-cell office:value-type="string" calcext:value-type="string">
            <text:p>Collects system/user GPO histor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6];CHAR(34);&quot; &quot;;CHAR(34);[.F76];CHAR(34);&quot; &quot;;CHAR(34);[.B76];CHAR(34))" office:value-type="string" office:string-value="Executa-Comandos &quot;heap&quot; &quot;Checks HeapLeakDetection\DiagnosedApplications Subkeys,,&quot; &quot;./rip.exe -r Software -p heap&quot;" calcext:value-type="string">
            <text:p>Executa-Comandos "heap" "Checks HeapLeakDetection\DiagnosedApplications Subkeys,," "./rip.exe -r Software -p heap"</text:p>
          </table:table-cell>
          <table:table-cell table:formula="of:=CONCATENATE([$PARAMETROS.$B$3];&quot; &quot;;[$PARAMETROS.$B$1];[.E76];&quot; &quot;;[$PARAMETROS.$B$4];&quot; &quot; ;[.C76])" office:value-type="string" office:string-value="./rip.exe -r Software -p heap" calcext:value-type="string">
            <text:p>./rip.exe -r Software -p heap</text:p>
          </table:table-cell>
          <table:table-cell office:value-type="string" calcext:value-type="string">
            <text:p>heap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HeapLeakDetection\DiagnosedApplications Subkeys,,</text:p>
          </table:table-cell>
          <table:table-cell office:value-type="string" calcext:value-type="string">
            <text:p>Checks HeapLeakDetection\DiagnosedApplications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7];CHAR(34);&quot; &quot;;CHAR(34);[.F77];CHAR(34);&quot; &quot;;CHAR(34);[.B77];CHAR(34))" office:value-type="string" office:string-value="Executa-Comandos &quot;ica_sessions&quot; &quot;ARETE ONLY - Extracts Citrix ICA Session info,,&quot; &quot;./rip.exe -r Software -p ica_sessions&quot;" calcext:value-type="string">
            <text:p>Executa-Comandos "ica_sessions" "ARETE ONLY - Extracts Citrix ICA Session info,," "./rip.exe -r Software -p ica_sessions"</text:p>
          </table:table-cell>
          <table:table-cell table:formula="of:=CONCATENATE([$PARAMETROS.$B$3];&quot; &quot;;[$PARAMETROS.$B$1];[.E77];&quot; &quot;;[$PARAMETROS.$B$4];&quot; &quot; ;[.C77])" office:value-type="string" office:string-value="./rip.exe -r Software -p ica_sessions" calcext:value-type="string">
            <text:p>./rip.exe -r Software -p ica_sessions</text:p>
          </table:table-cell>
          <table:table-cell office:value-type="string" calcext:value-type="string">
            <text:p>ica_sessions</text:p>
          </table:table-cell>
          <table:table-cell office:value-type="float" office:value="20200528" calcext:value-type="float">
            <text:p>2020052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RETE ONLY - Extracts Citrix ICA Session info,,</text:p>
          </table:table-cell>
          <table:table-cell office:value-type="string" calcext:value-type="string">
            <text:p>ARETE ONLY - Extracts Citrix ICA Session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8];CHAR(34);&quot; &quot;;CHAR(34);[.F78];CHAR(34);&quot; &quot;;CHAR(34);[.B78];CHAR(34))" office:value-type="string" office:string-value="Executa-Comandos &quot;identities&quot; &quot;Extracts values from Identities key; NTUSER.DAT,,&quot; &quot;./rip.exe -r NTUSER.DAT -p identities&quot;" calcext:value-type="string">
            <text:p>Executa-Comandos "identities" "Extracts values from Identities key; NTUSER.DAT,," "./rip.exe -r NTUSER.DAT -p identities"</text:p>
          </table:table-cell>
          <table:table-cell table:formula="of:=CONCATENATE([$PARAMETROS.$B$3];&quot; &quot;;[$PARAMETROS.$B$1];[.E78];&quot; &quot;;[$PARAMETROS.$B$4];&quot; &quot; ;[.C78])" office:value-type="string" office:string-value="./rip.exe -r NTUSER.DAT -p identities" calcext:value-type="string">
            <text:p>./rip.exe -r NTUSER.DAT -p identities</text:p>
          </table:table-cell>
          <table:table-cell office:value-type="string" calcext:value-type="string">
            <text:p>identitie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values from Identities key; NTUSER.DAT,,</text:p>
          </table:table-cell>
          <table:table-cell office:value-type="string" calcext:value-type="string">
            <text:p>Extracts values from Identities key; NTUSER.DAT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79];CHAR(34);&quot; &quot;;CHAR(34);[.F79];CHAR(34);&quot; &quot;;CHAR(34);[.B79];CHAR(34))" office:value-type="string" office:string-value="Executa-Comandos &quot;imagedev&quot; &quot; -- ,,&quot; &quot;./rip.exe -r System -p imagedev&quot;" calcext:value-type="string">
            <text:p>Executa-Comandos "imagedev" " -- ,," "./rip.exe -r System -p imagedev"</text:p>
          </table:table-cell>
          <table:table-cell table:formula="of:=CONCATENATE([$PARAMETROS.$B$3];&quot; &quot;;[$PARAMETROS.$B$1];[.E79];&quot; &quot;;[$PARAMETROS.$B$4];&quot; &quot; ;[.C79])" office:value-type="string" office:string-value="./rip.exe -r System -p imagedev" calcext:value-type="string">
            <text:p>./rip.exe -r System -p imagedev</text:p>
          </table:table-cell>
          <table:table-cell office:value-type="string" calcext:value-type="string">
            <text:p>imagedev</text:p>
          </table:table-cell>
          <table:table-cell office:value-type="float" office:value="20140104" calcext:value-type="float">
            <text:p>2014010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<text:s/>-- ,,</text:p>
          </table:table-cell>
          <table:table-cell office:value-type="string" calcext:value-type="string">
            <text:p><text:s/>-- 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0];CHAR(34);&quot; &quot;;CHAR(34);[.F80];CHAR(34);&quot; &quot;;CHAR(34);[.B80];CHAR(34))" office:value-type="string" office:string-value="Executa-Comandos &quot;imagefile&quot; &quot;Checks ImageFileExecutionOptions subkeys values,,&quot; &quot;./rip.exe -r Software -p imagefile&quot;" calcext:value-type="string">
            <text:p>Executa-Comandos "imagefile" "Checks ImageFileExecutionOptions subkeys values,," "./rip.exe -r Software -p imagefile"</text:p>
          </table:table-cell>
          <table:table-cell table:formula="of:=CONCATENATE([$PARAMETROS.$B$3];&quot; &quot;;[$PARAMETROS.$B$1];[.E80];&quot; &quot;;[$PARAMETROS.$B$4];&quot; &quot; ;[.C80])" office:value-type="string" office:string-value="./rip.exe -r Software -p imagefile" calcext:value-type="string">
            <text:p>./rip.exe -r Software -p imagefile</text:p>
          </table:table-cell>
          <table:table-cell office:value-type="string" calcext:value-type="string">
            <text:p>imagefile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ImageFileExecutionOptions subkeys values,,</text:p>
          </table:table-cell>
          <table:table-cell office:value-type="string" calcext:value-type="string">
            <text:p>Checks ImageFileExecutionOptions subkeys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1];CHAR(34);&quot; &quot;;CHAR(34);[.F81];CHAR(34);&quot; &quot;;CHAR(34);[.B81];CHAR(34))" office:value-type="string" office:string-value="Executa-Comandos &quot;injectdll64&quot; &quot; Software,Retrieve values set to weaken Chrome security,&quot; &quot;./rip.exe -r NTUSER.DAT -p injectdll64&quot;" calcext:value-type="string">
            <text:p>Executa-Comandos "injectdll64" " Software,Retrieve values set to weaken Chrome security," "./rip.exe -r NTUSER.DAT -p injectdll64"</text:p>
          </table:table-cell>
          <table:table-cell table:formula="of:=CONCATENATE([$PARAMETROS.$B$3];&quot; &quot;;[$PARAMETROS.$B$1];[.E81];&quot; &quot;;[$PARAMETROS.$B$4];&quot; &quot; ;[.C81])" office:value-type="string" office:string-value="./rip.exe -r NTUSER.DAT -p injectdll64" calcext:value-type="string">
            <text:p>./rip.exe -r NTUSER.DAT -p injectdll64</text:p>
          </table:table-cell>
          <table:table-cell office:value-type="string" calcext:value-type="string">
            <text:p>injectdll64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Retrieve values set to weaken Chrome security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Retrieve values set to weaken Chrome security</text:p>
          </table:table-cell>
          <table:table-cell/>
        </table:table-row>
        <table:table-row table:style-name="ro1">
          <table:table-cell table:formula="of:=CONCATENATE(&quot;Executa-Comandos &quot;;CHAR(34);[.C82];CHAR(34);&quot; &quot;;CHAR(34);[.F82];CHAR(34);&quot; &quot;;CHAR(34);[.B82];CHAR(34))" office:value-type="string" office:string-value="Executa-Comandos &quot;inprocserver&quot; &quot;Checks CLSID InProcServer32 values for indications of malware,,&quot; &quot;./rip.exe -r Software -p inprocserver&quot;" calcext:value-type="string">
            <text:p>Executa-Comandos "inprocserver" "Checks CLSID InProcServer32 values for indications of malware,," "./rip.exe -r Software -p inprocserver"</text:p>
          </table:table-cell>
          <table:table-cell table:formula="of:=CONCATENATE([$PARAMETROS.$B$3];&quot; &quot;;[$PARAMETROS.$B$1];[.E82];&quot; &quot;;[$PARAMETROS.$B$4];&quot; &quot; ;[.C82])" office:value-type="string" office:string-value="./rip.exe -r Software -p inprocserver" calcext:value-type="string">
            <text:p>./rip.exe -r Software -p inprocserver</text:p>
          </table:table-cell>
          <table:table-cell office:value-type="string" calcext:value-type="string">
            <text:p>inprocserver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CLSID InProcServer32 values for indications of malware,,</text:p>
          </table:table-cell>
          <table:table-cell office:value-type="string" calcext:value-type="string">
            <text:p>Checks CLSID InProcServer32 values for indications of malwar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3];CHAR(34);&quot; &quot;;CHAR(34);[.F83];CHAR(34);&quot; &quot;;CHAR(34);[.B83];CHAR(34))" office:value-type="string" office:string-value="Executa-Comandos &quot;installer&quot; &quot;Determines product install information,,&quot; &quot;./rip.exe -r Software -p installer&quot;" calcext:value-type="string">
            <text:p>Executa-Comandos "installer" "Determines product install information,," "./rip.exe -r Software -p installer"</text:p>
          </table:table-cell>
          <table:table-cell table:formula="of:=CONCATENATE([$PARAMETROS.$B$3];&quot; &quot;;[$PARAMETROS.$B$1];[.E83];&quot; &quot;;[$PARAMETROS.$B$4];&quot; &quot; ;[.C83])" office:value-type="string" office:string-value="./rip.exe -r Software -p installer" calcext:value-type="string">
            <text:p>./rip.exe -r Software -p installer</text:p>
          </table:table-cell>
          <table:table-cell office:value-type="string" calcext:value-type="string">
            <text:p>installer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s product install information,,</text:p>
          </table:table-cell>
          <table:table-cell office:value-type="string" calcext:value-type="string">
            <text:p>Determines product install information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4];CHAR(34);&quot; &quot;;CHAR(34);[.F84];CHAR(34);&quot; &quot;;CHAR(34);[.B84];CHAR(34))" office:value-type="string" office:string-value="Executa-Comandos &quot;ips&quot; &quot;Get IP Addresses and domains (DHCP,static),&quot; &quot;./rip.exe -r System -p ips&quot;" calcext:value-type="string">
            <text:p>Executa-Comandos "ips" "Get IP Addresses and domains (DHCP,static)," "./rip.exe -r System -p ips"</text:p>
          </table:table-cell>
          <table:table-cell table:formula="of:=CONCATENATE([$PARAMETROS.$B$3];&quot; &quot;;[$PARAMETROS.$B$1];[.E84];&quot; &quot;;[$PARAMETROS.$B$4];&quot; &quot; ;[.C84])" office:value-type="string" office:string-value="./rip.exe -r System -p ips" calcext:value-type="string">
            <text:p>./rip.exe -r System -p ips</text:p>
          </table:table-cell>
          <table:table-cell office:value-type="string" calcext:value-type="string">
            <text:p>ips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IP Addresses and domains (DHCP,static),</text:p>
          </table:table-cell>
          <table:table-cell office:value-type="string" calcext:value-type="string">
            <text:p>Get IP Addresses and domains (DHCP</text:p>
          </table:table-cell>
          <table:table-cell office:value-type="string" calcext:value-type="string">
            <text:p>static)</text:p>
          </table:table-cell>
          <table:table-cell/>
        </table:table-row>
        <table:table-row table:style-name="ro1">
          <table:table-cell table:formula="of:=CONCATENATE(&quot;Executa-Comandos &quot;;CHAR(34);[.C85];CHAR(34);&quot; &quot;;CHAR(34);[.F85];CHAR(34);&quot; &quot;;CHAR(34);[.B85];CHAR(34))" office:value-type="string" office:string-value="Executa-Comandos &quot;jumplistdata&quot; &quot;Gets contents of user's JumpListData key,,&quot; &quot;./rip.exe -r NTUSER.DAT -p jumplistdata&quot;" calcext:value-type="string">
            <text:p>Executa-Comandos "jumplistdata" "Gets contents of user's JumpListData key,," "./rip.exe -r NTUSER.DAT -p jumplistdata"</text:p>
          </table:table-cell>
          <table:table-cell table:formula="of:=CONCATENATE([$PARAMETROS.$B$3];&quot; &quot;;[$PARAMETROS.$B$1];[.E85];&quot; &quot;;[$PARAMETROS.$B$4];&quot; &quot; ;[.C85])" office:value-type="string" office:string-value="./rip.exe -r NTUSER.DAT -p jumplistdata" calcext:value-type="string">
            <text:p>./rip.exe -r NTUSER.DAT -p jumplistdata</text:p>
          </table:table-cell>
          <table:table-cell office:value-type="string" calcext:value-type="string">
            <text:p>jumplistdata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JumpListData key,,</text:p>
          </table:table-cell>
          <table:table-cell office:value-type="string" calcext:value-type="string">
            <text:p>Gets contents of user's JumpListData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6];CHAR(34);&quot; &quot;;CHAR(34);[.F86];CHAR(34);&quot; &quot;;CHAR(34);[.B86];CHAR(34))" office:value-type="string" office:string-value="Executa-Comandos &quot;killsuit&quot; &quot;Check for indications of Danderspritz Killsuit installation,,&quot; &quot;./rip.exe -r Software -p killsuit&quot;" calcext:value-type="string">
            <text:p>Executa-Comandos "killsuit" "Check for indications of Danderspritz Killsuit installation,," "./rip.exe -r Software -p killsuit"</text:p>
          </table:table-cell>
          <table:table-cell table:formula="of:=CONCATENATE([$PARAMETROS.$B$3];&quot; &quot;;[$PARAMETROS.$B$1];[.E86];&quot; &quot;;[$PARAMETROS.$B$4];&quot; &quot; ;[.C86])" office:value-type="string" office:string-value="./rip.exe -r Software -p killsuit" calcext:value-type="string">
            <text:p>./rip.exe -r Software -p killsuit</text:p>
          </table:table-cell>
          <table:table-cell office:value-type="string" calcext:value-type="string">
            <text:p>killsuit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for indications of Danderspritz Killsuit installation,,</text:p>
          </table:table-cell>
          <table:table-cell office:value-type="string" calcext:value-type="string">
            <text:p>Check for indications of Danderspritz Killsuit installation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7];CHAR(34);&quot; &quot;;CHAR(34);[.F87];CHAR(34);&quot; &quot;;CHAR(34);[.B87];CHAR(34))" office:value-type="string" office:string-value="Executa-Comandos &quot;killsuit_tln&quot; &quot;Check for indications of Danderspritz Killsuit installation,,&quot; &quot;./rip.exe -r Software -p killsuit_tln&quot;" calcext:value-type="string">
            <text:p>Executa-Comandos "killsuit_tln" "Check for indications of Danderspritz Killsuit installation,," "./rip.exe -r Software -p killsuit_tln"</text:p>
          </table:table-cell>
          <table:table-cell table:formula="of:=CONCATENATE([$PARAMETROS.$B$3];&quot; &quot;;[$PARAMETROS.$B$1];[.E87];&quot; &quot;;[$PARAMETROS.$B$4];&quot; &quot; ;[.C87])" office:value-type="string" office:string-value="./rip.exe -r Software -p killsuit_tln" calcext:value-type="string">
            <text:p>./rip.exe -r Software -p killsuit_tln</text:p>
          </table:table-cell>
          <table:table-cell office:value-type="string" calcext:value-type="string">
            <text:p>killsuit_tln</text:p>
          </table:table-cell>
          <table:table-cell office:value-type="float" office:value="20200414" calcext:value-type="float">
            <text:p>2020041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 for indications of Danderspritz Killsuit installation,,</text:p>
          </table:table-cell>
          <table:table-cell office:value-type="string" calcext:value-type="string">
            <text:p>Check for indications of Danderspritz Killsuit installation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8];CHAR(34);&quot; &quot;;CHAR(34);[.F88];CHAR(34);&quot; &quot;;CHAR(34);[.B88];CHAR(34))" office:value-type="string" office:string-value="Executa-Comandos &quot;knowndev&quot; &quot;Gets user's KnownDevices key contents,,&quot; &quot;./rip.exe -r NTUSER.DAT -p knowndev&quot;" calcext:value-type="string">
            <text:p>Executa-Comandos "knowndev" "Gets user's KnownDevices key contents,," "./rip.exe -r NTUSER.DAT -p knowndev"</text:p>
          </table:table-cell>
          <table:table-cell table:formula="of:=CONCATENATE([$PARAMETROS.$B$3];&quot; &quot;;[$PARAMETROS.$B$1];[.E88];&quot; &quot;;[$PARAMETROS.$B$4];&quot; &quot; ;[.C88])" office:value-type="string" office:string-value="./rip.exe -r NTUSER.DAT -p knowndev" calcext:value-type="string">
            <text:p>./rip.exe -r NTUSER.DAT -p knowndev</text:p>
          </table:table-cell>
          <table:table-cell office:value-type="string" calcext:value-type="string">
            <text:p>knowndev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KnownDevices key contents,,</text:p>
          </table:table-cell>
          <table:table-cell office:value-type="string" calcext:value-type="string">
            <text:p>Gets user's KnownDevices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89];CHAR(34);&quot; &quot;;CHAR(34);[.F89];CHAR(34);&quot; &quot;;CHAR(34);[.B89];CHAR(34))" office:value-type="string" office:string-value="Executa-Comandos &quot;landesk&quot; &quot;Get list of programs monitored by LANDESK - Software hive,,&quot; &quot;./rip.exe -r Software -p landesk&quot;" calcext:value-type="string">
            <text:p>Executa-Comandos "landesk" "Get list of programs monitored by LANDESK - Software hive,," "./rip.exe -r Software -p landesk"</text:p>
          </table:table-cell>
          <table:table-cell table:formula="of:=CONCATENATE([$PARAMETROS.$B$3];&quot; &quot;;[$PARAMETROS.$B$1];[.E89];&quot; &quot;;[$PARAMETROS.$B$4];&quot; &quot; ;[.C89])" office:value-type="string" office:string-value="./rip.exe -r Software -p landesk" calcext:value-type="string">
            <text:p>./rip.exe -r Software -p landesk</text:p>
          </table:table-cell>
          <table:table-cell office:value-type="string" calcext:value-type="string">
            <text:p>landesk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programs monitored by LANDESK - Software hive,,</text:p>
          </table:table-cell>
          <table:table-cell office:value-type="string" calcext:value-type="string">
            <text:p>Get list of programs monitored by LANDESK - Software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0];CHAR(34);&quot; &quot;;CHAR(34);[.F90];CHAR(34);&quot; &quot;;CHAR(34);[.B90];CHAR(34))" office:value-type="string" office:string-value="Executa-Comandos &quot;landesk_tln&quot; &quot;Get list of programs monitored by LANDESK from Software hive,,&quot; &quot;./rip.exe -r Software -p landesk_tln&quot;" calcext:value-type="string">
            <text:p>Executa-Comandos "landesk_tln" "Get list of programs monitored by LANDESK from Software hive,," "./rip.exe -r Software -p landesk_tln"</text:p>
          </table:table-cell>
          <table:table-cell table:formula="of:=CONCATENATE([$PARAMETROS.$B$3];&quot; &quot;;[$PARAMETROS.$B$1];[.E90];&quot; &quot;;[$PARAMETROS.$B$4];&quot; &quot; ;[.C90])" office:value-type="string" office:string-value="./rip.exe -r Software -p landesk_tln" calcext:value-type="string">
            <text:p>./rip.exe -r Software -p landesk_tln</text:p>
          </table:table-cell>
          <table:table-cell office:value-type="string" calcext:value-type="string">
            <text:p>landesk_tln</text:p>
          </table:table-cell>
          <table:table-cell office:value-type="float" office:value="20130214" calcext:value-type="float">
            <text:p>2013021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list of programs monitored by LANDESK from Software hive,,</text:p>
          </table:table-cell>
          <table:table-cell office:value-type="string" calcext:value-type="string">
            <text:p>Get list of programs monitored by LANDESK from Software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1];CHAR(34);&quot; &quot;;CHAR(34);[.F91];CHAR(34);&quot; &quot;;CHAR(34);[.B91];CHAR(34))" office:value-type="string" office:string-value="Executa-Comandos &quot;lastloggedon&quot; &quot;Gets LastLoggedOn* values from LogonUI key,,&quot; &quot;./rip.exe -r Software -p lastloggedon&quot;" calcext:value-type="string">
            <text:p>Executa-Comandos "lastloggedon" "Gets LastLoggedOn* values from LogonUI key,," "./rip.exe -r Software -p lastloggedon"</text:p>
          </table:table-cell>
          <table:table-cell table:formula="of:=CONCATENATE([$PARAMETROS.$B$3];&quot; &quot;;[$PARAMETROS.$B$1];[.E91];&quot; &quot;;[$PARAMETROS.$B$4];&quot; &quot; ;[.C91])" office:value-type="string" office:string-value="./rip.exe -r Software -p lastloggedon" calcext:value-type="string">
            <text:p>./rip.exe -r Software -p lastloggedon</text:p>
          </table:table-cell>
          <table:table-cell office:value-type="string" calcext:value-type="string">
            <text:p>lastloggedon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astLoggedOn* values from LogonUI key,,</text:p>
          </table:table-cell>
          <table:table-cell office:value-type="string" calcext:value-type="string">
            <text:p>Gets LastLoggedOn* values from LogonUI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2];CHAR(34);&quot; &quot;;CHAR(34);[.F92];CHAR(34);&quot; &quot;;CHAR(34);[.B92];CHAR(34))" office:value-type="string" office:string-value="Executa-Comandos &quot;licenses&quot; &quot;Get contents of HKLM/Software/Licenses key,,&quot; &quot;./rip.exe -r Software -p licenses&quot;" calcext:value-type="string">
            <text:p>Executa-Comandos "licenses" "Get contents of HKLM/Software/Licenses key,," "./rip.exe -r Software -p licenses"</text:p>
          </table:table-cell>
          <table:table-cell table:formula="of:=CONCATENATE([$PARAMETROS.$B$3];&quot; &quot;;[$PARAMETROS.$B$1];[.E92];&quot; &quot;;[$PARAMETROS.$B$4];&quot; &quot; ;[.C92])" office:value-type="string" office:string-value="./rip.exe -r Software -p licenses" calcext:value-type="string">
            <text:p>./rip.exe -r Software -p licenses</text:p>
          </table:table-cell>
          <table:table-cell office:value-type="string" calcext:value-type="string">
            <text:p>licenses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contents of HKLM/Software/Licenses key,,</text:p>
          </table:table-cell>
          <table:table-cell office:value-type="string" calcext:value-type="string">
            <text:p>Get contents of HKLM/Software/License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3];CHAR(34);&quot; &quot;;CHAR(34);[.F93];CHAR(34);&quot; &quot;;CHAR(34);[.B93];CHAR(34))" office:value-type="string" office:string-value="Executa-Comandos &quot;link_click&quot; &quot;Get UseRWHlinkNavigation value data,,&quot; &quot;./rip.exe -r NTUSER.DAT -p link_click&quot;" calcext:value-type="string">
            <text:p>Executa-Comandos "link_click" "Get UseRWHlinkNavigation value data,," "./rip.exe -r NTUSER.DAT -p link_click"</text:p>
          </table:table-cell>
          <table:table-cell table:formula="of:=CONCATENATE([$PARAMETROS.$B$3];&quot; &quot;;[$PARAMETROS.$B$1];[.E93];&quot; &quot;;[$PARAMETROS.$B$4];&quot; &quot; ;[.C93])" office:value-type="string" office:string-value="./rip.exe -r NTUSER.DAT -p link_click" calcext:value-type="string">
            <text:p>./rip.exe -r NTUSER.DAT -p link_click</text:p>
          </table:table-cell>
          <table:table-cell office:value-type="string" calcext:value-type="string">
            <text:p>link_click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WHlinkNavigation value data,,</text:p>
          </table:table-cell>
          <table:table-cell office:value-type="string" calcext:value-type="string">
            <text:p>Get UseRWHlinkNavigation value data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4];CHAR(34);&quot; &quot;;CHAR(34);[.F94];CHAR(34);&quot; &quot;;CHAR(34);[.B94];CHAR(34))" office:value-type="string" office:string-value="Executa-Comandos &quot;listsoft&quot; &quot;Lists contents of user's Software key,,&quot; &quot;./rip.exe -r NTUSER.DAT -p listsoft&quot;" calcext:value-type="string">
            <text:p>Executa-Comandos "listsoft" "Lists contents of user's Software key,," "./rip.exe -r NTUSER.DAT -p listsoft"</text:p>
          </table:table-cell>
          <table:table-cell table:formula="of:=CONCATENATE([$PARAMETROS.$B$3];&quot; &quot;;[$PARAMETROS.$B$1];[.E94];&quot; &quot;;[$PARAMETROS.$B$4];&quot; &quot; ;[.C94])" office:value-type="string" office:string-value="./rip.exe -r NTUSER.DAT -p listsoft" calcext:value-type="string">
            <text:p>./rip.exe -r NTUSER.DAT -p listsoft</text:p>
          </table:table-cell>
          <table:table-cell office:value-type="string" calcext:value-type="string">
            <text:p>listsoft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Lists contents of user's Software key,,</text:p>
          </table:table-cell>
          <table:table-cell office:value-type="string" calcext:value-type="string">
            <text:p>Lists contents of user's Software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5];CHAR(34);&quot; &quot;;CHAR(34);[.F95];CHAR(34);&quot; &quot;;CHAR(34);[.B95];CHAR(34))" office:value-type="string" office:string-value="Executa-Comandos &quot;load&quot; &quot;Gets load and run values from user hive,,&quot; &quot;./rip.exe -r NTUSER.DAT -p load&quot;" calcext:value-type="string">
            <text:p>Executa-Comandos "load" "Gets load and run values from user hive,," "./rip.exe -r NTUSER.DAT -p load"</text:p>
          </table:table-cell>
          <table:table-cell table:formula="of:=CONCATENATE([$PARAMETROS.$B$3];&quot; &quot;;[$PARAMETROS.$B$1];[.E95];&quot; &quot;;[$PARAMETROS.$B$4];&quot; &quot; ;[.C95])" office:value-type="string" office:string-value="./rip.exe -r NTUSER.DAT -p load" calcext:value-type="string">
            <text:p>./rip.exe -r NTUSER.DAT -p load</text:p>
          </table:table-cell>
          <table:table-cell office:value-type="string" calcext:value-type="string">
            <text:p>load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load and run values from user hive,,</text:p>
          </table:table-cell>
          <table:table-cell office:value-type="string" calcext:value-type="string">
            <text:p>Gets load and run values from user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6];CHAR(34);&quot; &quot;;CHAR(34);[.F96];CHAR(34);&quot; &quot;;CHAR(34);[.B96];CHAR(34))" office:value-type="string" office:string-value="Executa-Comandos &quot;logonstats&quot; &quot;Gets contents of user's LogonStats key,,&quot; &quot;./rip.exe -r NTUSER.DAT -p logonstats&quot;" calcext:value-type="string">
            <text:p>Executa-Comandos "logonstats" "Gets contents of user's LogonStats key,," "./rip.exe -r NTUSER.DAT -p logonstats"</text:p>
          </table:table-cell>
          <table:table-cell table:formula="of:=CONCATENATE([$PARAMETROS.$B$3];&quot; &quot;;[$PARAMETROS.$B$1];[.E96];&quot; &quot;;[$PARAMETROS.$B$4];&quot; &quot; ;[.C96])" office:value-type="string" office:string-value="./rip.exe -r NTUSER.DAT -p logonstats" calcext:value-type="string">
            <text:p>./rip.exe -r NTUSER.DAT -p logonstats</text:p>
          </table:table-cell>
          <table:table-cell office:value-type="string" calcext:value-type="string">
            <text:p>logonstat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LogonStats key,,</text:p>
          </table:table-cell>
          <table:table-cell office:value-type="string" calcext:value-type="string">
            <text:p>Gets contents of user's LogonStat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7];CHAR(34);&quot; &quot;;CHAR(34);[.F97];CHAR(34);&quot; &quot;;CHAR(34);[.B97];CHAR(34))" office:value-type="string" office:string-value="Executa-Comandos &quot;lsa&quot; &quot;Lists specific contents of LSA key,,&quot; &quot;./rip.exe -r System -p lsa&quot;" calcext:value-type="string">
            <text:p>Executa-Comandos "lsa" "Lists specific contents of LSA key,," "./rip.exe -r System -p lsa"</text:p>
          </table:table-cell>
          <table:table-cell table:formula="of:=CONCATENATE([$PARAMETROS.$B$3];&quot; &quot;;[$PARAMETROS.$B$1];[.E97];&quot; &quot;;[$PARAMETROS.$B$4];&quot; &quot; ;[.C97])" office:value-type="string" office:string-value="./rip.exe -r System -p lsa" calcext:value-type="string">
            <text:p>./rip.exe -r System -p lsa</text:p>
          </table:table-cell>
          <table:table-cell office:value-type="string" calcext:value-type="string">
            <text:p>lsa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pecific contents of LSA key,,</text:p>
          </table:table-cell>
          <table:table-cell office:value-type="string" calcext:value-type="string">
            <text:p>Lists specific contents of LSA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8];CHAR(34);&quot; &quot;;CHAR(34);[.F98];CHAR(34);&quot; &quot;;CHAR(34);[.B98];CHAR(34))" office:value-type="string" office:string-value="Executa-Comandos &quot;lxss&quot; &quot;Gets WSL config.,,&quot; &quot;./rip.exe -r NTUSER.DAT -p lxss&quot;" calcext:value-type="string">
            <text:p>Executa-Comandos "lxss" "Gets WSL config.,," "./rip.exe -r NTUSER.DAT -p lxss"</text:p>
          </table:table-cell>
          <table:table-cell table:formula="of:=CONCATENATE([$PARAMETROS.$B$3];&quot; &quot;;[$PARAMETROS.$B$1];[.E98];&quot; &quot;;[$PARAMETROS.$B$4];&quot; &quot; ;[.C98])" office:value-type="string" office:string-value="./rip.exe -r NTUSER.DAT -p lxss" calcext:value-type="string">
            <text:p>./rip.exe -r NTUSER.DAT -p lxss</text:p>
          </table:table-cell>
          <table:table-cell office:value-type="string" calcext:value-type="string">
            <text:p>lxss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WSL config.,,</text:p>
          </table:table-cell>
          <table:table-cell office:value-type="string" calcext:value-type="string">
            <text:p>Gets WSL config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99];CHAR(34);&quot; &quot;;CHAR(34);[.F99];CHAR(34);&quot; &quot;;CHAR(34);[.B99];CHAR(34))" office:value-type="string" office:string-value="Executa-Comandos &quot;lxss_tln&quot; &quot;Gets WSL config.,,&quot; &quot;./rip.exe -r NTUSER.DAT -p lxss_tln&quot;" calcext:value-type="string">
            <text:p>Executa-Comandos "lxss_tln" "Gets WSL config.,," "./rip.exe -r NTUSER.DAT -p lxss_tln"</text:p>
          </table:table-cell>
          <table:table-cell table:formula="of:=CONCATENATE([$PARAMETROS.$B$3];&quot; &quot;;[$PARAMETROS.$B$1];[.E99];&quot; &quot;;[$PARAMETROS.$B$4];&quot; &quot; ;[.C99])" office:value-type="string" office:string-value="./rip.exe -r NTUSER.DAT -p lxss_tln" calcext:value-type="string">
            <text:p>./rip.exe -r NTUSER.DAT -p lxss_tln</text:p>
          </table:table-cell>
          <table:table-cell office:value-type="string" calcext:value-type="string">
            <text:p>lxss_tln</text:p>
          </table:table-cell>
          <table:table-cell office:value-type="float" office:value="20140723" calcext:value-type="float">
            <text:p>2014072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WSL config.,,</text:p>
          </table:table-cell>
          <table:table-cell office:value-type="string" calcext:value-type="string">
            <text:p>Gets WSL config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0];CHAR(34);&quot; &quot;;CHAR(34);[.F100];CHAR(34);&quot; &quot;;CHAR(34);[.B100];CHAR(34))" office:value-type="string" office:string-value="Executa-Comandos &quot;macaddr&quot; &quot;Software, -- ,&quot; &quot;./rip.exe -r System -p macaddr&quot;" calcext:value-type="string">
            <text:p>Executa-Comandos "macaddr" "Software, -- ," "./rip.exe -r System -p macaddr"</text:p>
          </table:table-cell>
          <table:table-cell table:formula="of:=CONCATENATE([$PARAMETROS.$B$3];&quot; &quot;;[$PARAMETROS.$B$1];[.E100];&quot; &quot;;[$PARAMETROS.$B$4];&quot; &quot; ;[.C100])" office:value-type="string" office:string-value="./rip.exe -r System -p macaddr" calcext:value-type="string">
            <text:p>./rip.exe -r System -p macaddr</text:p>
          </table:table-cell>
          <table:table-cell office:value-type="string" calcext:value-type="string">
            <text:p>macaddr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oftware, -- ,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-- </text:p>
          </table:table-cell>
          <table:table-cell/>
        </table:table-row>
        <table:table-row table:style-name="ro1">
          <table:table-cell table:formula="of:=CONCATENATE(&quot;Executa-Comandos &quot;;CHAR(34);[.C101];CHAR(34);&quot; &quot;;CHAR(34);[.F101];CHAR(34);&quot; &quot;;CHAR(34);[.B101];CHAR(34))" office:value-type="string" office:string-value="Executa-Comandos &quot;mixer&quot; &quot;Checks user's audio mixer settings,,&quot; &quot;./rip.exe -r NTUSER.DAT -p mixer&quot;" calcext:value-type="string">
            <text:p>Executa-Comandos "mixer" "Checks user's audio mixer settings,," "./rip.exe -r NTUSER.DAT -p mixer"</text:p>
          </table:table-cell>
          <table:table-cell table:formula="of:=CONCATENATE([$PARAMETROS.$B$3];&quot; &quot;;[$PARAMETROS.$B$1];[.E101];&quot; &quot;;[$PARAMETROS.$B$4];&quot; &quot; ;[.C101])" office:value-type="string" office:string-value="./rip.exe -r NTUSER.DAT -p mixer" calcext:value-type="string">
            <text:p>./rip.exe -r NTUSER.DAT -p mixer</text:p>
          </table:table-cell>
          <table:table-cell office:value-type="string" calcext:value-type="string">
            <text:p>mixer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audio mixer settings,,</text:p>
          </table:table-cell>
          <table:table-cell office:value-type="string" calcext:value-type="string">
            <text:p>Checks user's audio mixer setting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2];CHAR(34);&quot; &quot;;CHAR(34);[.F102];CHAR(34);&quot; &quot;;CHAR(34);[.B102];CHAR(34))" office:value-type="string" office:string-value="Executa-Comandos &quot;mixer_tln&quot; &quot;Checks user's audio mixer info,,&quot; &quot;./rip.exe -r NTUSER.DAT -p mixer_tln&quot;" calcext:value-type="string">
            <text:p>Executa-Comandos "mixer_tln" "Checks user's audio mixer info,," "./rip.exe -r NTUSER.DAT -p mixer_tln"</text:p>
          </table:table-cell>
          <table:table-cell table:formula="of:=CONCATENATE([$PARAMETROS.$B$3];&quot; &quot;;[$PARAMETROS.$B$1];[.E102];&quot; &quot;;[$PARAMETROS.$B$4];&quot; &quot; ;[.C102])" office:value-type="string" office:string-value="./rip.exe -r NTUSER.DAT -p mixer_tln" calcext:value-type="string">
            <text:p>./rip.exe -r NTUSER.DAT -p mixer_tln</text:p>
          </table:table-cell>
          <table:table-cell office:value-type="string" calcext:value-type="string">
            <text:p>mixer_tln</text:p>
          </table:table-cell>
          <table:table-cell office:value-type="float" office:value="20141112" calcext:value-type="float">
            <text:p>20141112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user's audio mixer info,,</text:p>
          </table:table-cell>
          <table:table-cell office:value-type="string" calcext:value-type="string">
            <text:p>Checks user's audio mixer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3];CHAR(34);&quot; &quot;;CHAR(34);[.F103];CHAR(34);&quot; &quot;;CHAR(34);[.B103];CHAR(34))" office:value-type="string" office:string-value="Executa-Comandos &quot;mmc&quot; &quot;Get contents of user's MMC\Recent File List key,,&quot; &quot;./rip.exe -r NTUSER.DAT -p mmc&quot;" calcext:value-type="string">
            <text:p>Executa-Comandos "mmc" "Get contents of user's MMC\Recent File List key,," "./rip.exe -r NTUSER.DAT -p mmc"</text:p>
          </table:table-cell>
          <table:table-cell table:formula="of:=CONCATENATE([$PARAMETROS.$B$3];&quot; &quot;;[$PARAMETROS.$B$1];[.E103];&quot; &quot;;[$PARAMETROS.$B$4];&quot; &quot; ;[.C103])" office:value-type="string" office:string-value="./rip.exe -r NTUSER.DAT -p mmc" calcext:value-type="string">
            <text:p>./rip.exe -r NTUSER.DAT -p mmc</text:p>
          </table:table-cell>
          <table:table-cell office:value-type="string" calcext:value-type="string">
            <text:p>mmc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contents of user's MMC\Recent File List key,,</text:p>
          </table:table-cell>
          <table:table-cell office:value-type="string" calcext:value-type="string">
            <text:p>Get contents of user's MMC\Recent File Lis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4];CHAR(34);&quot; &quot;;CHAR(34);[.F104];CHAR(34);&quot; &quot;;CHAR(34);[.B104];CHAR(34))" office:value-type="string" office:string-value="Executa-Comandos &quot;mmc_tln&quot; &quot;Get contents of user's MMC\Recent File List key (TLN),,&quot; &quot;./rip.exe -r NTUSER.DAT -p mmc_tln&quot;" calcext:value-type="string">
            <text:p>Executa-Comandos "mmc_tln" "Get contents of user's MMC\Recent File List key (TLN),," "./rip.exe -r NTUSER.DAT -p mmc_tln"</text:p>
          </table:table-cell>
          <table:table-cell table:formula="of:=CONCATENATE([$PARAMETROS.$B$3];&quot; &quot;;[$PARAMETROS.$B$1];[.E104];&quot; &quot;;[$PARAMETROS.$B$4];&quot; &quot; ;[.C104])" office:value-type="string" office:string-value="./rip.exe -r NTUSER.DAT -p mmc_tln" calcext:value-type="string">
            <text:p>./rip.exe -r NTUSER.DAT -p mmc_tln</text:p>
          </table:table-cell>
          <table:table-cell office:value-type="string" calcext:value-type="string">
            <text:p>mmc_tln</text:p>
          </table:table-cell>
          <table:table-cell office:value-type="float" office:value="20120828" calcext:value-type="float">
            <text:p>201208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contents of user's MMC\Recent File List key (TLN),,</text:p>
          </table:table-cell>
          <table:table-cell office:value-type="string" calcext:value-type="string">
            <text:p>Get contents of user's MMC\Recent File List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5];CHAR(34);&quot; &quot;;CHAR(34);[.F105];CHAR(34);&quot; &quot;;CHAR(34);[.B105];CHAR(34))" office:value-type="string" office:string-value="Executa-Comandos &quot;mmo&quot; &quot;Checks NTUSER for Multimedia\Other values [malware],,&quot; &quot;./rip.exe -r NTUSER.DAT -p mmo&quot;" calcext:value-type="string">
            <text:p>Executa-Comandos "mmo" "Checks NTUSER for Multimedia\Other values [malware],," "./rip.exe -r NTUSER.DAT -p mmo"</text:p>
          </table:table-cell>
          <table:table-cell table:formula="of:=CONCATENATE([$PARAMETROS.$B$3];&quot; &quot;;[$PARAMETROS.$B$1];[.E105];&quot; &quot;;[$PARAMETROS.$B$4];&quot; &quot; ;[.C105])" office:value-type="string" office:string-value="./rip.exe -r NTUSER.DAT -p mmo" calcext:value-type="string">
            <text:p>./rip.exe -r NTUSER.DAT -p mmo</text:p>
          </table:table-cell>
          <table:table-cell office:value-type="string" calcext:value-type="string">
            <text:p>mmo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NTUSER for Multimedia\Other values [malware],,</text:p>
          </table:table-cell>
          <table:table-cell office:value-type="string" calcext:value-type="string">
            <text:p>Checks NTUSER for Multimedia\Other values [malware]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6];CHAR(34);&quot; &quot;;CHAR(34);[.F106];CHAR(34);&quot; &quot;;CHAR(34);[.B106];CHAR(34))" office:value-type="string" office:string-value="Executa-Comandos &quot;mndmru&quot; &quot;Get contents of user's Map Network Drive MRU,,&quot; &quot;./rip.exe -r NTUSER.DAT -p mndmru&quot;" calcext:value-type="string">
            <text:p>Executa-Comandos "mndmru" "Get contents of user's Map Network Drive MRU,," "./rip.exe -r NTUSER.DAT -p mndmru"</text:p>
          </table:table-cell>
          <table:table-cell table:formula="of:=CONCATENATE([$PARAMETROS.$B$3];&quot; &quot;;[$PARAMETROS.$B$1];[.E106];&quot; &quot;;[$PARAMETROS.$B$4];&quot; &quot; ;[.C106])" office:value-type="string" office:string-value="./rip.exe -r NTUSER.DAT -p mndmru" calcext:value-type="string">
            <text:p>./rip.exe -r NTUSER.DAT -p mndmru</text:p>
          </table:table-cell>
          <table:table-cell office:value-type="string" calcext:value-type="string">
            <text:p>mndmru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contents of user's Map Network Drive MRU,,</text:p>
          </table:table-cell>
          <table:table-cell office:value-type="string" calcext:value-type="string">
            <text:p>Get contents of user's Map Network Drive MRU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7];CHAR(34);&quot; &quot;;CHAR(34);[.F107];CHAR(34);&quot; &quot;;CHAR(34);[.B107];CHAR(34))" office:value-type="string" office:string-value="Executa-Comandos &quot;mndmru_tln&quot; &quot;Get user's Map Network Drive MRU (TLN),,&quot; &quot;./rip.exe -r NTUSER.DAT -p mndmru_tln&quot;" calcext:value-type="string">
            <text:p>Executa-Comandos "mndmru_tln" "Get user's Map Network Drive MRU (TLN),," "./rip.exe -r NTUSER.DAT -p mndmru_tln"</text:p>
          </table:table-cell>
          <table:table-cell table:formula="of:=CONCATENATE([$PARAMETROS.$B$3];&quot; &quot;;[$PARAMETROS.$B$1];[.E107];&quot; &quot;;[$PARAMETROS.$B$4];&quot; &quot; ;[.C107])" office:value-type="string" office:string-value="./rip.exe -r NTUSER.DAT -p mndmru_tln" calcext:value-type="string">
            <text:p>./rip.exe -r NTUSER.DAT -p mndmru_tln</text:p>
          </table:table-cell>
          <table:table-cell office:value-type="string" calcext:value-type="string">
            <text:p>mndmru_tln</text:p>
          </table:table-cell>
          <table:table-cell office:value-type="float" office:value="20120829" calcext:value-type="float">
            <text:p>201208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Map Network Drive MRU (TLN),,</text:p>
          </table:table-cell>
          <table:table-cell office:value-type="string" calcext:value-type="string">
            <text:p>Get user's Map Network Drive MRU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8];CHAR(34);&quot; &quot;;CHAR(34);[.F108];CHAR(34);&quot; &quot;;CHAR(34);[.B108];CHAR(34))" office:value-type="string" office:string-value="Executa-Comandos &quot;mountdev&quot; &quot;Return contents of System hive MountedDevices key,,&quot; &quot;./rip.exe -r System -p mountdev&quot;" calcext:value-type="string">
            <text:p>Executa-Comandos "mountdev" "Return contents of System hive MountedDevices key,," "./rip.exe -r System -p mountdev"</text:p>
          </table:table-cell>
          <table:table-cell table:formula="of:=CONCATENATE([$PARAMETROS.$B$3];&quot; &quot;;[$PARAMETROS.$B$1];[.E108];&quot; &quot;;[$PARAMETROS.$B$4];&quot; &quot; ;[.C108])" office:value-type="string" office:string-value="./rip.exe -r System -p mountdev" calcext:value-type="string">
            <text:p>./rip.exe -r System -p mountdev</text:p>
          </table:table-cell>
          <table:table-cell office:value-type="string" calcext:value-type="string">
            <text:p>mountdev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turn contents of System hive MountedDevices key,,</text:p>
          </table:table-cell>
          <table:table-cell office:value-type="string" calcext:value-type="string">
            <text:p>Return contents of System hive MountedDevice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09];CHAR(34);&quot; &quot;;CHAR(34);[.F109];CHAR(34);&quot; &quot;;CHAR(34);[.B109];CHAR(34))" office:value-type="string" office:string-value="Executa-Comandos &quot;mountdev2&quot; &quot;Return contents of System hive MountedDevices key,,&quot; &quot;./rip.exe -r System -p mountdev2&quot;" calcext:value-type="string">
            <text:p>Executa-Comandos "mountdev2" "Return contents of System hive MountedDevices key,," "./rip.exe -r System -p mountdev2"</text:p>
          </table:table-cell>
          <table:table-cell table:formula="of:=CONCATENATE([$PARAMETROS.$B$3];&quot; &quot;;[$PARAMETROS.$B$1];[.E109];&quot; &quot;;[$PARAMETROS.$B$4];&quot; &quot; ;[.C109])" office:value-type="string" office:string-value="./rip.exe -r System -p mountdev2" calcext:value-type="string">
            <text:p>./rip.exe -r System -p mountdev2</text:p>
          </table:table-cell>
          <table:table-cell office:value-type="string" calcext:value-type="string">
            <text:p>mountdev2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Return contents of System hive MountedDevices key,,</text:p>
          </table:table-cell>
          <table:table-cell office:value-type="string" calcext:value-type="string">
            <text:p>Return contents of System hive MountedDevice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0];CHAR(34);&quot; &quot;;CHAR(34);[.F110];CHAR(34);&quot; &quot;;CHAR(34);[.B110];CHAR(34))" office:value-type="string" office:string-value="Executa-Comandos &quot;mp2&quot; &quot;Gets user's MountPoints2 key contents,,&quot; &quot;./rip.exe -r NTUSER.DAT -p mp2&quot;" calcext:value-type="string">
            <text:p>Executa-Comandos "mp2" "Gets user's MountPoints2 key contents,," "./rip.exe -r NTUSER.DAT -p mp2"</text:p>
          </table:table-cell>
          <table:table-cell table:formula="of:=CONCATENATE([$PARAMETROS.$B$3];&quot; &quot;;[$PARAMETROS.$B$1];[.E110];&quot; &quot;;[$PARAMETROS.$B$4];&quot; &quot; ;[.C110])" office:value-type="string" office:string-value="./rip.exe -r NTUSER.DAT -p mp2" calcext:value-type="string">
            <text:p>./rip.exe -r NTUSER.DAT -p mp2</text:p>
          </table:table-cell>
          <table:table-cell office:value-type="string" calcext:value-type="string">
            <text:p>mp2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ountPoints2 key contents,,</text:p>
          </table:table-cell>
          <table:table-cell office:value-type="string" calcext:value-type="string">
            <text:p>Gets user's MountPoints2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1];CHAR(34);&quot; &quot;;CHAR(34);[.F111];CHAR(34);&quot; &quot;;CHAR(34);[.B111];CHAR(34))" office:value-type="string" office:string-value="Executa-Comandos &quot;mp2_tln&quot; &quot;Gets user's MountPoints2 key contents,,&quot; &quot;./rip.exe -r NTUSER.DAT -p mp2_tln&quot;" calcext:value-type="string">
            <text:p>Executa-Comandos "mp2_tln" "Gets user's MountPoints2 key contents,," "./rip.exe -r NTUSER.DAT -p mp2_tln"</text:p>
          </table:table-cell>
          <table:table-cell table:formula="of:=CONCATENATE([$PARAMETROS.$B$3];&quot; &quot;;[$PARAMETROS.$B$1];[.E111];&quot; &quot;;[$PARAMETROS.$B$4];&quot; &quot; ;[.C111])" office:value-type="string" office:string-value="./rip.exe -r NTUSER.DAT -p mp2_tln" calcext:value-type="string">
            <text:p>./rip.exe -r NTUSER.DAT -p mp2_tln</text:p>
          </table:table-cell>
          <table:table-cell office:value-type="string" calcext:value-type="string">
            <text:p>mp2_tln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ountPoints2 key contents,,</text:p>
          </table:table-cell>
          <table:table-cell office:value-type="string" calcext:value-type="string">
            <text:p>Gets user's MountPoints2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2];CHAR(34);&quot; &quot;;CHAR(34);[.F112];CHAR(34);&quot; &quot;;CHAR(34);[.B112];CHAR(34))" office:value-type="string" office:string-value="Executa-Comandos &quot;mpmru&quot; &quot;Gets user's Media Player RecentFileList values,,&quot; &quot;./rip.exe -r NTUSER.DAT -p mpmru&quot;" calcext:value-type="string">
            <text:p>Executa-Comandos "mpmru" "Gets user's Media Player RecentFileList values,," "./rip.exe -r NTUSER.DAT -p mpmru"</text:p>
          </table:table-cell>
          <table:table-cell table:formula="of:=CONCATENATE([$PARAMETROS.$B$3];&quot; &quot;;[$PARAMETROS.$B$1];[.E112];&quot; &quot;;[$PARAMETROS.$B$4];&quot; &quot; ;[.C112])" office:value-type="string" office:string-value="./rip.exe -r NTUSER.DAT -p mpmru" calcext:value-type="string">
            <text:p>./rip.exe -r NTUSER.DAT -p mpmru</text:p>
          </table:table-cell>
          <table:table-cell office:value-type="string" calcext:value-type="string">
            <text:p>mpmru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Media Player RecentFileList values,,</text:p>
          </table:table-cell>
          <table:table-cell office:value-type="string" calcext:value-type="string">
            <text:p>Gets user's Media Player RecentFileList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3];CHAR(34);&quot; &quot;;CHAR(34);[.F113];CHAR(34);&quot; &quot;;CHAR(34);[.B113];CHAR(34))" office:value-type="string" office:string-value="Executa-Comandos &quot;msis&quot; &quot;Determine MSI packages installed on the system,,&quot; &quot;./rip.exe -r Software -p msis&quot;" calcext:value-type="string">
            <text:p>Executa-Comandos "msis" "Determine MSI packages installed on the system,," "./rip.exe -r Software -p msis"</text:p>
          </table:table-cell>
          <table:table-cell table:formula="of:=CONCATENATE([$PARAMETROS.$B$3];&quot; &quot;;[$PARAMETROS.$B$1];[.E113];&quot; &quot;;[$PARAMETROS.$B$4];&quot; &quot; ;[.C113])" office:value-type="string" office:string-value="./rip.exe -r Software -p msis" calcext:value-type="string">
            <text:p>./rip.exe -r Software -p msis</text:p>
          </table:table-cell>
          <table:table-cell office:value-type="string" calcext:value-type="string">
            <text:p>msi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 MSI packages installed on the system,,</text:p>
          </table:table-cell>
          <table:table-cell office:value-type="string" calcext:value-type="string">
            <text:p>Determine MSI packages installed on the system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4];CHAR(34);&quot; &quot;;CHAR(34);[.F114];CHAR(34);&quot; &quot;;CHAR(34);[.B114];CHAR(34))" office:value-type="string" office:string-value="Executa-Comandos &quot;msoffice&quot; &quot;Get user's MSOffice content,,&quot; &quot;./rip.exe -r NTUSER.DAT -p msoffice&quot;" calcext:value-type="string">
            <text:p>Executa-Comandos "msoffice" "Get user's MSOffice content,," "./rip.exe -r NTUSER.DAT -p msoffice"</text:p>
          </table:table-cell>
          <table:table-cell table:formula="of:=CONCATENATE([$PARAMETROS.$B$3];&quot; &quot;;[$PARAMETROS.$B$1];[.E114];&quot; &quot;;[$PARAMETROS.$B$4];&quot; &quot; ;[.C114])" office:value-type="string" office:string-value="./rip.exe -r NTUSER.DAT -p msoffice" calcext:value-type="string">
            <text:p>./rip.exe -r NTUSER.DAT -p msoffice</text:p>
          </table:table-cell>
          <table:table-cell office:value-type="string" calcext:value-type="string">
            <text:p>msoffice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MSOffice content,,</text:p>
          </table:table-cell>
          <table:table-cell office:value-type="string" calcext:value-type="string">
            <text:p>Get user's MSOffice content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5];CHAR(34);&quot; &quot;;CHAR(34);[.F115];CHAR(34);&quot; &quot;;CHAR(34);[.B115];CHAR(34))" office:value-type="string" office:string-value="Executa-Comandos &quot;msoffice_tln&quot; &quot;Get user's MSOffice content,,&quot; &quot;./rip.exe -r NTUSER.DAT -p msoffice_tln&quot;" calcext:value-type="string">
            <text:p>Executa-Comandos "msoffice_tln" "Get user's MSOffice content,," "./rip.exe -r NTUSER.DAT -p msoffice_tln"</text:p>
          </table:table-cell>
          <table:table-cell table:formula="of:=CONCATENATE([$PARAMETROS.$B$3];&quot; &quot;;[$PARAMETROS.$B$1];[.E115];&quot; &quot;;[$PARAMETROS.$B$4];&quot; &quot; ;[.C115])" office:value-type="string" office:string-value="./rip.exe -r NTUSER.DAT -p msoffice_tln" calcext:value-type="string">
            <text:p>./rip.exe -r NTUSER.DAT -p msoffice_tln</text:p>
          </table:table-cell>
          <table:table-cell office:value-type="string" calcext:value-type="string">
            <text:p>msoffice_tln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user's MSOffice content,,</text:p>
          </table:table-cell>
          <table:table-cell office:value-type="string" calcext:value-type="string">
            <text:p>Get user's MSOffice content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6];CHAR(34);&quot; &quot;;CHAR(34);[.F116];CHAR(34);&quot; &quot;;CHAR(34);[.B116];CHAR(34))" office:value-type="string" office:string-value="Executa-Comandos &quot;muicache&quot; &quot;USRCLASS.DAT,Gets EXEs from user's MUICache key,&quot; &quot;./rip.exe -r NTUSER.DAT -p muicache&quot;" calcext:value-type="string">
            <text:p>Executa-Comandos "muicache" "USRCLASS.DAT,Gets EXEs from user's MUICache key," "./rip.exe -r NTUSER.DAT -p muicache"</text:p>
          </table:table-cell>
          <table:table-cell table:formula="of:=CONCATENATE([$PARAMETROS.$B$3];&quot; &quot;;[$PARAMETROS.$B$1];[.E116];&quot; &quot;;[$PARAMETROS.$B$4];&quot; &quot; ;[.C116])" office:value-type="string" office:string-value="./rip.exe -r NTUSER.DAT -p muicache" calcext:value-type="string">
            <text:p>./rip.exe -r NTUSER.DAT -p muicache</text:p>
          </table:table-cell>
          <table:table-cell office:value-type="string" calcext:value-type="string">
            <text:p>muicache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USRCLASS.DAT,Gets EXEs from user's MUICache key,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s EXEs from user's MUICache key</text:p>
          </table:table-cell>
          <table:table-cell/>
        </table:table-row>
        <table:table-row table:style-name="ro1">
          <table:table-cell table:formula="of:=CONCATENATE(&quot;Executa-Comandos &quot;;CHAR(34);[.C117];CHAR(34);&quot; &quot;;CHAR(34);[.F117];CHAR(34);&quot; &quot;;CHAR(34);[.B117];CHAR(34))" office:value-type="string" office:string-value="Executa-Comandos &quot;muicache_tln&quot; &quot;USRCLASS.DAT,Gets EXEs from user's MUICache key (TLN),&quot; &quot;./rip.exe -r NTUSER.DAT -p muicache_tln&quot;" calcext:value-type="string">
            <text:p>Executa-Comandos "muicache_tln" "USRCLASS.DAT,Gets EXEs from user's MUICache key (TLN)," "./rip.exe -r NTUSER.DAT -p muicache_tln"</text:p>
          </table:table-cell>
          <table:table-cell table:formula="of:=CONCATENATE([$PARAMETROS.$B$3];&quot; &quot;;[$PARAMETROS.$B$1];[.E117];&quot; &quot;;[$PARAMETROS.$B$4];&quot; &quot; ;[.C117])" office:value-type="string" office:string-value="./rip.exe -r NTUSER.DAT -p muicache_tln" calcext:value-type="string">
            <text:p>./rip.exe -r NTUSER.DAT -p muicache_tln</text:p>
          </table:table-cell>
          <table:table-cell office:value-type="string" calcext:value-type="string">
            <text:p>muicache_tln</text:p>
          </table:table-cell>
          <table:table-cell office:value-type="float" office:value="20130425" calcext:value-type="float">
            <text:p>201304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USRCLASS.DAT,Gets EXEs from user's MUICache key (TLN),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Gets EXEs from user's MUICache key (TLN)</text:p>
          </table:table-cell>
          <table:table-cell/>
        </table:table-row>
        <table:table-row table:style-name="ro1">
          <table:table-cell table:formula="of:=CONCATENATE(&quot;Executa-Comandos &quot;;CHAR(34);[.C118];CHAR(34);&quot; &quot;;CHAR(34);[.F118];CHAR(34);&quot; &quot;;CHAR(34);[.B118];CHAR(34))" office:value-type="string" office:string-value="Executa-Comandos &quot;nation&quot; &quot;Gets region information from HKCU,,&quot; &quot;./rip.exe -r ntuser.dat -p nation&quot;" calcext:value-type="string">
            <text:p>Executa-Comandos "nation" "Gets region information from HKCU,," "./rip.exe -r ntuser.dat -p nation"</text:p>
          </table:table-cell>
          <table:table-cell table:formula="of:=CONCATENATE([$PARAMETROS.$B$3];&quot; &quot;;[$PARAMETROS.$B$1];[.E118];&quot; &quot;;[$PARAMETROS.$B$4];&quot; &quot; ;[.C118])" office:value-type="string" office:string-value="./rip.exe -r ntuser.dat -p nation" calcext:value-type="string">
            <text:p>./rip.exe -r ntuser.dat -p nation</text:p>
          </table:table-cell>
          <table:table-cell office:value-type="string" calcext:value-type="string">
            <text:p>nation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region information from HKCU,,</text:p>
          </table:table-cell>
          <table:table-cell office:value-type="string" calcext:value-type="string">
            <text:p>Gets region information from HKCU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19];CHAR(34);&quot; &quot;;CHAR(34);[.F119];CHAR(34);&quot; &quot;;CHAR(34);[.B119];CHAR(34))" office:value-type="string" office:string-value="Executa-Comandos &quot;netlogon&quot; &quot;Parse values for machine account password changes,,&quot; &quot;./rip.exe -r System -p netlogon&quot;" calcext:value-type="string">
            <text:p>Executa-Comandos "netlogon" "Parse values for machine account password changes,," "./rip.exe -r System -p netlogon"</text:p>
          </table:table-cell>
          <table:table-cell table:formula="of:=CONCATENATE([$PARAMETROS.$B$3];&quot; &quot;;[$PARAMETROS.$B$1];[.E119];&quot; &quot;;[$PARAMETROS.$B$4];&quot; &quot; ;[.C119])" office:value-type="string" office:string-value="./rip.exe -r System -p netlogon" calcext:value-type="string">
            <text:p>./rip.exe -r System -p netlogon</text:p>
          </table:table-cell>
          <table:table-cell office:value-type="string" calcext:value-type="string">
            <text:p>netlogon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values for machine account password changes,,</text:p>
          </table:table-cell>
          <table:table-cell office:value-type="string" calcext:value-type="string">
            <text:p>Parse values for machine account password chang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0];CHAR(34);&quot; &quot;;CHAR(34);[.F120];CHAR(34);&quot; &quot;;CHAR(34);[.B120];CHAR(34))" office:value-type="string" office:string-value="Executa-Comandos &quot;netsh&quot; &quot;Gets list of NetSH helper DLLs,,&quot; &quot;./rip.exe -r Software -p netsh&quot;" calcext:value-type="string">
            <text:p>Executa-Comandos "netsh" "Gets list of NetSH helper DLLs,," "./rip.exe -r Software -p netsh"</text:p>
          </table:table-cell>
          <table:table-cell table:formula="of:=CONCATENATE([$PARAMETROS.$B$3];&quot; &quot;;[$PARAMETROS.$B$1];[.E120];&quot; &quot;;[$PARAMETROS.$B$4];&quot; &quot; ;[.C120])" office:value-type="string" office:string-value="./rip.exe -r Software -p netsh" calcext:value-type="string">
            <text:p>./rip.exe -r Software -p netsh</text:p>
          </table:table-cell>
          <table:table-cell office:value-type="string" calcext:value-type="string">
            <text:p>netsh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ist of NetSH helper DLLs,,</text:p>
          </table:table-cell>
          <table:table-cell office:value-type="string" calcext:value-type="string">
            <text:p>Gets list of NetSH helper DLL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1];CHAR(34);&quot; &quot;;CHAR(34);[.F121];CHAR(34);&quot; &quot;;CHAR(34);[.B121];CHAR(34))" office:value-type="string" office:string-value="Executa-Comandos &quot;networkcards&quot; &quot;Get NetworkCards Info,,&quot; &quot;./rip.exe -r Software -p networkcards&quot;" calcext:value-type="string">
            <text:p>Executa-Comandos "networkcards" "Get NetworkCards Info,," "./rip.exe -r Software -p networkcards"</text:p>
          </table:table-cell>
          <table:table-cell table:formula="of:=CONCATENATE([$PARAMETROS.$B$3];&quot; &quot;;[$PARAMETROS.$B$1];[.E121];&quot; &quot;;[$PARAMETROS.$B$4];&quot; &quot; ;[.C121])" office:value-type="string" office:string-value="./rip.exe -r Software -p networkcards" calcext:value-type="string">
            <text:p>./rip.exe -r Software -p networkcards</text:p>
          </table:table-cell>
          <table:table-cell office:value-type="string" calcext:value-type="string">
            <text:p>networkcards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NetworkCards Info,,</text:p>
          </table:table-cell>
          <table:table-cell office:value-type="string" calcext:value-type="string">
            <text:p>Get NetworkCards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2];CHAR(34);&quot; &quot;;CHAR(34);[.F122];CHAR(34);&quot; &quot;;CHAR(34);[.B122];CHAR(34))" office:value-type="string" office:string-value="Executa-Comandos &quot;networklist&quot; &quot;Collects network info from NetworkList key,,&quot; &quot;./rip.exe -r Software -p networklist&quot;" calcext:value-type="string">
            <text:p>Executa-Comandos "networklist" "Collects network info from NetworkList key,," "./rip.exe -r Software -p networklist"</text:p>
          </table:table-cell>
          <table:table-cell table:formula="of:=CONCATENATE([$PARAMETROS.$B$3];&quot; &quot;;[$PARAMETROS.$B$1];[.E122];&quot; &quot;;[$PARAMETROS.$B$4];&quot; &quot; ;[.C122])" office:value-type="string" office:string-value="./rip.exe -r Software -p networklist" calcext:value-type="string">
            <text:p>./rip.exe -r Software -p networklist</text:p>
          </table:table-cell>
          <table:table-cell office:value-type="string" calcext:value-type="string">
            <text:p>networklist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ollects network info from NetworkList key,,</text:p>
          </table:table-cell>
          <table:table-cell office:value-type="string" calcext:value-type="string">
            <text:p>Collects network info from NetworkLis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3];CHAR(34);&quot; &quot;;CHAR(34);[.F123];CHAR(34);&quot; &quot;;CHAR(34);[.B123];CHAR(34))" office:value-type="string" office:string-value="Executa-Comandos &quot;networklist_tln&quot; &quot;Collects network info from NetworkList key (TLN),,&quot; &quot;./rip.exe -r Software -p networklist_tln&quot;" calcext:value-type="string">
            <text:p>Executa-Comandos "networklist_tln" "Collects network info from NetworkList key (TLN),," "./rip.exe -r Software -p networklist_tln"</text:p>
          </table:table-cell>
          <table:table-cell table:formula="of:=CONCATENATE([$PARAMETROS.$B$3];&quot; &quot;;[$PARAMETROS.$B$1];[.E123];&quot; &quot;;[$PARAMETROS.$B$4];&quot; &quot; ;[.C123])" office:value-type="string" office:string-value="./rip.exe -r Software -p networklist_tln" calcext:value-type="string">
            <text:p>./rip.exe -r Software -p networklist_tln</text:p>
          </table:table-cell>
          <table:table-cell office:value-type="string" calcext:value-type="string">
            <text:p>networklist_tln</text:p>
          </table:table-cell>
          <table:table-cell office:value-type="float" office:value="20150812" calcext:value-type="float">
            <text:p>2015081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ollects network info from NetworkList key (TLN),,</text:p>
          </table:table-cell>
          <table:table-cell office:value-type="string" calcext:value-type="string">
            <text:p>Collects network info from NetworkList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4];CHAR(34);&quot; &quot;;CHAR(34);[.F124];CHAR(34);&quot; &quot;;CHAR(34);[.B124];CHAR(34))" office:value-type="string" office:string-value="Executa-Comandos &quot;networksetup2&quot; &quot;Get NetworkSetup2 subkey info,,&quot; &quot;./rip.exe -r System -p networksetup2&quot;" calcext:value-type="string">
            <text:p>Executa-Comandos "networksetup2" "Get NetworkSetup2 subkey info,," "./rip.exe -r System -p networksetup2"</text:p>
          </table:table-cell>
          <table:table-cell table:formula="of:=CONCATENATE([$PARAMETROS.$B$3];&quot; &quot;;[$PARAMETROS.$B$1];[.E124];&quot; &quot;;[$PARAMETROS.$B$4];&quot; &quot; ;[.C124])" office:value-type="string" office:string-value="./rip.exe -r System -p networksetup2" calcext:value-type="string">
            <text:p>./rip.exe -r System -p networksetup2</text:p>
          </table:table-cell>
          <table:table-cell office:value-type="string" calcext:value-type="string">
            <text:p>networksetup2</text:p>
          </table:table-cell>
          <table:table-cell office:value-type="float" office:value="20191004" calcext:value-type="float">
            <text:p>2019100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NetworkSetup2 subkey info,,</text:p>
          </table:table-cell>
          <table:table-cell office:value-type="string" calcext:value-type="string">
            <text:p>Get NetworkSetup2 subkey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5];CHAR(34);&quot; &quot;;CHAR(34);[.F125];CHAR(34);&quot; &quot;;CHAR(34);[.B125];CHAR(34))" office:value-type="string" office:string-value="Executa-Comandos &quot;nic2&quot; &quot;Gets NIC info from System hive,,&quot; &quot;./rip.exe -r System -p nic2&quot;" calcext:value-type="string">
            <text:p>Executa-Comandos "nic2" "Gets NIC info from System hive,," "./rip.exe -r System -p nic2"</text:p>
          </table:table-cell>
          <table:table-cell table:formula="of:=CONCATENATE([$PARAMETROS.$B$3];&quot; &quot;;[$PARAMETROS.$B$1];[.E125];&quot; &quot;;[$PARAMETROS.$B$4];&quot; &quot; ;[.C125])" office:value-type="string" office:string-value="./rip.exe -r System -p nic2" calcext:value-type="string">
            <text:p>./rip.exe -r System -p nic2</text:p>
          </table:table-cell>
          <table:table-cell office:value-type="string" calcext:value-type="string">
            <text:p>nic2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NIC info from System hive,,</text:p>
          </table:table-cell>
          <table:table-cell office:value-type="string" calcext:value-type="string">
            <text:p>Gets NIC info from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6];CHAR(34);&quot; &quot;;CHAR(34);[.F126];CHAR(34);&quot; &quot;;CHAR(34);[.B126];CHAR(34))" office:value-type="string" office:string-value="Executa-Comandos &quot;ntds&quot; &quot;Parse Services NTDS key for specific persistence values,,&quot; &quot;./rip.exe -r System -p ntds&quot;" calcext:value-type="string">
            <text:p>Executa-Comandos "ntds" "Parse Services NTDS key for specific persistence values,," "./rip.exe -r System -p ntds"</text:p>
          </table:table-cell>
          <table:table-cell table:formula="of:=CONCATENATE([$PARAMETROS.$B$3];&quot; &quot;;[$PARAMETROS.$B$1];[.E126];&quot; &quot;;[$PARAMETROS.$B$4];&quot; &quot; ;[.C126])" office:value-type="string" office:string-value="./rip.exe -r System -p ntds" calcext:value-type="string">
            <text:p>./rip.exe -r System -p ntds</text:p>
          </table:table-cell>
          <table:table-cell office:value-type="string" calcext:value-type="string">
            <text:p>ntd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Services NTDS key for specific persistence values,,</text:p>
          </table:table-cell>
          <table:table-cell office:value-type="string" calcext:value-type="string">
            <text:p>Parse Services NTDS key for specific persistence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7];CHAR(34);&quot; &quot;;CHAR(34);[.F127];CHAR(34);&quot; &quot;;CHAR(34);[.B127];CHAR(34))" office:value-type="string" office:string-value="Executa-Comandos &quot;null&quot; &quot;Check key/value names in a hive for leading null char,,&quot; &quot;./rip.exe -r All -p null&quot;" calcext:value-type="string">
            <text:p>Executa-Comandos "null" "Check key/value names in a hive for leading null char,," "./rip.exe -r All -p null"</text:p>
          </table:table-cell>
          <table:table-cell table:formula="of:=CONCATENATE([$PARAMETROS.$B$3];&quot; &quot;;[$PARAMETROS.$B$1];[.E127];&quot; &quot;;[$PARAMETROS.$B$4];&quot; &quot; ;[.C127])" office:value-type="string" office:string-value="./rip.exe -r All -p null" calcext:value-type="string">
            <text:p>./rip.exe -r All -p null</text:p>
          </table:table-cell>
          <table:table-cell office:value-type="string" calcext:value-type="string">
            <text:p>null</text:p>
          </table:table-cell>
          <table:table-cell office:value-type="float" office:value="20160119" calcext:value-type="float">
            <text:p>20160119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heck key/value names in a hive for leading null char,,</text:p>
          </table:table-cell>
          <table:table-cell office:value-type="string" calcext:value-type="string">
            <text:p>Check key/value names in a hive for leading null char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8];CHAR(34);&quot; &quot;;CHAR(34);[.F128];CHAR(34);&quot; &quot;;CHAR(34);[.B128];CHAR(34))" office:value-type="string" office:string-value="Executa-Comandos &quot;oisc&quot; &quot;Gets contents of user's Office Internet Server Cache,,&quot; &quot;./rip.exe -r NTUSER.DAT -p oisc&quot;" calcext:value-type="string">
            <text:p>Executa-Comandos "oisc" "Gets contents of user's Office Internet Server Cache,," "./rip.exe -r NTUSER.DAT -p oisc"</text:p>
          </table:table-cell>
          <table:table-cell table:formula="of:=CONCATENATE([$PARAMETROS.$B$3];&quot; &quot;;[$PARAMETROS.$B$1];[.E128];&quot; &quot;;[$PARAMETROS.$B$4];&quot; &quot; ;[.C128])" office:value-type="string" office:string-value="./rip.exe -r NTUSER.DAT -p oisc" calcext:value-type="string">
            <text:p>./rip.exe -r NTUSER.DAT -p oisc</text:p>
          </table:table-cell>
          <table:table-cell office:value-type="string" calcext:value-type="string">
            <text:p>oisc</text:p>
          </table:table-cell>
          <table:table-cell office:value-type="float" office:value="20091125" calcext:value-type="float">
            <text:p>200911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Office Internet Server Cache,,</text:p>
          </table:table-cell>
          <table:table-cell office:value-type="string" calcext:value-type="string">
            <text:p>Gets contents of user's Office Internet Server Cach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29];CHAR(34);&quot; &quot;;CHAR(34);[.F129];CHAR(34);&quot; &quot;;CHAR(34);[.B129];CHAR(34))" office:value-type="string" office:string-value="Executa-Comandos &quot;onedrive&quot; &quot;Gets contents of user's OneDrive key,,&quot; &quot;./rip.exe -r NTUSER.DAT -p onedrive&quot;" calcext:value-type="string">
            <text:p>Executa-Comandos "onedrive" "Gets contents of user's OneDrive key,," "./rip.exe -r NTUSER.DAT -p onedrive"</text:p>
          </table:table-cell>
          <table:table-cell table:formula="of:=CONCATENATE([$PARAMETROS.$B$3];&quot; &quot;;[$PARAMETROS.$B$1];[.E129];&quot; &quot;;[$PARAMETROS.$B$4];&quot; &quot; ;[.C129])" office:value-type="string" office:string-value="./rip.exe -r NTUSER.DAT -p onedrive" calcext:value-type="string">
            <text:p>./rip.exe -r NTUSER.DAT -p onedrive</text:p>
          </table:table-cell>
          <table:table-cell office:value-type="string" calcext:value-type="string">
            <text:p>onedrive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OneDrive key,,</text:p>
          </table:table-cell>
          <table:table-cell office:value-type="string" calcext:value-type="string">
            <text:p>Gets contents of user's OneDrive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0];CHAR(34);&quot; &quot;;CHAR(34);[.F130];CHAR(34);&quot; &quot;;CHAR(34);[.B130];CHAR(34))" office:value-type="string" office:string-value="Executa-Comandos &quot;onedrive_tln&quot; &quot;Gets contents of user's OneDrive key,,&quot; &quot;./rip.exe -r NTUSER.DAT -p onedrive_tln&quot;" calcext:value-type="string">
            <text:p>Executa-Comandos "onedrive_tln" "Gets contents of user's OneDrive key,," "./rip.exe -r NTUSER.DAT -p onedrive_tln"</text:p>
          </table:table-cell>
          <table:table-cell table:formula="of:=CONCATENATE([$PARAMETROS.$B$3];&quot; &quot;;[$PARAMETROS.$B$1];[.E130];&quot; &quot;;[$PARAMETROS.$B$4];&quot; &quot; ;[.C130])" office:value-type="string" office:string-value="./rip.exe -r NTUSER.DAT -p onedrive_tln" calcext:value-type="string">
            <text:p>./rip.exe -r NTUSER.DAT -p onedrive_tln</text:p>
          </table:table-cell>
          <table:table-cell office:value-type="string" calcext:value-type="string">
            <text:p>onedrive_tln</text:p>
          </table:table-cell>
          <table:table-cell office:value-type="float" office:value="20190823" calcext:value-type="float">
            <text:p>2019082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OneDrive key,,</text:p>
          </table:table-cell>
          <table:table-cell office:value-type="string" calcext:value-type="string">
            <text:p>Gets contents of user's OneDrive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1];CHAR(34);&quot; &quot;;CHAR(34);[.F131];CHAR(34);&quot; &quot;;CHAR(34);[.B131];CHAR(34))" office:value-type="string" office:string-value="Executa-Comandos &quot;osversion&quot; &quot;Checks for OSVersion value,,&quot; &quot;./rip.exe -r NTUSER.DAT -p osversion&quot;" calcext:value-type="string">
            <text:p>Executa-Comandos "osversion" "Checks for OSVersion value,," "./rip.exe -r NTUSER.DAT -p osversion"</text:p>
          </table:table-cell>
          <table:table-cell table:formula="of:=CONCATENATE([$PARAMETROS.$B$3];&quot; &quot;;[$PARAMETROS.$B$1];[.E131];&quot; &quot;;[$PARAMETROS.$B$4];&quot; &quot; ;[.C131])" office:value-type="string" office:string-value="./rip.exe -r NTUSER.DAT -p osversion" calcext:value-type="string">
            <text:p>./rip.exe -r NTUSER.DAT -p osversion</text:p>
          </table:table-cell>
          <table:table-cell office:value-type="string" calcext:value-type="string">
            <text:p>osversion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OSVersion value,,</text:p>
          </table:table-cell>
          <table:table-cell office:value-type="string" calcext:value-type="string">
            <text:p>Checks for OSVersion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2];CHAR(34);&quot; &quot;;CHAR(34);[.F132];CHAR(34);&quot; &quot;;CHAR(34);[.B132];CHAR(34))" office:value-type="string" office:string-value="Executa-Comandos &quot;osversion_tln&quot; &quot;Checks for OSVersion value (TLN),,&quot; &quot;./rip.exe -r NTUSER.DAT -p osversion_tln&quot;" calcext:value-type="string">
            <text:p>Executa-Comandos "osversion_tln" "Checks for OSVersion value (TLN),," "./rip.exe -r NTUSER.DAT -p osversion_tln"</text:p>
          </table:table-cell>
          <table:table-cell table:formula="of:=CONCATENATE([$PARAMETROS.$B$3];&quot; &quot;;[$PARAMETROS.$B$1];[.E132];&quot; &quot;;[$PARAMETROS.$B$4];&quot; &quot; ;[.C132])" office:value-type="string" office:string-value="./rip.exe -r NTUSER.DAT -p osversion_tln" calcext:value-type="string">
            <text:p>./rip.exe -r NTUSER.DAT -p osversion_tln</text:p>
          </table:table-cell>
          <table:table-cell office:value-type="string" calcext:value-type="string">
            <text:p>osversion_tln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OSVersion value (TLN),,</text:p>
          </table:table-cell>
          <table:table-cell office:value-type="string" calcext:value-type="string">
            <text:p>Checks for OSVersion value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3];CHAR(34);&quot; &quot;;CHAR(34);[.F133];CHAR(34);&quot; &quot;;CHAR(34);[.B133];CHAR(34))" office:value-type="string" office:string-value="Executa-Comandos &quot;pagefile&quot; &quot;Get info on pagefile(s),,&quot; &quot;./rip.exe -r System -p pagefile&quot;" calcext:value-type="string">
            <text:p>Executa-Comandos "pagefile" "Get info on pagefile(s),," "./rip.exe -r System -p pagefile"</text:p>
          </table:table-cell>
          <table:table-cell table:formula="of:=CONCATENATE([$PARAMETROS.$B$3];&quot; &quot;;[$PARAMETROS.$B$1];[.E133];&quot; &quot;;[$PARAMETROS.$B$4];&quot; &quot; ;[.C133])" office:value-type="string" office:string-value="./rip.exe -r System -p pagefile" calcext:value-type="string">
            <text:p>./rip.exe -r System -p pagefile</text:p>
          </table:table-cell>
          <table:table-cell office:value-type="string" calcext:value-type="string">
            <text:p>pagefile</text:p>
          </table:table-cell>
          <table:table-cell office:value-type="float" office:value="20140505" calcext:value-type="float">
            <text:p>201405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info on pagefile(s),,</text:p>
          </table:table-cell>
          <table:table-cell office:value-type="string" calcext:value-type="string">
            <text:p>Get info on pagefile(s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4];CHAR(34);&quot; &quot;;CHAR(34);[.F134];CHAR(34);&quot; &quot;;CHAR(34);[.B134];CHAR(34))" office:value-type="string" office:string-value="Executa-Comandos &quot;pending&quot; &quot;Gets contents of PendingFileRenameOperations value,,&quot; &quot;./rip.exe -r System -p pending&quot;" calcext:value-type="string">
            <text:p>Executa-Comandos "pending" "Gets contents of PendingFileRenameOperations value,," "./rip.exe -r System -p pending"</text:p>
          </table:table-cell>
          <table:table-cell table:formula="of:=CONCATENATE([$PARAMETROS.$B$3];&quot; &quot;;[$PARAMETROS.$B$1];[.E134];&quot; &quot;;[$PARAMETROS.$B$4];&quot; &quot; ;[.C134])" office:value-type="string" office:string-value="./rip.exe -r System -p pending" calcext:value-type="string">
            <text:p>./rip.exe -r System -p pending</text:p>
          </table:table-cell>
          <table:table-cell office:value-type="string" calcext:value-type="string">
            <text:p>pending</text:p>
          </table:table-cell>
          <table:table-cell office:value-type="float" office:value="20130711" calcext:value-type="float">
            <text:p>201307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contents of PendingFileRenameOperations value,,</text:p>
          </table:table-cell>
          <table:table-cell office:value-type="string" calcext:value-type="string">
            <text:p>Gets contents of PendingFileRenameOperations valu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5];CHAR(34);&quot; &quot;;CHAR(34);[.F135];CHAR(34);&quot; &quot;;CHAR(34);[.B135];CHAR(34))" office:value-type="string" office:string-value="Executa-Comandos &quot;pendinggpos&quot; &quot;Gets contents of user's PendingGPOs key,,&quot; &quot;./rip.exe -r NTUSER.DAT -p pendinggpos&quot;" calcext:value-type="string">
            <text:p>Executa-Comandos "pendinggpos" "Gets contents of user's PendingGPOs key,," "./rip.exe -r NTUSER.DAT -p pendinggpos"</text:p>
          </table:table-cell>
          <table:table-cell table:formula="of:=CONCATENATE([$PARAMETROS.$B$3];&quot; &quot;;[$PARAMETROS.$B$1];[.E135];&quot; &quot;;[$PARAMETROS.$B$4];&quot; &quot; ;[.C135])" office:value-type="string" office:string-value="./rip.exe -r NTUSER.DAT -p pendinggpos" calcext:value-type="string">
            <text:p>./rip.exe -r NTUSER.DAT -p pendinggpos</text:p>
          </table:table-cell>
          <table:table-cell office:value-type="string" calcext:value-type="string">
            <text:p>pendinggpo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PendingGPOs key,,</text:p>
          </table:table-cell>
          <table:table-cell office:value-type="string" calcext:value-type="string">
            <text:p>Gets contents of user's PendingGPO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6];CHAR(34);&quot; &quot;;CHAR(34);[.F136];CHAR(34);&quot; &quot;;CHAR(34);[.B136];CHAR(34))" office:value-type="string" office:string-value="Executa-Comandos &quot;photos&quot; &quot;Shell/BagMRU traversal in Win7 USRCLASS.DAT hives,,&quot; &quot;./rip.exe -r USRCLASS.DAT -p photos&quot;" calcext:value-type="string">
            <text:p>Executa-Comandos "photos" "Shell/BagMRU traversal in Win7 USRCLASS.DAT hives,," "./rip.exe -r USRCLASS.DAT -p photos"</text:p>
          </table:table-cell>
          <table:table-cell table:formula="of:=CONCATENATE([$PARAMETROS.$B$3];&quot; &quot;;[$PARAMETROS.$B$1];[.E136];&quot; &quot;;[$PARAMETROS.$B$4];&quot; &quot; ;[.C136])" office:value-type="string" office:string-value="./rip.exe -r USRCLASS.DAT -p photos" calcext:value-type="string">
            <text:p>./rip.exe -r USRCLASS.DAT -p photos</text:p>
          </table:table-cell>
          <table:table-cell office:value-type="string" calcext:value-type="string">
            <text:p>photo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Win7 USRCLASS.DAT hives,,</text:p>
          </table:table-cell>
          <table:table-cell office:value-type="string" calcext:value-type="string">
            <text:p>Shell/BagMRU traversal in Win7 USRCLASS.DAT hiv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7];CHAR(34);&quot; &quot;;CHAR(34);[.F137];CHAR(34);&quot; &quot;;CHAR(34);[.B137];CHAR(34))" office:value-type="string" office:string-value="Executa-Comandos &quot;portdev&quot; &quot;Parses Windows Portable Devices key contents,,&quot; &quot;./rip.exe -r Software -p portdev&quot;" calcext:value-type="string">
            <text:p>Executa-Comandos "portdev" "Parses Windows Portable Devices key contents,," "./rip.exe -r Software -p portdev"</text:p>
          </table:table-cell>
          <table:table-cell table:formula="of:=CONCATENATE([$PARAMETROS.$B$3];&quot; &quot;;[$PARAMETROS.$B$1];[.E137];&quot; &quot;;[$PARAMETROS.$B$4];&quot; &quot; ;[.C137])" office:value-type="string" office:string-value="./rip.exe -r Software -p portdev" calcext:value-type="string">
            <text:p>./rip.exe -r Software -p portdev</text:p>
          </table:table-cell>
          <table:table-cell office:value-type="string" calcext:value-type="string">
            <text:p>portdev</text:p>
          </table:table-cell>
          <table:table-cell office:value-type="float" office:value="20090118" calcext:value-type="float">
            <text:p>200901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Parses Windows Portable Devices key contents,,</text:p>
          </table:table-cell>
          <table:table-cell office:value-type="string" calcext:value-type="string">
            <text:p>Parses Windows Portable Devices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8];CHAR(34);&quot; &quot;;CHAR(34);[.F138];CHAR(34);&quot; &quot;;CHAR(34);[.B138];CHAR(34))" office:value-type="string" office:string-value="Executa-Comandos &quot;powershellcore&quot; &quot;Extracts PowerShellCore settings,,&quot; &quot;./rip.exe -r Software -p powershellcore&quot;" calcext:value-type="string">
            <text:p>Executa-Comandos "powershellcore" "Extracts PowerShellCore settings,," "./rip.exe -r Software -p powershellcore"</text:p>
          </table:table-cell>
          <table:table-cell table:formula="of:=CONCATENATE([$PARAMETROS.$B$3];&quot; &quot;;[$PARAMETROS.$B$1];[.E138];&quot; &quot;;[$PARAMETROS.$B$4];&quot; &quot; ;[.C138])" office:value-type="string" office:string-value="./rip.exe -r Software -p powershellcore" calcext:value-type="string">
            <text:p>./rip.exe -r Software -p powershellcore</text:p>
          </table:table-cell>
          <table:table-cell office:value-type="string" calcext:value-type="string">
            <text:p>powershellcore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xtracts PowerShellCore settings,,</text:p>
          </table:table-cell>
          <table:table-cell office:value-type="string" calcext:value-type="string">
            <text:p>Extracts PowerShellCore setting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39];CHAR(34);&quot; &quot;;CHAR(34);[.F139];CHAR(34);&quot; &quot;;CHAR(34);[.B139];CHAR(34))" office:value-type="string" office:string-value="Executa-Comandos &quot;prefetch&quot; &quot;Gets the the Prefetch Parameters,,&quot; &quot;./rip.exe -r System -p prefetch&quot;" calcext:value-type="string">
            <text:p>Executa-Comandos "prefetch" "Gets the the Prefetch Parameters,," "./rip.exe -r System -p prefetch"</text:p>
          </table:table-cell>
          <table:table-cell table:formula="of:=CONCATENATE([$PARAMETROS.$B$3];&quot; &quot;;[$PARAMETROS.$B$1];[.E139];&quot; &quot;;[$PARAMETROS.$B$4];&quot; &quot; ;[.C139])" office:value-type="string" office:string-value="./rip.exe -r System -p prefetch" calcext:value-type="string">
            <text:p>./rip.exe -r System -p prefetch</text:p>
          </table:table-cell>
          <table:table-cell office:value-type="string" calcext:value-type="string">
            <text:p>prefetch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he the Prefetch Parameters,,</text:p>
          </table:table-cell>
          <table:table-cell office:value-type="string" calcext:value-type="string">
            <text:p>Gets the the Prefetch Parameter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40];CHAR(34);&quot; &quot;;CHAR(34);[.F140];CHAR(34);&quot; &quot;;CHAR(34);[.B140];CHAR(34))" office:value-type="string" office:string-value="Executa-Comandos &quot;printdemon&quot; &quot;Gets value assoc with printer ports and descriptions,,&quot; &quot;./rip.exe -r Software -p printdemon&quot;" calcext:value-type="string">
            <text:p>Executa-Comandos "printdemon" "Gets value assoc with printer ports and descriptions,," "./rip.exe -r Software -p printdemon"</text:p>
          </table:table-cell>
          <table:table-cell table:formula="of:=CONCATENATE([$PARAMETROS.$B$3];&quot; &quot;;[$PARAMETROS.$B$1];[.E140];&quot; &quot;;[$PARAMETROS.$B$4];&quot; &quot; ;[.C140])" office:value-type="string" office:string-value="./rip.exe -r Software -p printdemon" calcext:value-type="string">
            <text:p>./rip.exe -r Software -p printdemon</text:p>
          </table:table-cell>
          <table:table-cell office:value-type="string" calcext:value-type="string">
            <text:p>printdemon</text:p>
          </table:table-cell>
          <table:table-cell office:value-type="float" office:value="20200514" calcext:value-type="float">
            <text:p>2020051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value assoc with printer ports and descriptions,,</text:p>
          </table:table-cell>
          <table:table-cell office:value-type="string" calcext:value-type="string">
            <text:p>Gets value assoc with printer ports and description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41];CHAR(34);&quot; &quot;;CHAR(34);[.F141];CHAR(34);&quot; &quot;;CHAR(34);[.B141];CHAR(34))" office:value-type="string" office:string-value="Executa-Comandos &quot;printer_settings&quot; &quot; Software,Check printer attributes for KeepPrintedJobs setting,&quot; &quot;./rip.exe -r System -p printer_settings&quot;" calcext:value-type="string">
            <text:p>Executa-Comandos "printer_settings" " Software,Check printer attributes for KeepPrintedJobs setting," "./rip.exe -r System -p printer_settings"</text:p>
          </table:table-cell>
          <table:table-cell table:formula="of:=CONCATENATE([$PARAMETROS.$B$3];&quot; &quot;;[$PARAMETROS.$B$1];[.E141];&quot; &quot;;[$PARAMETROS.$B$4];&quot; &quot; ;[.C141])" office:value-type="string" office:string-value="./rip.exe -r System -p printer_settings" calcext:value-type="string">
            <text:p>./rip.exe -r System -p printer_settings</text:p>
          </table:table-cell>
          <table:table-cell office:value-type="string" calcext:value-type="string">
            <text:p>printer_setting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<text:s/>Software,Check printer attributes for KeepPrintedJobs setting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Check printer attributes for KeepPrintedJobs setting</text:p>
          </table:table-cell>
          <table:table-cell/>
        </table:table-row>
        <table:table-row table:style-name="ro1">
          <table:table-cell table:formula="of:=CONCATENATE(&quot;Executa-Comandos &quot;;CHAR(34);[.C142];CHAR(34);&quot; &quot;;CHAR(34);[.F142];CHAR(34);&quot; &quot;;CHAR(34);[.B142];CHAR(34))" office:value-type="string" office:string-value="Executa-Comandos &quot;printmon&quot; &quot;Lists installed Print Monitors,,&quot; &quot;./rip.exe -r System -p printmon&quot;" calcext:value-type="string">
            <text:p>Executa-Comandos "printmon" "Lists installed Print Monitors,," "./rip.exe -r System -p printmon"</text:p>
          </table:table-cell>
          <table:table-cell table:formula="of:=CONCATENATE([$PARAMETROS.$B$3];&quot; &quot;;[$PARAMETROS.$B$1];[.E142];&quot; &quot;;[$PARAMETROS.$B$4];&quot; &quot; ;[.C142])" office:value-type="string" office:string-value="./rip.exe -r System -p printmon" calcext:value-type="string">
            <text:p>./rip.exe -r System -p printmon</text:p>
          </table:table-cell>
          <table:table-cell office:value-type="string" calcext:value-type="string">
            <text:p>printmon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installed Print Monitors,,</text:p>
          </table:table-cell>
          <table:table-cell office:value-type="string" calcext:value-type="string">
            <text:p>Lists installed Print Monitor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43];CHAR(34);&quot; &quot;;CHAR(34);[.F143];CHAR(34);&quot; &quot;;CHAR(34);[.B143];CHAR(34))" office:value-type="string" office:string-value="Executa-Comandos &quot;printmon_tln&quot; &quot;Lists installed Print Monitors,,&quot; &quot;./rip.exe -r System -p printmon_tln&quot;" calcext:value-type="string">
            <text:p>Executa-Comandos "printmon_tln" "Lists installed Print Monitors,," "./rip.exe -r System -p printmon_tln"</text:p>
          </table:table-cell>
          <table:table-cell table:formula="of:=CONCATENATE([$PARAMETROS.$B$3];&quot; &quot;;[$PARAMETROS.$B$1];[.E143];&quot; &quot;;[$PARAMETROS.$B$4];&quot; &quot; ;[.C143])" office:value-type="string" office:string-value="./rip.exe -r System -p printmon_tln" calcext:value-type="string">
            <text:p>./rip.exe -r System -p printmon_tln</text:p>
          </table:table-cell>
          <table:table-cell office:value-type="string" calcext:value-type="string">
            <text:p>printmon_tln</text:p>
          </table:table-cell>
          <table:table-cell office:value-type="float" office:value="20191122" calcext:value-type="float">
            <text:p>2019112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installed Print Monitors,,</text:p>
          </table:table-cell>
          <table:table-cell office:value-type="string" calcext:value-type="string">
            <text:p>Lists installed Print Monitor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44];CHAR(34);&quot; &quot;;CHAR(34);[.F144];CHAR(34);&quot; &quot;;CHAR(34);[.B144];CHAR(34))" office:value-type="string" office:string-value="Executa-Comandos &quot;processor_architecture&quot; &quot;Get from the processor architecture from the System's environment key,,&quot; &quot;./rip.exe -r System -p processor_architecture&quot;" calcext:value-type="string">
            <text:p>Executa-Comandos "processor_architecture" "Get from the processor architecture from the System's environment key,," "./rip.exe -r System -p processor_architecture"</text:p>
          </table:table-cell>
          <table:table-cell table:formula="of:=CONCATENATE([$PARAMETROS.$B$3];&quot; &quot;;[$PARAMETROS.$B$1];[.E144];&quot; &quot;;[$PARAMETROS.$B$4];&quot; &quot; ;[.C144])" office:value-type="string" office:string-value="./rip.exe -r System -p processor_architecture" calcext:value-type="string">
            <text:p>./rip.exe -r System -p processor_architecture</text:p>
          </table:table-cell>
          <table:table-cell office:value-type="string" calcext:value-type="string">
            <text:p>processor_architecture</text:p>
          </table:table-cell>
          <table:table-cell office:value-type="float" office:value="20140505" calcext:value-type="float">
            <text:p>2014050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from the processor architecture from the System's environment key,,</text:p>
          </table:table-cell>
          <table:table-cell office:value-type="string" calcext:value-type="string">
            <text:p>Get from the processor architecture from the System's environmen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45];CHAR(34);&quot; &quot;;CHAR(34);[.F145];CHAR(34);&quot; &quot;;CHAR(34);[.B145];CHAR(34))" office:value-type="string" office:string-value="Executa-Comandos &quot;profilelist&quot; &quot;Get content of ProfileList key,,&quot; &quot;./rip.exe -r Software -p profilelist&quot;" calcext:value-type="string">
            <text:p>Executa-Comandos "profilelist" "Get content of ProfileList key,," "./rip.exe -r Software -p profilelist"</text:p>
          </table:table-cell>
          <table:table-cell table:formula="of:=CONCATENATE([$PARAMETROS.$B$3];&quot; &quot;;[$PARAMETROS.$B$1];[.E145];&quot; &quot;;[$PARAMETROS.$B$4];&quot; &quot; ;[.C145])" office:value-type="string" office:string-value="./rip.exe -r Software -p profilelist" calcext:value-type="string">
            <text:p>./rip.exe -r Software -p profilelist</text:p>
          </table:table-cell>
          <table:table-cell office:value-type="string" calcext:value-type="string">
            <text:p>profilelist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content of ProfileList key,,</text:p>
          </table:table-cell>
          <table:table-cell office:value-type="string" calcext:value-type="string">
            <text:p>Get content of ProfileLis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46];CHAR(34);&quot; &quot;;CHAR(34);[.F146];CHAR(34);&quot; &quot;;CHAR(34);[.B146];CHAR(34))" office:value-type="string" office:string-value="Executa-Comandos &quot;profiler&quot; &quot; System,Environment profiler information,&quot; &quot;./rip.exe -r NTUSER.DAT -p profiler&quot;" calcext:value-type="string">
            <text:p>Executa-Comandos "profiler" " System,Environment profiler information," "./rip.exe -r NTUSER.DAT -p profiler"</text:p>
          </table:table-cell>
          <table:table-cell table:formula="of:=CONCATENATE([$PARAMETROS.$B$3];&quot; &quot;;[$PARAMETROS.$B$1];[.E146];&quot; &quot;;[$PARAMETROS.$B$4];&quot; &quot; ;[.C146])" office:value-type="string" office:string-value="./rip.exe -r NTUSER.DAT -p profiler" calcext:value-type="string">
            <text:p>./rip.exe -r NTUSER.DAT -p profiler</text:p>
          </table:table-cell>
          <table:table-cell office:value-type="string" calcext:value-type="string">
            <text:p>profiler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ystem,Environment profiler information,</text:p>
          </table:table-cell>
          <table:table-cell office:value-type="string" calcext:value-type="string">
            <text:p><text:s/>System</text:p>
          </table:table-cell>
          <table:table-cell office:value-type="string" calcext:value-type="string">
            <text:p>Environment profiler information</text:p>
          </table:table-cell>
          <table:table-cell/>
        </table:table-row>
        <table:table-row table:style-name="ro1">
          <table:table-cell table:formula="of:=CONCATENATE(&quot;Executa-Comandos &quot;;CHAR(34);[.C147];CHAR(34);&quot; &quot;;CHAR(34);[.F147];CHAR(34);&quot; &quot;;CHAR(34);[.B147];CHAR(34))" office:value-type="string" office:string-value="Executa-Comandos &quot;pslogging&quot; &quot; Software,Extracts PowerShell logging settings,&quot; &quot;./rip.exe -r NTUSER.DAT -p pslogging&quot;" calcext:value-type="string">
            <text:p>Executa-Comandos "pslogging" " Software,Extracts PowerShell logging settings," "./rip.exe -r NTUSER.DAT -p pslogging"</text:p>
          </table:table-cell>
          <table:table-cell table:formula="of:=CONCATENATE([$PARAMETROS.$B$3];&quot; &quot;;[$PARAMETROS.$B$1];[.E147];&quot; &quot;;[$PARAMETROS.$B$4];&quot; &quot; ;[.C147])" office:value-type="string" office:string-value="./rip.exe -r NTUSER.DAT -p pslogging" calcext:value-type="string">
            <text:p>./rip.exe -r NTUSER.DAT -p pslogging</text:p>
          </table:table-cell>
          <table:table-cell office:value-type="string" calcext:value-type="string">
            <text:p>pslogging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Extracts PowerShell logging setting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Extracts PowerShell logging settings</text:p>
          </table:table-cell>
          <table:table-cell/>
        </table:table-row>
        <table:table-row table:style-name="ro1">
          <table:table-cell table:formula="of:=CONCATENATE(&quot;Executa-Comandos &quot;;CHAR(34);[.C148];CHAR(34);&quot; &quot;;CHAR(34);[.F148];CHAR(34);&quot; &quot;;CHAR(34);[.B148];CHAR(34))" office:value-type="string" office:string-value="Executa-Comandos &quot;psscript&quot; &quot; NTUSER.DAT,Get PSScript.ini values,&quot; &quot;./rip.exe -r Software -p psscript&quot;" calcext:value-type="string">
            <text:p>Executa-Comandos "psscript" " NTUSER.DAT,Get PSScript.ini values," "./rip.exe -r Software -p psscript"</text:p>
          </table:table-cell>
          <table:table-cell table:formula="of:=CONCATENATE([$PARAMETROS.$B$3];&quot; &quot;;[$PARAMETROS.$B$1];[.E148];&quot; &quot;;[$PARAMETROS.$B$4];&quot; &quot; ;[.C148])" office:value-type="string" office:string-value="./rip.exe -r Software -p psscript" calcext:value-type="string">
            <text:p>./rip.exe -r Software -p psscript</text:p>
          </table:table-cell>
          <table:table-cell office:value-type="string" calcext:value-type="string">
            <text:p>psscript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,Get PSScript.ini values,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 PSScript.ini values</text:p>
          </table:table-cell>
          <table:table-cell/>
        </table:table-row>
        <table:table-row table:style-name="ro1">
          <table:table-cell table:formula="of:=CONCATENATE(&quot;Executa-Comandos &quot;;CHAR(34);[.C149];CHAR(34);&quot; &quot;;CHAR(34);[.F149];CHAR(34);&quot; &quot;;CHAR(34);[.B149];CHAR(34))" office:value-type="string" office:string-value="Executa-Comandos &quot;putty&quot; &quot;Extracts the saved SshHostKeys for PuTTY.,,&quot; &quot;./rip.exe -r NTUSER.DAT -p putty&quot;" calcext:value-type="string">
            <text:p>Executa-Comandos "putty" "Extracts the saved SshHostKeys for PuTTY.,," "./rip.exe -r NTUSER.DAT -p putty"</text:p>
          </table:table-cell>
          <table:table-cell table:formula="of:=CONCATENATE([$PARAMETROS.$B$3];&quot; &quot;;[$PARAMETROS.$B$1];[.E149];&quot; &quot;;[$PARAMETROS.$B$4];&quot; &quot; ;[.C149])" office:value-type="string" office:string-value="./rip.exe -r NTUSER.DAT -p putty" calcext:value-type="string">
            <text:p>./rip.exe -r NTUSER.DAT -p putty</text:p>
          </table:table-cell>
          <table:table-cell office:value-type="string" calcext:value-type="string">
            <text:p>putty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Extracts the saved SshHostKeys for PuTTY.,,</text:p>
          </table:table-cell>
          <table:table-cell office:value-type="string" calcext:value-type="string">
            <text:p>Extracts the saved SshHostKeys for PuTTY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0];CHAR(34);&quot; &quot;;CHAR(34);[.F150];CHAR(34);&quot; &quot;;CHAR(34);[.B150];CHAR(34))" office:value-type="string" office:string-value="Executa-Comandos &quot;rdpport&quot; &quot;Queries System hive for RDP Port,,&quot; &quot;./rip.exe -r System -p rdpport&quot;" calcext:value-type="string">
            <text:p>Executa-Comandos "rdpport" "Queries System hive for RDP Port,," "./rip.exe -r System -p rdpport"</text:p>
          </table:table-cell>
          <table:table-cell table:formula="of:=CONCATENATE([$PARAMETROS.$B$3];&quot; &quot;;[$PARAMETROS.$B$1];[.E150];&quot; &quot;;[$PARAMETROS.$B$4];&quot; &quot; ;[.C150])" office:value-type="string" office:string-value="./rip.exe -r System -p rdpport" calcext:value-type="string">
            <text:p>./rip.exe -r System -p rdpport</text:p>
          </table:table-cell>
          <table:table-cell office:value-type="string" calcext:value-type="string">
            <text:p>rdpport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Queries System hive for RDP Port,,</text:p>
          </table:table-cell>
          <table:table-cell office:value-type="string" calcext:value-type="string">
            <text:p>Queries System hive for RDP Port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1];CHAR(34);&quot; &quot;;CHAR(34);[.F151];CHAR(34);&quot; &quot;;CHAR(34);[.B151];CHAR(34))" office:value-type="string" office:string-value="Executa-Comandos &quot;recentapps&quot; &quot;Gets contents of user's RecentApps key,,&quot; &quot;./rip.exe -r NTUSER.DAT -p recentapps&quot;" calcext:value-type="string">
            <text:p>Executa-Comandos "recentapps" "Gets contents of user's RecentApps key,," "./rip.exe -r NTUSER.DAT -p recentapps"</text:p>
          </table:table-cell>
          <table:table-cell table:formula="of:=CONCATENATE([$PARAMETROS.$B$3];&quot; &quot;;[$PARAMETROS.$B$1];[.E151];&quot; &quot;;[$PARAMETROS.$B$4];&quot; &quot; ;[.C151])" office:value-type="string" office:string-value="./rip.exe -r NTUSER.DAT -p recentapps" calcext:value-type="string">
            <text:p>./rip.exe -r NTUSER.DAT -p recentapps</text:p>
          </table:table-cell>
          <table:table-cell office:value-type="string" calcext:value-type="string">
            <text:p>recentapps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Apps key,,</text:p>
          </table:table-cell>
          <table:table-cell office:value-type="string" calcext:value-type="string">
            <text:p>Gets contents of user's RecentApp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2];CHAR(34);&quot; &quot;;CHAR(34);[.F152];CHAR(34);&quot; &quot;;CHAR(34);[.B152];CHAR(34))" office:value-type="string" office:string-value="Executa-Comandos &quot;recentapps_tln&quot; &quot;Gets contents of user's RecentApps key,,&quot; &quot;./rip.exe -r NTUSER.DAT -p recentapps_tln&quot;" calcext:value-type="string">
            <text:p>Executa-Comandos "recentapps_tln" "Gets contents of user's RecentApps key,," "./rip.exe -r NTUSER.DAT -p recentapps_tln"</text:p>
          </table:table-cell>
          <table:table-cell table:formula="of:=CONCATENATE([$PARAMETROS.$B$3];&quot; &quot;;[$PARAMETROS.$B$1];[.E152];&quot; &quot;;[$PARAMETROS.$B$4];&quot; &quot; ;[.C152])" office:value-type="string" office:string-value="./rip.exe -r NTUSER.DAT -p recentapps_tln" calcext:value-type="string">
            <text:p>./rip.exe -r NTUSER.DAT -p recentapps_tln</text:p>
          </table:table-cell>
          <table:table-cell office:value-type="string" calcext:value-type="string">
            <text:p>recentapps_tln</text:p>
          </table:table-cell>
          <table:table-cell office:value-type="float" office:value="20190513" calcext:value-type="float">
            <text:p>201905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Apps key,,</text:p>
          </table:table-cell>
          <table:table-cell office:value-type="string" calcext:value-type="string">
            <text:p>Gets contents of user's RecentApp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3];CHAR(34);&quot; &quot;;CHAR(34);[.F153];CHAR(34);&quot; &quot;;CHAR(34);[.B153];CHAR(34))" office:value-type="string" office:string-value="Executa-Comandos &quot;recentdocs&quot; &quot;Gets contents of user's RecentDocs key,,&quot; &quot;./rip.exe -r NTUSER.DAT -p recentdocs&quot;" calcext:value-type="string">
            <text:p>Executa-Comandos "recentdocs" "Gets contents of user's RecentDocs key,," "./rip.exe -r NTUSER.DAT -p recentdocs"</text:p>
          </table:table-cell>
          <table:table-cell table:formula="of:=CONCATENATE([$PARAMETROS.$B$3];&quot; &quot;;[$PARAMETROS.$B$1];[.E153];&quot; &quot;;[$PARAMETROS.$B$4];&quot; &quot; ;[.C153])" office:value-type="string" office:string-value="./rip.exe -r NTUSER.DAT -p recentdocs" calcext:value-type="string">
            <text:p>./rip.exe -r NTUSER.DAT -p recentdocs</text:p>
          </table:table-cell>
          <table:table-cell office:value-type="string" calcext:value-type="string">
            <text:p>recentdoc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Docs key,,</text:p>
          </table:table-cell>
          <table:table-cell office:value-type="string" calcext:value-type="string">
            <text:p>Gets contents of user's RecentDoc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4];CHAR(34);&quot; &quot;;CHAR(34);[.F154];CHAR(34);&quot; &quot;;CHAR(34);[.B154];CHAR(34))" office:value-type="string" office:string-value="Executa-Comandos &quot;recentdocs_tln&quot; &quot;Gets contents of user's RecentDocs key (TLN),,&quot; &quot;./rip.exe -r NTUSER.DAT -p recentdocs_tln&quot;" calcext:value-type="string">
            <text:p>Executa-Comandos "recentdocs_tln" "Gets contents of user's RecentDocs key (TLN),," "./rip.exe -r NTUSER.DAT -p recentdocs_tln"</text:p>
          </table:table-cell>
          <table:table-cell table:formula="of:=CONCATENATE([$PARAMETROS.$B$3];&quot; &quot;;[$PARAMETROS.$B$1];[.E154];&quot; &quot;;[$PARAMETROS.$B$4];&quot; &quot; ;[.C154])" office:value-type="string" office:string-value="./rip.exe -r NTUSER.DAT -p recentdocs_tln" calcext:value-type="string">
            <text:p>./rip.exe -r NTUSER.DAT -p recentdocs_tln</text:p>
          </table:table-cell>
          <table:table-cell office:value-type="string" calcext:value-type="string">
            <text:p>recentdocs_tln</text:p>
          </table:table-cell>
          <table:table-cell office:value-type="float" office:value="20140220" calcext:value-type="float">
            <text:p>2014022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ecentDocs key (TLN),,</text:p>
          </table:table-cell>
          <table:table-cell office:value-type="string" calcext:value-type="string">
            <text:p>Gets contents of user's RecentDocs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5];CHAR(34);&quot; &quot;;CHAR(34);[.F155];CHAR(34);&quot; &quot;;CHAR(34);[.B155];CHAR(34))" office:value-type="string" office:string-value="Executa-Comandos &quot;remoteaccess&quot; &quot;Get RemoteAccess AccountLockout settings,,&quot; &quot;./rip.exe -r System -p remoteaccess&quot;" calcext:value-type="string">
            <text:p>Executa-Comandos "remoteaccess" "Get RemoteAccess AccountLockout settings,," "./rip.exe -r System -p remoteaccess"</text:p>
          </table:table-cell>
          <table:table-cell table:formula="of:=CONCATENATE([$PARAMETROS.$B$3];&quot; &quot;;[$PARAMETROS.$B$1];[.E155];&quot; &quot;;[$PARAMETROS.$B$4];&quot; &quot; ;[.C155])" office:value-type="string" office:string-value="./rip.exe -r System -p remoteaccess" calcext:value-type="string">
            <text:p>./rip.exe -r System -p remoteaccess</text:p>
          </table:table-cell>
          <table:table-cell office:value-type="string" calcext:value-type="string">
            <text:p>remoteacces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RemoteAccess AccountLockout settings,,</text:p>
          </table:table-cell>
          <table:table-cell office:value-type="string" calcext:value-type="string">
            <text:p>Get RemoteAccess AccountLockout setting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6];CHAR(34);&quot; &quot;;CHAR(34);[.F156];CHAR(34);&quot; &quot;;CHAR(34);[.B156];CHAR(34))" office:value-type="string" office:string-value="Executa-Comandos &quot;rlo&quot; &quot;Parse hive, check key/value names for RLO character,&quot; &quot;./rip.exe -r All -p rlo&quot;" calcext:value-type="string">
            <text:p>Executa-Comandos "rlo" "Parse hive, check key/value names for RLO character," "./rip.exe -r All -p rlo"</text:p>
          </table:table-cell>
          <table:table-cell table:formula="of:=CONCATENATE([$PARAMETROS.$B$3];&quot; &quot;;[$PARAMETROS.$B$1];[.E156];&quot; &quot;;[$PARAMETROS.$B$4];&quot; &quot; ;[.C156])" office:value-type="string" office:string-value="./rip.exe -r All -p rlo" calcext:value-type="string">
            <text:p>./rip.exe -r All -p rlo</text:p>
          </table:table-cell>
          <table:table-cell office:value-type="string" calcext:value-type="string">
            <text:p>rlo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, check key/value names for RLO character,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check key/value names for RLO character</text:p>
          </table:table-cell>
          <table:table-cell/>
        </table:table-row>
        <table:table-row table:style-name="ro1">
          <table:table-cell table:formula="of:=CONCATENATE(&quot;Executa-Comandos &quot;;CHAR(34);[.C157];CHAR(34);&quot; &quot;;CHAR(34);[.F157];CHAR(34);&quot; &quot;;CHAR(34);[.B157];CHAR(34))" office:value-type="string" office:string-value="Executa-Comandos &quot;routes&quot; &quot;Get persistent routes from the Registry,,&quot; &quot;./rip.exe -r System -p routes&quot;" calcext:value-type="string">
            <text:p>Executa-Comandos "routes" "Get persistent routes from the Registry,," "./rip.exe -r System -p routes"</text:p>
          </table:table-cell>
          <table:table-cell table:formula="of:=CONCATENATE([$PARAMETROS.$B$3];&quot; &quot;;[$PARAMETROS.$B$1];[.E157];&quot; &quot;;[$PARAMETROS.$B$4];&quot; &quot; ;[.C157])" office:value-type="string" office:string-value="./rip.exe -r System -p routes" calcext:value-type="string">
            <text:p>./rip.exe -r System -p routes</text:p>
          </table:table-cell>
          <table:table-cell office:value-type="string" calcext:value-type="string">
            <text:p>routes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persistent routes from the Registry,,</text:p>
          </table:table-cell>
          <table:table-cell office:value-type="string" calcext:value-type="string">
            <text:p>Get persistent routes from the Registr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58];CHAR(34);&quot; &quot;;CHAR(34);[.F158];CHAR(34);&quot; &quot;;CHAR(34);[.B158];CHAR(34))" office:value-type="string" office:string-value="Executa-Comandos &quot;run&quot; &quot; NTUSER.DAT,[Autostart] Get autostart key contents from Software hive,&quot; &quot;./rip.exe -r Software -p run&quot;" calcext:value-type="string">
            <text:p>Executa-Comandos "run" " NTUSER.DAT,[Autostart] Get autostart key contents from Software hive," "./rip.exe -r Software -p run"</text:p>
          </table:table-cell>
          <table:table-cell table:formula="of:=CONCATENATE([$PARAMETROS.$B$3];&quot; &quot;;[$PARAMETROS.$B$1];[.E158];&quot; &quot;;[$PARAMETROS.$B$4];&quot; &quot; ;[.C158])" office:value-type="string" office:string-value="./rip.exe -r Software -p run" calcext:value-type="string">
            <text:p>./rip.exe -r Software -p run</text:p>
          </table:table-cell>
          <table:table-cell office:value-type="string" calcext:value-type="string">
            <text:p>run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,[Autostart] Get autostart key contents from Software hive,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[Autostart] Get autostart key contents from Software hive</text:p>
          </table:table-cell>
          <table:table-cell/>
        </table:table-row>
        <table:table-row table:style-name="ro1">
          <table:table-cell table:formula="of:=CONCATENATE(&quot;Executa-Comandos &quot;;CHAR(34);[.C159];CHAR(34);&quot; &quot;;CHAR(34);[.F159];CHAR(34);&quot; &quot;;CHAR(34);[.B159];CHAR(34))" office:value-type="string" office:string-value="Executa-Comandos &quot;runmru&quot; &quot;Gets contents of user's RunMRU key,,&quot; &quot;./rip.exe -r NTUSER.DAT -p runmru&quot;" calcext:value-type="string">
            <text:p>Executa-Comandos "runmru" "Gets contents of user's RunMRU key,," "./rip.exe -r NTUSER.DAT -p runmru"</text:p>
          </table:table-cell>
          <table:table-cell table:formula="of:=CONCATENATE([$PARAMETROS.$B$3];&quot; &quot;;[$PARAMETROS.$B$1];[.E159];&quot; &quot;;[$PARAMETROS.$B$4];&quot; &quot; ;[.C159])" office:value-type="string" office:string-value="./rip.exe -r NTUSER.DAT -p runmru" calcext:value-type="string">
            <text:p>./rip.exe -r NTUSER.DAT -p runmru</text:p>
          </table:table-cell>
          <table:table-cell office:value-type="string" calcext:value-type="string">
            <text:p>runmru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unMRU key,,</text:p>
          </table:table-cell>
          <table:table-cell office:value-type="string" calcext:value-type="string">
            <text:p>Gets contents of user's RunMRU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0];CHAR(34);&quot; &quot;;CHAR(34);[.F160];CHAR(34);&quot; &quot;;CHAR(34);[.B160];CHAR(34))" office:value-type="string" office:string-value="Executa-Comandos &quot;runmru_tln&quot; &quot;Gets contents of user's RunMRU key (TLN),,&quot; &quot;./rip.exe -r NTUSER.DAT -p runmru_tln&quot;" calcext:value-type="string">
            <text:p>Executa-Comandos "runmru_tln" "Gets contents of user's RunMRU key (TLN),," "./rip.exe -r NTUSER.DAT -p runmru_tln"</text:p>
          </table:table-cell>
          <table:table-cell table:formula="of:=CONCATENATE([$PARAMETROS.$B$3];&quot; &quot;;[$PARAMETROS.$B$1];[.E160];&quot; &quot;;[$PARAMETROS.$B$4];&quot; &quot; ;[.C160])" office:value-type="string" office:string-value="./rip.exe -r NTUSER.DAT -p runmru_tln" calcext:value-type="string">
            <text:p>./rip.exe -r NTUSER.DAT -p runmru_tln</text:p>
          </table:table-cell>
          <table:table-cell office:value-type="string" calcext:value-type="string">
            <text:p>runmru_tln</text:p>
          </table:table-cell>
          <table:table-cell office:value-type="float" office:value="20120828" calcext:value-type="float">
            <text:p>201208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RunMRU key (TLN),,</text:p>
          </table:table-cell>
          <table:table-cell office:value-type="string" calcext:value-type="string">
            <text:p>Gets contents of user's RunMRU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1];CHAR(34);&quot; &quot;;CHAR(34);[.F161];CHAR(34);&quot; &quot;;CHAR(34);[.B161];CHAR(34))" office:value-type="string" office:string-value="Executa-Comandos &quot;runonceex&quot; &quot;Gets contents of RunOnceEx values,,&quot; &quot;./rip.exe -r Software -p runonceex&quot;" calcext:value-type="string">
            <text:p>Executa-Comandos "runonceex" "Gets contents of RunOnceEx values,," "./rip.exe -r Software -p runonceex"</text:p>
          </table:table-cell>
          <table:table-cell table:formula="of:=CONCATENATE([$PARAMETROS.$B$3];&quot; &quot;;[$PARAMETROS.$B$1];[.E161];&quot; &quot;;[$PARAMETROS.$B$4];&quot; &quot; ;[.C161])" office:value-type="string" office:string-value="./rip.exe -r Software -p runonceex" calcext:value-type="string">
            <text:p>./rip.exe -r Software -p runonceex</text:p>
          </table:table-cell>
          <table:table-cell office:value-type="string" calcext:value-type="string">
            <text:p>runonceex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RunOnceEx values,,</text:p>
          </table:table-cell>
          <table:table-cell office:value-type="string" calcext:value-type="string">
            <text:p>Gets contents of RunOnceEx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2];CHAR(34);&quot; &quot;;CHAR(34);[.F162];CHAR(34);&quot; &quot;;CHAR(34);[.B162];CHAR(34))" office:value-type="string" office:string-value="Executa-Comandos &quot;runvirtual&quot; &quot; Software,Gets RunVirtual entries,&quot; &quot;./rip.exe -r NTUSER.DAT -p runvirtual&quot;" calcext:value-type="string">
            <text:p>Executa-Comandos "runvirtual" " Software,Gets RunVirtual entries," "./rip.exe -r NTUSER.DAT -p runvirtual"</text:p>
          </table:table-cell>
          <table:table-cell table:formula="of:=CONCATENATE([$PARAMETROS.$B$3];&quot; &quot;;[$PARAMETROS.$B$1];[.E162];&quot; &quot;;[$PARAMETROS.$B$4];&quot; &quot; ;[.C162])" office:value-type="string" office:string-value="./rip.exe -r NTUSER.DAT -p runvirtual" calcext:value-type="string">
            <text:p>./rip.exe -r NTUSER.DAT -p runvirtual</text:p>
          </table:table-cell>
          <table:table-cell office:value-type="string" calcext:value-type="string">
            <text:p>runvirtual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Gets RunVirtual entrie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Gets RunVirtual entries</text:p>
          </table:table-cell>
          <table:table-cell/>
        </table:table-row>
        <table:table-row table:style-name="ro1">
          <table:table-cell table:formula="of:=CONCATENATE(&quot;Executa-Comandos &quot;;CHAR(34);[.C163];CHAR(34);&quot; &quot;;CHAR(34);[.F163];CHAR(34);&quot; &quot;;CHAR(34);[.B163];CHAR(34))" office:value-type="string" office:string-value="Executa-Comandos &quot;runvirtual_tln&quot; &quot; Software,Gets RunVirtual entries,&quot; &quot;./rip.exe -r NTUSER.DAT -p runvirtual_tln&quot;" calcext:value-type="string">
            <text:p>Executa-Comandos "runvirtual_tln" " Software,Gets RunVirtual entries," "./rip.exe -r NTUSER.DAT -p runvirtual_tln"</text:p>
          </table:table-cell>
          <table:table-cell table:formula="of:=CONCATENATE([$PARAMETROS.$B$3];&quot; &quot;;[$PARAMETROS.$B$1];[.E163];&quot; &quot;;[$PARAMETROS.$B$4];&quot; &quot; ;[.C163])" office:value-type="string" office:string-value="./rip.exe -r NTUSER.DAT -p runvirtual_tln" calcext:value-type="string">
            <text:p>./rip.exe -r NTUSER.DAT -p runvirtual_tln</text:p>
          </table:table-cell>
          <table:table-cell office:value-type="string" calcext:value-type="string">
            <text:p>runvirtual_tln</text:p>
          </table:table-cell>
          <table:table-cell office:value-type="float" office:value="20191211" calcext:value-type="float">
            <text:p>20191211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<text:s/>Software,Gets RunVirtual entrie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Gets RunVirtual entries</text:p>
          </table:table-cell>
          <table:table-cell/>
        </table:table-row>
        <table:table-row table:style-name="ro1">
          <table:table-cell table:formula="of:=CONCATENATE(&quot;Executa-Comandos &quot;;CHAR(34);[.C164];CHAR(34);&quot; &quot;;CHAR(34);[.F164];CHAR(34);&quot; &quot;;CHAR(34);[.B164];CHAR(34))" office:value-type="string" office:string-value="Executa-Comandos &quot;ryuk_gpo&quot; &quot;Get GPO policy settings from Software hive related to Ryuk,,&quot; &quot;./rip.exe -r Software -p ryuk_gpo&quot;" calcext:value-type="string">
            <text:p>Executa-Comandos "ryuk_gpo" "Get GPO policy settings from Software hive related to Ryuk,," "./rip.exe -r Software -p ryuk_gpo"</text:p>
          </table:table-cell>
          <table:table-cell table:formula="of:=CONCATENATE([$PARAMETROS.$B$3];&quot; &quot;;[$PARAMETROS.$B$1];[.E164];&quot; &quot;;[$PARAMETROS.$B$4];&quot; &quot; ;[.C164])" office:value-type="string" office:string-value="./rip.exe -r Software -p ryuk_gpo" calcext:value-type="string">
            <text:p>./rip.exe -r Software -p ryuk_gpo</text:p>
          </table:table-cell>
          <table:table-cell office:value-type="string" calcext:value-type="string">
            <text:p>ryuk_gpo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GPO policy settings from Software hive related to Ryuk,,</text:p>
          </table:table-cell>
          <table:table-cell office:value-type="string" calcext:value-type="string">
            <text:p>Get GPO policy settings from Software hive related to Ryuk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5];CHAR(34);&quot; &quot;;CHAR(34);[.F165];CHAR(34);&quot; &quot;;CHAR(34);[.B165];CHAR(34))" office:value-type="string" office:string-value="Executa-Comandos &quot;samparse&quot; &quot;Parse SAM file for user &amp; group mbrshp info,,&quot; &quot;./rip.exe -r SAM -p samparse&quot;" calcext:value-type="string">
            <text:p>Executa-Comandos "samparse" "Parse SAM file for user &amp; group mbrshp info,," "./rip.exe -r SAM -p samparse"</text:p>
          </table:table-cell>
          <table:table-cell table:formula="of:=CONCATENATE([$PARAMETROS.$B$3];&quot; &quot;;[$PARAMETROS.$B$1];[.E165];&quot; &quot;;[$PARAMETROS.$B$4];&quot; &quot; ;[.C165])" office:value-type="string" office:string-value="./rip.exe -r SAM -p samparse" calcext:value-type="string">
            <text:p>./rip.exe -r SAM -p samparse</text:p>
          </table:table-cell>
          <table:table-cell office:value-type="string" calcext:value-type="string">
            <text:p>samparse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arse SAM file for user &amp; group mbrshp info,,</text:p>
          </table:table-cell>
          <table:table-cell office:value-type="string" calcext:value-type="string">
            <text:p>Parse SAM file for user &amp; group mbrshp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6];CHAR(34);&quot; &quot;;CHAR(34);[.F166];CHAR(34);&quot; &quot;;CHAR(34);[.B166];CHAR(34))" office:value-type="string" office:string-value="Executa-Comandos &quot;samparse_tln&quot; &quot;Parse SAM file for user acct info (TLN),,&quot; &quot;./rip.exe -r SAM -p samparse_tln&quot;" calcext:value-type="string">
            <text:p>Executa-Comandos "samparse_tln" "Parse SAM file for user acct info (TLN),," "./rip.exe -r SAM -p samparse_tln"</text:p>
          </table:table-cell>
          <table:table-cell table:formula="of:=CONCATENATE([$PARAMETROS.$B$3];&quot; &quot;;[$PARAMETROS.$B$1];[.E166];&quot; &quot;;[$PARAMETROS.$B$4];&quot; &quot; ;[.C166])" office:value-type="string" office:string-value="./rip.exe -r SAM -p samparse_tln" calcext:value-type="string">
            <text:p>./rip.exe -r SAM -p samparse_tln</text:p>
          </table:table-cell>
          <table:table-cell office:value-type="string" calcext:value-type="string">
            <text:p>samparse_tln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arse SAM file for user acct info (TLN),,</text:p>
          </table:table-cell>
          <table:table-cell office:value-type="string" calcext:value-type="string">
            <text:p>Parse SAM file for user acct info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7];CHAR(34);&quot; &quot;;CHAR(34);[.F167];CHAR(34);&quot; &quot;;CHAR(34);[.B167];CHAR(34))" office:value-type="string" office:string-value="Executa-Comandos &quot;schedagent&quot; &quot;Get SchedulingAgent key contents,,&quot; &quot;./rip.exe -r Software -p schedagent&quot;" calcext:value-type="string">
            <text:p>Executa-Comandos "schedagent" "Get SchedulingAgent key contents,," "./rip.exe -r Software -p schedagent"</text:p>
          </table:table-cell>
          <table:table-cell table:formula="of:=CONCATENATE([$PARAMETROS.$B$3];&quot; &quot;;[$PARAMETROS.$B$1];[.E167];&quot; &quot;;[$PARAMETROS.$B$4];&quot; &quot; ;[.C167])" office:value-type="string" office:string-value="./rip.exe -r Software -p schedagent" calcext:value-type="string">
            <text:p>./rip.exe -r Software -p schedagent</text:p>
          </table:table-cell>
          <table:table-cell office:value-type="string" calcext:value-type="string">
            <text:p>schedagent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chedulingAgent key contents,,</text:p>
          </table:table-cell>
          <table:table-cell office:value-type="string" calcext:value-type="string">
            <text:p>Get SchedulingAgent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68];CHAR(34);&quot; &quot;;CHAR(34);[.F168];CHAR(34);&quot; &quot;;CHAR(34);[.B168];CHAR(34))" office:value-type="string" office:string-value="Executa-Comandos &quot;scriptleturl&quot; &quot; USRCLASS.DAT,Check CLSIDs for ScriptletURL subkeys,&quot; &quot;./rip.exe -r Software -p scriptleturl&quot;" calcext:value-type="string">
            <text:p>Executa-Comandos "scriptleturl" " USRCLASS.DAT,Check CLSIDs for ScriptletURL subkeys," "./rip.exe -r Software -p scriptleturl"</text:p>
          </table:table-cell>
          <table:table-cell table:formula="of:=CONCATENATE([$PARAMETROS.$B$3];&quot; &quot;;[$PARAMETROS.$B$1];[.E168];&quot; &quot;;[$PARAMETROS.$B$4];&quot; &quot; ;[.C168])" office:value-type="string" office:string-value="./rip.exe -r Software -p scriptleturl" calcext:value-type="string">
            <text:p>./rip.exe -r Software -p scriptleturl</text:p>
          </table:table-cell>
          <table:table-cell office:value-type="string" calcext:value-type="string">
            <text:p>scriptleturl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USRCLASS.DAT,Check CLSIDs for ScriptletURL subkeys,</text:p>
          </table:table-cell>
          <table:table-cell office:value-type="string" calcext:value-type="string">
            <text:p><text:s/>USRCLASS.DAT</text:p>
          </table:table-cell>
          <table:table-cell office:value-type="string" calcext:value-type="string">
            <text:p>Check CLSIDs for ScriptletURL subkeys</text:p>
          </table:table-cell>
          <table:table-cell/>
        </table:table-row>
        <table:table-row table:style-name="ro1">
          <table:table-cell table:formula="of:=CONCATENATE(&quot;Executa-Comandos &quot;;CHAR(34);[.C169];CHAR(34);&quot; &quot;;CHAR(34);[.F169];CHAR(34);&quot; &quot;;CHAR(34);[.B169];CHAR(34))" office:value-type="string" office:string-value="Executa-Comandos &quot;searchscopes&quot; &quot;Gets contents of user's SearchScopes key,,&quot; &quot;./rip.exe -r NTUSER.DAT -p searchscopes&quot;" calcext:value-type="string">
            <text:p>Executa-Comandos "searchscopes" "Gets contents of user's SearchScopes key,," "./rip.exe -r NTUSER.DAT -p searchscopes"</text:p>
          </table:table-cell>
          <table:table-cell table:formula="of:=CONCATENATE([$PARAMETROS.$B$3];&quot; &quot;;[$PARAMETROS.$B$1];[.E169];&quot; &quot;;[$PARAMETROS.$B$4];&quot; &quot; ;[.C169])" office:value-type="string" office:string-value="./rip.exe -r NTUSER.DAT -p searchscopes" calcext:value-type="string">
            <text:p>./rip.exe -r NTUSER.DAT -p searchscopes</text:p>
          </table:table-cell>
          <table:table-cell office:value-type="string" calcext:value-type="string">
            <text:p>searchscope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SearchScopes key,,</text:p>
          </table:table-cell>
          <table:table-cell office:value-type="string" calcext:value-type="string">
            <text:p>Gets contents of user's SearchScope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0];CHAR(34);&quot; &quot;;CHAR(34);[.F170];CHAR(34);&quot; &quot;;CHAR(34);[.B170];CHAR(34))" office:value-type="string" office:string-value="Executa-Comandos &quot;secctr&quot; &quot;Get data from Security Center key,,&quot; &quot;./rip.exe -r Software -p secctr&quot;" calcext:value-type="string">
            <text:p>Executa-Comandos "secctr" "Get data from Security Center key,," "./rip.exe -r Software -p secctr"</text:p>
          </table:table-cell>
          <table:table-cell table:formula="of:=CONCATENATE([$PARAMETROS.$B$3];&quot; &quot;;[$PARAMETROS.$B$1];[.E170];&quot; &quot;;[$PARAMETROS.$B$4];&quot; &quot; ;[.C170])" office:value-type="string" office:string-value="./rip.exe -r Software -p secctr" calcext:value-type="string">
            <text:p>./rip.exe -r Software -p secctr</text:p>
          </table:table-cell>
          <table:table-cell office:value-type="string" calcext:value-type="string">
            <text:p>secctr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data from Security Center key,,</text:p>
          </table:table-cell>
          <table:table-cell office:value-type="string" calcext:value-type="string">
            <text:p>Get data from Security Center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1];CHAR(34);&quot; &quot;;CHAR(34);[.F171];CHAR(34);&quot; &quot;;CHAR(34);[.B171];CHAR(34))" office:value-type="string" office:string-value="Executa-Comandos &quot;secrets&quot; &quot;Get the last write time for the Policy\Secrets key,,&quot; &quot;./rip.exe -r Security -p secrets&quot;" calcext:value-type="string">
            <text:p>Executa-Comandos "secrets" "Get the last write time for the Policy\Secrets key,," "./rip.exe -r Security -p secrets"</text:p>
          </table:table-cell>
          <table:table-cell table:formula="of:=CONCATENATE([$PARAMETROS.$B$3];&quot; &quot;;[$PARAMETROS.$B$1];[.E171];&quot; &quot;;[$PARAMETROS.$B$4];&quot; &quot; ;[.C171])" office:value-type="string" office:string-value="./rip.exe -r Security -p secrets" calcext:value-type="string">
            <text:p>./rip.exe -r Security -p secrets</text:p>
          </table:table-cell>
          <table:table-cell office:value-type="string" calcext:value-type="string">
            <text:p>secret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the last write time for the Policy\Secrets key,,</text:p>
          </table:table-cell>
          <table:table-cell office:value-type="string" calcext:value-type="string">
            <text:p>Get the last write time for the Policy\Secret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2];CHAR(34);&quot; &quot;;CHAR(34);[.F172];CHAR(34);&quot; &quot;;CHAR(34);[.B172];CHAR(34))" office:value-type="string" office:string-value="Executa-Comandos &quot;secrets_tln&quot; &quot;Get the last write time for the Policy\Secrets key,,&quot; &quot;./rip.exe -r Security -p secrets_tln&quot;" calcext:value-type="string">
            <text:p>Executa-Comandos "secrets_tln" "Get the last write time for the Policy\Secrets key,," "./rip.exe -r Security -p secrets_tln"</text:p>
          </table:table-cell>
          <table:table-cell table:formula="of:=CONCATENATE([$PARAMETROS.$B$3];&quot; &quot;;[$PARAMETROS.$B$1];[.E172];&quot; &quot;;[$PARAMETROS.$B$4];&quot; &quot; ;[.C172])" office:value-type="string" office:string-value="./rip.exe -r Security -p secrets_tln" calcext:value-type="string">
            <text:p>./rip.exe -r Security -p secrets_tln</text:p>
          </table:table-cell>
          <table:table-cell office:value-type="string" calcext:value-type="string">
            <text:p>secrets_tln</text:p>
          </table:table-cell>
          <table:table-cell office:value-type="float" office:value="20140814" calcext:value-type="float">
            <text:p>201408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the last write time for the Policy\Secrets key,,</text:p>
          </table:table-cell>
          <table:table-cell office:value-type="string" calcext:value-type="string">
            <text:p>Get the last write time for the Policy\Secret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3];CHAR(34);&quot; &quot;;CHAR(34);[.F173];CHAR(34);&quot; &quot;;CHAR(34);[.B173];CHAR(34))" office:value-type="string" office:string-value="Executa-Comandos &quot;securityproviders&quot; &quot;Gets SecurityProvider value from System hive,,&quot; &quot;./rip.exe -r System -p securityproviders&quot;" calcext:value-type="string">
            <text:p>Executa-Comandos "securityproviders" "Gets SecurityProvider value from System hive,," "./rip.exe -r System -p securityproviders"</text:p>
          </table:table-cell>
          <table:table-cell table:formula="of:=CONCATENATE([$PARAMETROS.$B$3];&quot; &quot;;[$PARAMETROS.$B$1];[.E173];&quot; &quot;;[$PARAMETROS.$B$4];&quot; &quot; ;[.C173])" office:value-type="string" office:string-value="./rip.exe -r System -p securityproviders" calcext:value-type="string">
            <text:p>./rip.exe -r System -p securityproviders</text:p>
          </table:table-cell>
          <table:table-cell office:value-type="string" calcext:value-type="string">
            <text:p>securityproviders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SecurityProvider value from System hive,,</text:p>
          </table:table-cell>
          <table:table-cell office:value-type="string" calcext:value-type="string">
            <text:p>Gets SecurityProvider value from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4];CHAR(34);&quot; &quot;;CHAR(34);[.F174];CHAR(34);&quot; &quot;;CHAR(34);[.B174];CHAR(34))" office:value-type="string" office:string-value="Executa-Comandos &quot;services&quot; &quot;Lists services/drivers in Services key by LastWrite times,,&quot; &quot;./rip.exe -r System -p services&quot;" calcext:value-type="string">
            <text:p>Executa-Comandos "services" "Lists services/drivers in Services key by LastWrite times,," "./rip.exe -r System -p services"</text:p>
          </table:table-cell>
          <table:table-cell table:formula="of:=CONCATENATE([$PARAMETROS.$B$3];&quot; &quot;;[$PARAMETROS.$B$1];[.E174];&quot; &quot;;[$PARAMETROS.$B$4];&quot; &quot; ;[.C174])" office:value-type="string" office:string-value="./rip.exe -r System -p services" calcext:value-type="string">
            <text:p>./rip.exe -r System -p services</text:p>
          </table:table-cell>
          <table:table-cell office:value-type="string" calcext:value-type="string">
            <text:p>services</text:p>
          </table:table-cell>
          <table:table-cell office:value-type="float" office:value="20191024" calcext:value-type="float">
            <text:p>20191024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/drivers in Services key by LastWrite times,,</text:p>
          </table:table-cell>
          <table:table-cell office:value-type="string" calcext:value-type="string">
            <text:p>Lists services/drivers in Services key by LastWrite tim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5];CHAR(34);&quot; &quot;;CHAR(34);[.F175];CHAR(34);&quot; &quot;;CHAR(34);[.B175];CHAR(34))" office:value-type="string" office:string-value="Executa-Comandos &quot;sevenzip&quot; &quot;Gets records of histories from 7-Zip keys,,&quot; &quot;./rip.exe -r NTUSER.DAT -p sevenzip&quot;" calcext:value-type="string">
            <text:p>Executa-Comandos "sevenzip" "Gets records of histories from 7-Zip keys,," "./rip.exe -r NTUSER.DAT -p sevenzip"</text:p>
          </table:table-cell>
          <table:table-cell table:formula="of:=CONCATENATE([$PARAMETROS.$B$3];&quot; &quot;;[$PARAMETROS.$B$1];[.E175];&quot; &quot;;[$PARAMETROS.$B$4];&quot; &quot; ;[.C175])" office:value-type="string" office:string-value="./rip.exe -r NTUSER.DAT -p sevenzip" calcext:value-type="string">
            <text:p>./rip.exe -r NTUSER.DAT -p sevenzip</text:p>
          </table:table-cell>
          <table:table-cell office:value-type="string" calcext:value-type="string">
            <text:p>sevenzip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records of histories from 7-Zip keys,,</text:p>
          </table:table-cell>
          <table:table-cell office:value-type="string" calcext:value-type="string">
            <text:p>Gets records of histories from 7-Zip 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6];CHAR(34);&quot; &quot;;CHAR(34);[.F176];CHAR(34);&quot; &quot;;CHAR(34);[.B176];CHAR(34))" office:value-type="string" office:string-value="Executa-Comandos &quot;sfc&quot; &quot;Get SFC values,,&quot; &quot;./rip.exe -r Software -p sfc&quot;" calcext:value-type="string">
            <text:p>Executa-Comandos "sfc" "Get SFC values,," "./rip.exe -r Software -p sfc"</text:p>
          </table:table-cell>
          <table:table-cell table:formula="of:=CONCATENATE([$PARAMETROS.$B$3];&quot; &quot;;[$PARAMETROS.$B$1];[.E176];&quot; &quot;;[$PARAMETROS.$B$4];&quot; &quot; ;[.C176])" office:value-type="string" office:string-value="./rip.exe -r Software -p sfc" calcext:value-type="string">
            <text:p>./rip.exe -r Software -p sfc</text:p>
          </table:table-cell>
          <table:table-cell office:value-type="string" calcext:value-type="string">
            <text:p>sfc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FC values,,</text:p>
          </table:table-cell>
          <table:table-cell office:value-type="string" calcext:value-type="string">
            <text:p>Get SFC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7];CHAR(34);&quot; &quot;;CHAR(34);[.F177];CHAR(34);&quot; &quot;;CHAR(34);[.B177];CHAR(34))" office:value-type="string" office:string-value="Executa-Comandos &quot;shares&quot; &quot;Get list of shares from System hive file,,&quot; &quot;./rip.exe -r System -p shares&quot;" calcext:value-type="string">
            <text:p>Executa-Comandos "shares" "Get list of shares from System hive file,," "./rip.exe -r System -p shares"</text:p>
          </table:table-cell>
          <table:table-cell table:formula="of:=CONCATENATE([$PARAMETROS.$B$3];&quot; &quot;;[$PARAMETROS.$B$1];[.E177];&quot; &quot;;[$PARAMETROS.$B$4];&quot; &quot; ;[.C177])" office:value-type="string" office:string-value="./rip.exe -r System -p shares" calcext:value-type="string">
            <text:p>./rip.exe -r System -p shares</text:p>
          </table:table-cell>
          <table:table-cell office:value-type="string" calcext:value-type="string">
            <text:p>share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list of shares from System hive file,,</text:p>
          </table:table-cell>
          <table:table-cell office:value-type="string" calcext:value-type="string">
            <text:p>Get list of shares from System hive fil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8];CHAR(34);&quot; &quot;;CHAR(34);[.F178];CHAR(34);&quot; &quot;;CHAR(34);[.B178];CHAR(34))" office:value-type="string" office:string-value="Executa-Comandos &quot;shc&quot; &quot;Gets SHC entries from user hive,,&quot; &quot;./rip.exe -r NTUSER.DAT -p shc&quot;" calcext:value-type="string">
            <text:p>Executa-Comandos "shc" "Gets SHC entries from user hive,," "./rip.exe -r NTUSER.DAT -p shc"</text:p>
          </table:table-cell>
          <table:table-cell table:formula="of:=CONCATENATE([$PARAMETROS.$B$3];&quot; &quot;;[$PARAMETROS.$B$1];[.E178];&quot; &quot;;[$PARAMETROS.$B$4];&quot; &quot; ;[.C178])" office:value-type="string" office:string-value="./rip.exe -r NTUSER.DAT -p shc" calcext:value-type="string">
            <text:p>./rip.exe -r NTUSER.DAT -p shc</text:p>
          </table:table-cell>
          <table:table-cell office:value-type="string" calcext:value-type="string">
            <text:p>shc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SHC entries from user hive,,</text:p>
          </table:table-cell>
          <table:table-cell office:value-type="string" calcext:value-type="string">
            <text:p>Gets SHC entries from user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79];CHAR(34);&quot; &quot;;CHAR(34);[.F179];CHAR(34);&quot; &quot;;CHAR(34);[.B179];CHAR(34))" office:value-type="string" office:string-value="Executa-Comandos &quot;shellbags&quot; &quot;Shell/BagMRU traversal in Win7+ USRCLASS.DAT hives,,&quot; &quot;./rip.exe -r USRCLASS.DAT -p shellbags&quot;" calcext:value-type="string">
            <text:p>Executa-Comandos "shellbags" "Shell/BagMRU traversal in Win7+ USRCLASS.DAT hives,," "./rip.exe -r USRCLASS.DAT -p shellbags"</text:p>
          </table:table-cell>
          <table:table-cell table:formula="of:=CONCATENATE([$PARAMETROS.$B$3];&quot; &quot;;[$PARAMETROS.$B$1];[.E179];&quot; &quot;;[$PARAMETROS.$B$4];&quot; &quot; ;[.C179])" office:value-type="string" office:string-value="./rip.exe -r USRCLASS.DAT -p shellbags" calcext:value-type="string">
            <text:p>./rip.exe -r USRCLASS.DAT -p shellbags</text:p>
          </table:table-cell>
          <table:table-cell office:value-type="string" calcext:value-type="string">
            <text:p>shellbags</text:p>
          </table:table-cell>
          <table:table-cell office:value-type="float" office:value="20200428" calcext:value-type="float">
            <text:p>20200428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Win7+ USRCLASS.DAT hives,,</text:p>
          </table:table-cell>
          <table:table-cell office:value-type="string" calcext:value-type="string">
            <text:p>Shell/BagMRU traversal in Win7+ USRCLASS.DAT hiv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0];CHAR(34);&quot; &quot;;CHAR(34);[.F180];CHAR(34);&quot; &quot;;CHAR(34);[.B180];CHAR(34))" office:value-type="string" office:string-value="Executa-Comandos &quot;shellbags_tln&quot; &quot;Shell/BagMRU traversal in Win7 USRCLASS.DAT hives,,&quot; &quot;./rip.exe -r USRCLASS.DAT -p shellbags_tln&quot;" calcext:value-type="string">
            <text:p>Executa-Comandos "shellbags_tln" "Shell/BagMRU traversal in Win7 USRCLASS.DAT hives,," "./rip.exe -r USRCLASS.DAT -p shellbags_tln"</text:p>
          </table:table-cell>
          <table:table-cell table:formula="of:=CONCATENATE([$PARAMETROS.$B$3];&quot; &quot;;[$PARAMETROS.$B$1];[.E180];&quot; &quot;;[$PARAMETROS.$B$4];&quot; &quot; ;[.C180])" office:value-type="string" office:string-value="./rip.exe -r USRCLASS.DAT -p shellbags_tln" calcext:value-type="string">
            <text:p>./rip.exe -r USRCLASS.DAT -p shellbags_tln</text:p>
          </table:table-cell>
          <table:table-cell office:value-type="string" calcext:value-type="string">
            <text:p>shellbags_tln</text:p>
          </table:table-cell>
          <table:table-cell office:value-type="float" office:value="20180702" calcext:value-type="float">
            <text:p>20180702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Shell/BagMRU traversal in Win7 USRCLASS.DAT hives,,</text:p>
          </table:table-cell>
          <table:table-cell office:value-type="string" calcext:value-type="string">
            <text:p>Shell/BagMRU traversal in Win7 USRCLASS.DAT hiv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1];CHAR(34);&quot; &quot;;CHAR(34);[.F181];CHAR(34);&quot; &quot;;CHAR(34);[.B181];CHAR(34))" office:value-type="string" office:string-value="Executa-Comandos &quot;shellfolders&quot; &quot;Gets user's shell folders values,,&quot; &quot;./rip.exe -r NTUSER.DAT -p shellfolders&quot;" calcext:value-type="string">
            <text:p>Executa-Comandos "shellfolders" "Gets user's shell folders values,," "./rip.exe -r NTUSER.DAT -p shellfolders"</text:p>
          </table:table-cell>
          <table:table-cell table:formula="of:=CONCATENATE([$PARAMETROS.$B$3];&quot; &quot;;[$PARAMETROS.$B$1];[.E181];&quot; &quot;;[$PARAMETROS.$B$4];&quot; &quot; ;[.C181])" office:value-type="string" office:string-value="./rip.exe -r NTUSER.DAT -p shellfolders" calcext:value-type="string">
            <text:p>./rip.exe -r NTUSER.DAT -p shellfolders</text:p>
          </table:table-cell>
          <table:table-cell office:value-type="string" calcext:value-type="string">
            <text:p>shellfolders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shell folders values,,</text:p>
          </table:table-cell>
          <table:table-cell office:value-type="string" calcext:value-type="string">
            <text:p>Gets user's shell folders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2];CHAR(34);&quot; &quot;;CHAR(34);[.F182];CHAR(34);&quot; &quot;;CHAR(34);[.B182];CHAR(34))" office:value-type="string" office:string-value="Executa-Comandos &quot;shelloverlay&quot; &quot;Gets ShellIconOverlayIdentifiers values,,&quot; &quot;./rip.exe -r Software -p shelloverlay&quot;" calcext:value-type="string">
            <text:p>Executa-Comandos "shelloverlay" "Gets ShellIconOverlayIdentifiers values,," "./rip.exe -r Software -p shelloverlay"</text:p>
          </table:table-cell>
          <table:table-cell table:formula="of:=CONCATENATE([$PARAMETROS.$B$3];&quot; &quot;;[$PARAMETROS.$B$1];[.E182];&quot; &quot;;[$PARAMETROS.$B$4];&quot; &quot; ;[.C182])" office:value-type="string" office:string-value="./rip.exe -r Software -p shelloverlay" calcext:value-type="string">
            <text:p>./rip.exe -r Software -p shelloverlay</text:p>
          </table:table-cell>
          <table:table-cell office:value-type="string" calcext:value-type="string">
            <text:p>shelloverlay</text:p>
          </table:table-cell>
          <table:table-cell office:value-type="float" office:value="20100308" calcext:value-type="float">
            <text:p>201003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hellIconOverlayIdentifiers values,,</text:p>
          </table:table-cell>
          <table:table-cell office:value-type="string" calcext:value-type="string">
            <text:p>Gets ShellIconOverlayIdentifiers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3];CHAR(34);&quot; &quot;;CHAR(34);[.F183];CHAR(34);&quot; &quot;;CHAR(34);[.B183];CHAR(34))" office:value-type="string" office:string-value="Executa-Comandos &quot;shimcache&quot; &quot;Parse file refs from System hive AppCompatCache data,,&quot; &quot;./rip.exe -r System -p shimcache&quot;" calcext:value-type="string">
            <text:p>Executa-Comandos "shimcache" "Parse file refs from System hive AppCompatCache data,," "./rip.exe -r System -p shimcache"</text:p>
          </table:table-cell>
          <table:table-cell table:formula="of:=CONCATENATE([$PARAMETROS.$B$3];&quot; &quot;;[$PARAMETROS.$B$1];[.E183];&quot; &quot;;[$PARAMETROS.$B$4];&quot; &quot; ;[.C183])" office:value-type="string" office:string-value="./rip.exe -r System -p shimcache" calcext:value-type="string">
            <text:p>./rip.exe -r System -p shimcache</text:p>
          </table:table-cell>
          <table:table-cell office:value-type="string" calcext:value-type="string">
            <text:p>shimcache</text:p>
          </table:table-cell>
          <table:table-cell office:value-type="float" office:value="20200428" calcext:value-type="float">
            <text:p>2020042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 refs from System hive AppCompatCache data,,</text:p>
          </table:table-cell>
          <table:table-cell office:value-type="string" calcext:value-type="string">
            <text:p>Parse file refs from System hive AppCompatCache data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4];CHAR(34);&quot; &quot;;CHAR(34);[.F184];CHAR(34);&quot; &quot;;CHAR(34);[.B184];CHAR(34))" office:value-type="string" office:string-value="Executa-Comandos &quot;shimcache_tln&quot; &quot;Parse file refs from System hive AppCompatCache data,,&quot; &quot;./rip.exe -r System -p shimcache_tln&quot;" calcext:value-type="string">
            <text:p>Executa-Comandos "shimcache_tln" "Parse file refs from System hive AppCompatCache data,," "./rip.exe -r System -p shimcache_tln"</text:p>
          </table:table-cell>
          <table:table-cell table:formula="of:=CONCATENATE([$PARAMETROS.$B$3];&quot; &quot;;[$PARAMETROS.$B$1];[.E184];&quot; &quot;;[$PARAMETROS.$B$4];&quot; &quot; ;[.C184])" office:value-type="string" office:string-value="./rip.exe -r System -p shimcache_tln" calcext:value-type="string">
            <text:p>./rip.exe -r System -p shimcache_tln</text:p>
          </table:table-cell>
          <table:table-cell office:value-type="string" calcext:value-type="string">
            <text:p>shimcache_tln</text:p>
          </table:table-cell>
          <table:table-cell office:value-type="float" office:value="20190112" calcext:value-type="float">
            <text:p>20190112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file refs from System hive AppCompatCache data,,</text:p>
          </table:table-cell>
          <table:table-cell office:value-type="string" calcext:value-type="string">
            <text:p>Parse file refs from System hive AppCompatCache data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5];CHAR(34);&quot; &quot;;CHAR(34);[.F185];CHAR(34);&quot; &quot;;CHAR(34);[.B185];CHAR(34))" office:value-type="string" office:string-value="Executa-Comandos &quot;shutdown&quot; &quot;Gets ShutdownTime value from System hive,,&quot; &quot;./rip.exe -r System -p shutdown&quot;" calcext:value-type="string">
            <text:p>Executa-Comandos "shutdown" "Gets ShutdownTime value from System hive,," "./rip.exe -r System -p shutdown"</text:p>
          </table:table-cell>
          <table:table-cell table:formula="of:=CONCATENATE([$PARAMETROS.$B$3];&quot; &quot;;[$PARAMETROS.$B$1];[.E185];&quot; &quot;;[$PARAMETROS.$B$4];&quot; &quot; ;[.C185])" office:value-type="string" office:string-value="./rip.exe -r System -p shutdown" calcext:value-type="string">
            <text:p>./rip.exe -r System -p shutdown</text:p>
          </table:table-cell>
          <table:table-cell office:value-type="string" calcext:value-type="string">
            <text:p>shutdown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ShutdownTime value from System hive,,</text:p>
          </table:table-cell>
          <table:table-cell office:value-type="string" calcext:value-type="string">
            <text:p>Gets ShutdownTime value from System hiv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6];CHAR(34);&quot; &quot;;CHAR(34);[.F186];CHAR(34);&quot; &quot;;CHAR(34);[.B186];CHAR(34))" office:value-type="string" office:string-value="Executa-Comandos &quot;silentprocessexit&quot; &quot;Gets contents of SilentProcessExit key,,&quot; &quot;./rip.exe -r Software -p silentprocessexit&quot;" calcext:value-type="string">
            <text:p>Executa-Comandos "silentprocessexit" "Gets contents of SilentProcessExit key,," "./rip.exe -r Software -p silentprocessexit"</text:p>
          </table:table-cell>
          <table:table-cell table:formula="of:=CONCATENATE([$PARAMETROS.$B$3];&quot; &quot;;[$PARAMETROS.$B$1];[.E186];&quot; &quot;;[$PARAMETROS.$B$4];&quot; &quot; ;[.C186])" office:value-type="string" office:string-value="./rip.exe -r Software -p silentprocessexit" calcext:value-type="string">
            <text:p>./rip.exe -r Software -p silentprocessexit</text:p>
          </table:table-cell>
          <table:table-cell office:value-type="string" calcext:value-type="string">
            <text:p>silentprocessexit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SilentProcessExit key,,</text:p>
          </table:table-cell>
          <table:table-cell office:value-type="string" calcext:value-type="string">
            <text:p>Gets contents of SilentProcessExi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7];CHAR(34);&quot; &quot;;CHAR(34);[.F187];CHAR(34);&quot; &quot;;CHAR(34);[.B187];CHAR(34))" office:value-type="string" office:string-value="Executa-Comandos &quot;silentprocessexit_tln&quot; &quot;Gets contents of SilentProcessExit key,,&quot; &quot;./rip.exe -r Software -p silentprocessexit_tln&quot;" calcext:value-type="string">
            <text:p>Executa-Comandos "silentprocessexit_tln" "Gets contents of SilentProcessExit key,," "./rip.exe -r Software -p silentprocessexit_tln"</text:p>
          </table:table-cell>
          <table:table-cell table:formula="of:=CONCATENATE([$PARAMETROS.$B$3];&quot; &quot;;[$PARAMETROS.$B$1];[.E187];&quot; &quot;;[$PARAMETROS.$B$4];&quot; &quot; ;[.C187])" office:value-type="string" office:string-value="./rip.exe -r Software -p silentprocessexit_tln" calcext:value-type="string">
            <text:p>./rip.exe -r Software -p silentprocessexit_tln</text:p>
          </table:table-cell>
          <table:table-cell office:value-type="string" calcext:value-type="string">
            <text:p>silentprocessexit_tln</text:p>
          </table:table-cell>
          <table:table-cell office:value-type="float" office:value="20180601" calcext:value-type="float">
            <text:p>2018060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SilentProcessExit key,,</text:p>
          </table:table-cell>
          <table:table-cell office:value-type="string" calcext:value-type="string">
            <text:p>Gets contents of SilentProcessExi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8];CHAR(34);&quot; &quot;;CHAR(34);[.F188];CHAR(34);&quot; &quot;;CHAR(34);[.B188];CHAR(34))" office:value-type="string" office:string-value="Executa-Comandos &quot;sizes&quot; &quot;Scans a hive file looking for binary value data of a min size (5000),,&quot; &quot;./rip.exe -r All -p sizes&quot;" calcext:value-type="string">
            <text:p>Executa-Comandos "sizes" "Scans a hive file looking for binary value data of a min size (5000),," "./rip.exe -r All -p sizes"</text:p>
          </table:table-cell>
          <table:table-cell table:formula="of:=CONCATENATE([$PARAMETROS.$B$3];&quot; &quot;;[$PARAMETROS.$B$1];[.E188];&quot; &quot;;[$PARAMETROS.$B$4];&quot; &quot; ;[.C188])" office:value-type="string" office:string-value="./rip.exe -r All -p sizes" calcext:value-type="string">
            <text:p>./rip.exe -r All -p sizes</text:p>
          </table:table-cell>
          <table:table-cell office:value-type="string" calcext:value-type="string">
            <text:p>size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cans a hive file looking for binary value data of a min size (5000),,</text:p>
          </table:table-cell>
          <table:table-cell office:value-type="string" calcext:value-type="string">
            <text:p>Scans a hive file looking for binary value data of a min size (5000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89];CHAR(34);&quot; &quot;;CHAR(34);[.F189];CHAR(34);&quot; &quot;;CHAR(34);[.B189];CHAR(34))" office:value-type="string" office:string-value="Executa-Comandos &quot;slack&quot; &quot;Parse hive, print slack space, retrieve keys/values&quot; &quot;./rip.exe -r All -p slack&quot;" calcext:value-type="string">
            <text:p>Executa-Comandos "slack" "Parse hive, print slack space, retrieve keys/values" "./rip.exe -r All -p slack"</text:p>
          </table:table-cell>
          <table:table-cell table:formula="of:=CONCATENATE([$PARAMETROS.$B$3];&quot; &quot;;[$PARAMETROS.$B$1];[.E189];&quot; &quot;;[$PARAMETROS.$B$4];&quot; &quot; ;[.C189])" office:value-type="string" office:string-value="./rip.exe -r All -p slack" calcext:value-type="string">
            <text:p>./rip.exe -r All -p slack</text:p>
          </table:table-cell>
          <table:table-cell office:value-type="string" calcext:value-type="string">
            <text:p>slack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, print slack space, retrieve keys/values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slack space</text:p>
          </table:table-cell>
          <table:table-cell office:value-type="string" calcext:value-type="string">
            <text:p><text:s/>retrieve keys/values</text:p>
          </table:table-cell>
        </table:table-row>
        <table:table-row table:style-name="ro1">
          <table:table-cell table:formula="of:=CONCATENATE(&quot;Executa-Comandos &quot;;CHAR(34);[.C190];CHAR(34);&quot; &quot;;CHAR(34);[.F190];CHAR(34);&quot; &quot;;CHAR(34);[.B190];CHAR(34))" office:value-type="string" office:string-value="Executa-Comandos &quot;slack_tln&quot; &quot;Parse hive, print slack space, retrieve keys/values&quot; &quot;./rip.exe -r All -p slack_tln&quot;" calcext:value-type="string">
            <text:p>Executa-Comandos "slack_tln" "Parse hive, print slack space, retrieve keys/values" "./rip.exe -r All -p slack_tln"</text:p>
          </table:table-cell>
          <table:table-cell table:formula="of:=CONCATENATE([$PARAMETROS.$B$3];&quot; &quot;;[$PARAMETROS.$B$1];[.E190];&quot; &quot;;[$PARAMETROS.$B$4];&quot; &quot; ;[.C190])" office:value-type="string" office:string-value="./rip.exe -r All -p slack_tln" calcext:value-type="string">
            <text:p>./rip.exe -r All -p slack_tln</text:p>
          </table:table-cell>
          <table:table-cell office:value-type="string" calcext:value-type="string">
            <text:p>slack_tln</text:p>
          </table:table-cell>
          <table:table-cell office:value-type="float" office:value="20190506" calcext:value-type="float">
            <text:p>2019050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se hive, print slack space, retrieve keys/values</text:p>
          </table:table-cell>
          <table:table-cell office:value-type="string" calcext:value-type="string">
            <text:p>Parse hive</text:p>
          </table:table-cell>
          <table:table-cell office:value-type="string" calcext:value-type="string">
            <text:p><text:s/>print slack space</text:p>
          </table:table-cell>
          <table:table-cell office:value-type="string" calcext:value-type="string">
            <text:p><text:s/>retrieve keys/values</text:p>
          </table:table-cell>
        </table:table-row>
        <table:table-row table:style-name="ro1">
          <table:table-cell table:formula="of:=CONCATENATE(&quot;Executa-Comandos &quot;;CHAR(34);[.C191];CHAR(34);&quot; &quot;;CHAR(34);[.F191];CHAR(34);&quot; &quot;;CHAR(34);[.B191];CHAR(34))" office:value-type="string" office:string-value="Executa-Comandos &quot;source_os&quot; &quot;Parse Source OS subkey values,,&quot; &quot;./rip.exe -r System -p source_os&quot;" calcext:value-type="string">
            <text:p>Executa-Comandos "source_os" "Parse Source OS subkey values,," "./rip.exe -r System -p source_os"</text:p>
          </table:table-cell>
          <table:table-cell table:formula="of:=CONCATENATE([$PARAMETROS.$B$3];&quot; &quot;;[$PARAMETROS.$B$1];[.E191];&quot; &quot;;[$PARAMETROS.$B$4];&quot; &quot; ;[.C191])" office:value-type="string" office:string-value="./rip.exe -r System -p source_os" calcext:value-type="string">
            <text:p>./rip.exe -r System -p source_os</text:p>
          </table:table-cell>
          <table:table-cell office:value-type="string" calcext:value-type="string">
            <text:p>source_os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 Source OS subkey values,,</text:p>
          </table:table-cell>
          <table:table-cell office:value-type="string" calcext:value-type="string">
            <text:p>Parse Source OS subkey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2];CHAR(34);&quot; &quot;;CHAR(34);[.F192];CHAR(34);&quot; &quot;;CHAR(34);[.B192];CHAR(34))" office:value-type="string" office:string-value="Executa-Comandos &quot;speech&quot; &quot;Get values from user's Speech key,,&quot; &quot;./rip.exe -r NTUSER.DAT -p speech&quot;" calcext:value-type="string">
            <text:p>Executa-Comandos "speech" "Get values from user's Speech key,," "./rip.exe -r NTUSER.DAT -p speech"</text:p>
          </table:table-cell>
          <table:table-cell table:formula="of:=CONCATENATE([$PARAMETROS.$B$3];&quot; &quot;;[$PARAMETROS.$B$1];[.E192];&quot; &quot;;[$PARAMETROS.$B$4];&quot; &quot; ;[.C192])" office:value-type="string" office:string-value="./rip.exe -r NTUSER.DAT -p speech" calcext:value-type="string">
            <text:p>./rip.exe -r NTUSER.DAT -p speech</text:p>
          </table:table-cell>
          <table:table-cell office:value-type="string" calcext:value-type="string">
            <text:p>speech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alues from user's Speech key,,</text:p>
          </table:table-cell>
          <table:table-cell office:value-type="string" calcext:value-type="string">
            <text:p>Get values from user's Speech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3];CHAR(34);&quot; &quot;;CHAR(34);[.F193];CHAR(34);&quot; &quot;;CHAR(34);[.B193];CHAR(34))" office:value-type="string" office:string-value="Executa-Comandos &quot;speech_tln&quot; &quot;Get values from user's Speech key,,&quot; &quot;./rip.exe -r NTUSER.DAT -p speech_tln&quot;" calcext:value-type="string">
            <text:p>Executa-Comandos "speech_tln" "Get values from user's Speech key,," "./rip.exe -r NTUSER.DAT -p speech_tln"</text:p>
          </table:table-cell>
          <table:table-cell table:formula="of:=CONCATENATE([$PARAMETROS.$B$3];&quot; &quot;;[$PARAMETROS.$B$1];[.E193];&quot; &quot;;[$PARAMETROS.$B$4];&quot; &quot; ;[.C193])" office:value-type="string" office:string-value="./rip.exe -r NTUSER.DAT -p speech_tln" calcext:value-type="string">
            <text:p>./rip.exe -r NTUSER.DAT -p speech_tln</text:p>
          </table:table-cell>
          <table:table-cell office:value-type="string" calcext:value-type="string">
            <text:p>speech_tln</text:p>
          </table:table-cell>
          <table:table-cell office:value-type="float" office:value="20191010" calcext:value-type="float">
            <text:p>201910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values from user's Speech key,,</text:p>
          </table:table-cell>
          <table:table-cell office:value-type="string" calcext:value-type="string">
            <text:p>Get values from user's Speech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4];CHAR(34);&quot; &quot;;CHAR(34);[.F194];CHAR(34);&quot; &quot;;CHAR(34);[.B194];CHAR(34))" office:value-type="string" office:string-value="Executa-Comandos &quot;spp_clients&quot; &quot;Determines volumes monitored by VSS,,&quot; &quot;./rip.exe -r Software -p spp_clients&quot;" calcext:value-type="string">
            <text:p>Executa-Comandos "spp_clients" "Determines volumes monitored by VSS,," "./rip.exe -r Software -p spp_clients"</text:p>
          </table:table-cell>
          <table:table-cell table:formula="of:=CONCATENATE([$PARAMETROS.$B$3];&quot; &quot;;[$PARAMETROS.$B$1];[.E194];&quot; &quot;;[$PARAMETROS.$B$4];&quot; &quot; ;[.C194])" office:value-type="string" office:string-value="./rip.exe -r Software -p spp_clients" calcext:value-type="string">
            <text:p>./rip.exe -r Software -p spp_clients</text:p>
          </table:table-cell>
          <table:table-cell office:value-type="string" calcext:value-type="string">
            <text:p>spp_clients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etermines volumes monitored by VSS,,</text:p>
          </table:table-cell>
          <table:table-cell office:value-type="string" calcext:value-type="string">
            <text:p>Determines volumes monitored by VS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5];CHAR(34);&quot; &quot;;CHAR(34);[.F195];CHAR(34);&quot; &quot;;CHAR(34);[.B195];CHAR(34))" office:value-type="string" office:string-value="Executa-Comandos &quot;srum&quot; &quot;Gets contents of SRUM subkeys,,&quot; &quot;./rip.exe -r Software -p srum&quot;" calcext:value-type="string">
            <text:p>Executa-Comandos "srum" "Gets contents of SRUM subkeys,," "./rip.exe -r Software -p srum"</text:p>
          </table:table-cell>
          <table:table-cell table:formula="of:=CONCATENATE([$PARAMETROS.$B$3];&quot; &quot;;[$PARAMETROS.$B$1];[.E195];&quot; &quot;;[$PARAMETROS.$B$4];&quot; &quot; ;[.C195])" office:value-type="string" office:string-value="./rip.exe -r Software -p srum" calcext:value-type="string">
            <text:p>./rip.exe -r Software -p srum</text:p>
          </table:table-cell>
          <table:table-cell office:value-type="string" calcext:value-type="string">
            <text:p>srum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SRUM subkeys,,</text:p>
          </table:table-cell>
          <table:table-cell office:value-type="string" calcext:value-type="string">
            <text:p>Gets contents of SRUM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6];CHAR(34);&quot; &quot;;CHAR(34);[.F196];CHAR(34);&quot; &quot;;CHAR(34);[.B196];CHAR(34))" office:value-type="string" office:string-value="Executa-Comandos &quot;ssid&quot; &quot;Get WZCSVC SSID Info,,&quot; &quot;./rip.exe -r Software -p ssid&quot;" calcext:value-type="string">
            <text:p>Executa-Comandos "ssid" "Get WZCSVC SSID Info,," "./rip.exe -r Software -p ssid"</text:p>
          </table:table-cell>
          <table:table-cell table:formula="of:=CONCATENATE([$PARAMETROS.$B$3];&quot; &quot;;[$PARAMETROS.$B$1];[.E196];&quot; &quot;;[$PARAMETROS.$B$4];&quot; &quot; ;[.C196])" office:value-type="string" office:string-value="./rip.exe -r Software -p ssid" calcext:value-type="string">
            <text:p>./rip.exe -r Software -p ssid</text:p>
          </table:table-cell>
          <table:table-cell office:value-type="string" calcext:value-type="string">
            <text:p>ssid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ZCSVC SSID Info,,</text:p>
          </table:table-cell>
          <table:table-cell office:value-type="string" calcext:value-type="string">
            <text:p>Get WZCSVC SSID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7];CHAR(34);&quot; &quot;;CHAR(34);[.F197];CHAR(34);&quot; &quot;;CHAR(34);[.B197];CHAR(34))" office:value-type="string" office:string-value="Executa-Comandos &quot;susclient&quot; &quot;Extracts SusClient* info, including HDD SN (if avail),&quot; &quot;./rip.exe -r Software -p susclient&quot;" calcext:value-type="string">
            <text:p>Executa-Comandos "susclient" "Extracts SusClient* info, including HDD SN (if avail)," "./rip.exe -r Software -p susclient"</text:p>
          </table:table-cell>
          <table:table-cell table:formula="of:=CONCATENATE([$PARAMETROS.$B$3];&quot; &quot;;[$PARAMETROS.$B$1];[.E197];&quot; &quot;;[$PARAMETROS.$B$4];&quot; &quot; ;[.C197])" office:value-type="string" office:string-value="./rip.exe -r Software -p susclient" calcext:value-type="string">
            <text:p>./rip.exe -r Software -p susclient</text:p>
          </table:table-cell>
          <table:table-cell office:value-type="string" calcext:value-type="string">
            <text:p>susclient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xtracts SusClient* info, including HDD SN (if avail),</text:p>
          </table:table-cell>
          <table:table-cell office:value-type="string" calcext:value-type="string">
            <text:p>Extracts SusClient* info</text:p>
          </table:table-cell>
          <table:table-cell office:value-type="string" calcext:value-type="string">
            <text:p><text:s/>including HDD SN (if avail)</text:p>
          </table:table-cell>
          <table:table-cell/>
        </table:table-row>
        <table:table-row table:style-name="ro1">
          <table:table-cell table:formula="of:=CONCATENATE(&quot;Executa-Comandos &quot;;CHAR(34);[.C198];CHAR(34);&quot; &quot;;CHAR(34);[.F198];CHAR(34);&quot; &quot;;CHAR(34);[.B198];CHAR(34))" office:value-type="string" office:string-value="Executa-Comandos &quot;svc&quot; &quot;Lists Services key contents by LastWrite time (CSV),,&quot; &quot;./rip.exe -r System -p svc&quot;" calcext:value-type="string">
            <text:p>Executa-Comandos "svc" "Lists Services key contents by LastWrite time (CSV),," "./rip.exe -r System -p svc"</text:p>
          </table:table-cell>
          <table:table-cell table:formula="of:=CONCATENATE([$PARAMETROS.$B$3];&quot; &quot;;[$PARAMETROS.$B$1];[.E198];&quot; &quot;;[$PARAMETROS.$B$4];&quot; &quot; ;[.C198])" office:value-type="string" office:string-value="./rip.exe -r System -p svc" calcext:value-type="string">
            <text:p>./rip.exe -r System -p svc</text:p>
          </table:table-cell>
          <table:table-cell office:value-type="string" calcext:value-type="string">
            <text:p>svc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 key contents by LastWrite time (CSV),,</text:p>
          </table:table-cell>
          <table:table-cell office:value-type="string" calcext:value-type="string">
            <text:p>Lists Services key contents by LastWrite time (CSV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199];CHAR(34);&quot; &quot;;CHAR(34);[.F199];CHAR(34);&quot; &quot;;CHAR(34);[.B199];CHAR(34))" office:value-type="string" office:string-value="Executa-Comandos &quot;svcdll&quot; &quot;Lists Services keys with ServiceDll values,,&quot; &quot;./rip.exe -r System -p svcdll&quot;" calcext:value-type="string">
            <text:p>Executa-Comandos "svcdll" "Lists Services keys with ServiceDll values,," "./rip.exe -r System -p svcdll"</text:p>
          </table:table-cell>
          <table:table-cell table:formula="of:=CONCATENATE([$PARAMETROS.$B$3];&quot; &quot;;[$PARAMETROS.$B$1];[.E199];&quot; &quot;;[$PARAMETROS.$B$4];&quot; &quot; ;[.C199])" office:value-type="string" office:string-value="./rip.exe -r System -p svcdll" calcext:value-type="string">
            <text:p>./rip.exe -r System -p svcdll</text:p>
          </table:table-cell>
          <table:table-cell office:value-type="string" calcext:value-type="string">
            <text:p>svcdll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 keys with ServiceDll values,,</text:p>
          </table:table-cell>
          <table:table-cell office:value-type="string" calcext:value-type="string">
            <text:p>Lists Services keys with ServiceDll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0];CHAR(34);&quot; &quot;;CHAR(34);[.F200];CHAR(34);&quot; &quot;;CHAR(34);[.B200];CHAR(34))" office:value-type="string" office:string-value="Executa-Comandos &quot;svc_tln&quot; &quot;Lists Services key contents by LastWrite time (CSV),,&quot; &quot;./rip.exe -r System -p svc_tln&quot;" calcext:value-type="string">
            <text:p>Executa-Comandos "svc_tln" "Lists Services key contents by LastWrite time (CSV),," "./rip.exe -r System -p svc_tln"</text:p>
          </table:table-cell>
          <table:table-cell table:formula="of:=CONCATENATE([$PARAMETROS.$B$3];&quot; &quot;;[$PARAMETROS.$B$1];[.E200];&quot; &quot;;[$PARAMETROS.$B$4];&quot; &quot; ;[.C200])" office:value-type="string" office:string-value="./rip.exe -r System -p svc_tln" calcext:value-type="string">
            <text:p>./rip.exe -r System -p svc_tln</text:p>
          </table:table-cell>
          <table:table-cell office:value-type="string" calcext:value-type="string">
            <text:p>svc_tln</text:p>
          </table:table-cell>
          <table:table-cell office:value-type="float" office:value="20130911" calcext:value-type="float">
            <text:p>2013091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ists Services key contents by LastWrite time (CSV),,</text:p>
          </table:table-cell>
          <table:table-cell office:value-type="string" calcext:value-type="string">
            <text:p>Lists Services key contents by LastWrite time (CSV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1];CHAR(34);&quot; &quot;;CHAR(34);[.F201];CHAR(34);&quot; &quot;;CHAR(34);[.B201];CHAR(34))" office:value-type="string" office:string-value="Executa-Comandos &quot;syscache&quot; &quot;Parse SysCache.hve file,,&quot; &quot;./rip.exe -r syscache -p syscache&quot;" calcext:value-type="string">
            <text:p>Executa-Comandos "syscache" "Parse SysCache.hve file,," "./rip.exe -r syscache -p syscache"</text:p>
          </table:table-cell>
          <table:table-cell table:formula="of:=CONCATENATE([$PARAMETROS.$B$3];&quot; &quot;;[$PARAMETROS.$B$1];[.E201];&quot; &quot;;[$PARAMETROS.$B$4];&quot; &quot; ;[.C201])" office:value-type="string" office:string-value="./rip.exe -r syscache -p syscache" calcext:value-type="string">
            <text:p>./rip.exe -r syscache -p syscache</text:p>
          </table:table-cell>
          <table:table-cell office:value-type="string" calcext:value-type="string">
            <text:p>syscache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cache</text:p>
          </table:table-cell>
          <table:table-cell office:value-type="string" calcext:value-type="string">
            <text:p>Parse SysCache.hve file,,</text:p>
          </table:table-cell>
          <table:table-cell office:value-type="string" calcext:value-type="string">
            <text:p>Parse SysCache.hve fil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2];CHAR(34);&quot; &quot;;CHAR(34);[.F202];CHAR(34);&quot; &quot;;CHAR(34);[.B202];CHAR(34))" office:value-type="string" office:string-value="Executa-Comandos &quot;syscache_csv&quot; &quot;,,&quot; &quot;./rip.exe -r syscache -p syscache_csv&quot;" calcext:value-type="string">
            <text:p>Executa-Comandos "syscache_csv" ",," "./rip.exe -r syscache -p syscache_csv"</text:p>
          </table:table-cell>
          <table:table-cell table:formula="of:=CONCATENATE([$PARAMETROS.$B$3];&quot; &quot;;[$PARAMETROS.$B$1];[.E202];&quot; &quot;;[$PARAMETROS.$B$4];&quot; &quot; ;[.C202])" office:value-type="string" office:string-value="./rip.exe -r syscache -p syscache_csv" calcext:value-type="string">
            <text:p>./rip.exe -r syscache -p syscache_csv</text:p>
          </table:table-cell>
          <table:table-cell office:value-type="string" calcext:value-type="string">
            <text:p>syscache_csv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cache</text:p>
          </table:table-cell>
          <table:table-cell office:value-type="string" calcext:value-type="string">
            <text:p>,,</text:p>
          </table:table-cell>
          <table:table-cell table:number-columns-repeated="3"/>
        </table:table-row>
        <table:table-row table:style-name="ro1">
          <table:table-cell table:formula="of:=CONCATENATE(&quot;Executa-Comandos &quot;;CHAR(34);[.C203];CHAR(34);&quot; &quot;;CHAR(34);[.F203];CHAR(34);&quot; &quot;;CHAR(34);[.B203];CHAR(34))" office:value-type="string" office:string-value="Executa-Comandos &quot;syscache_tln&quot; &quot;,,&quot; &quot;./rip.exe -r syscache -p syscache_tln&quot;" calcext:value-type="string">
            <text:p>Executa-Comandos "syscache_tln" ",," "./rip.exe -r syscache -p syscache_tln"</text:p>
          </table:table-cell>
          <table:table-cell table:formula="of:=CONCATENATE([$PARAMETROS.$B$3];&quot; &quot;;[$PARAMETROS.$B$1];[.E203];&quot; &quot;;[$PARAMETROS.$B$4];&quot; &quot; ;[.C203])" office:value-type="string" office:string-value="./rip.exe -r syscache -p syscache_tln" calcext:value-type="string">
            <text:p>./rip.exe -r syscache -p syscache_tln</text:p>
          </table:table-cell>
          <table:table-cell office:value-type="string" calcext:value-type="string">
            <text:p>syscache_tln</text:p>
          </table:table-cell>
          <table:table-cell office:value-type="float" office:value="20190516" calcext:value-type="float">
            <text:p>20190516</text:p>
          </table:table-cell>
          <table:table-cell office:value-type="string" calcext:value-type="string">
            <text:p>syscache</text:p>
          </table:table-cell>
          <table:table-cell office:value-type="string" calcext:value-type="string">
            <text:p>,,</text:p>
          </table:table-cell>
          <table:table-cell table:number-columns-repeated="3"/>
        </table:table-row>
        <table:table-row table:style-name="ro1">
          <table:table-cell table:formula="of:=CONCATENATE(&quot;Executa-Comandos &quot;;CHAR(34);[.C204];CHAR(34);&quot; &quot;;CHAR(34);[.F204];CHAR(34);&quot; &quot;;CHAR(34);[.B204];CHAR(34))" office:value-type="string" office:string-value="Executa-Comandos &quot;sysinternals&quot; &quot;Checks for SysInternals apps keys,,&quot; &quot;./rip.exe -r NTUSER.DAT -p sysinternals&quot;" calcext:value-type="string">
            <text:p>Executa-Comandos "sysinternals" "Checks for SysInternals apps keys,," "./rip.exe -r NTUSER.DAT -p sysinternals"</text:p>
          </table:table-cell>
          <table:table-cell table:formula="of:=CONCATENATE([$PARAMETROS.$B$3];&quot; &quot;;[$PARAMETROS.$B$1];[.E204];&quot; &quot;;[$PARAMETROS.$B$4];&quot; &quot; ;[.C204])" office:value-type="string" office:string-value="./rip.exe -r NTUSER.DAT -p sysinternals" calcext:value-type="string">
            <text:p>./rip.exe -r NTUSER.DAT -p sysinternals</text:p>
          </table:table-cell>
          <table:table-cell office:value-type="string" calcext:value-type="string">
            <text:p>sysinternals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SysInternals apps keys,,</text:p>
          </table:table-cell>
          <table:table-cell office:value-type="string" calcext:value-type="string">
            <text:p>Checks for SysInternals apps 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5];CHAR(34);&quot; &quot;;CHAR(34);[.F205];CHAR(34);&quot; &quot;;CHAR(34);[.B205];CHAR(34))" office:value-type="string" office:string-value="Executa-Comandos &quot;sysinternals_tln&quot; &quot;Checks for SysInternals apps keys (TLN),,&quot; &quot;./rip.exe -r NTUSER.DAT -p sysinternals_tln&quot;" calcext:value-type="string">
            <text:p>Executa-Comandos "sysinternals_tln" "Checks for SysInternals apps keys (TLN),," "./rip.exe -r NTUSER.DAT -p sysinternals_tln"</text:p>
          </table:table-cell>
          <table:table-cell table:formula="of:=CONCATENATE([$PARAMETROS.$B$3];&quot; &quot;;[$PARAMETROS.$B$1];[.E205];&quot; &quot;;[$PARAMETROS.$B$4];&quot; &quot; ;[.C205])" office:value-type="string" office:string-value="./rip.exe -r NTUSER.DAT -p sysinternals_tln" calcext:value-type="string">
            <text:p>./rip.exe -r NTUSER.DAT -p sysinternals_tln</text:p>
          </table:table-cell>
          <table:table-cell office:value-type="string" calcext:value-type="string">
            <text:p>sysinternals_tln</text:p>
          </table:table-cell>
          <table:table-cell office:value-type="float" office:value="20080324" calcext:value-type="float">
            <text:p>2008032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Checks for SysInternals apps keys (TLN),,</text:p>
          </table:table-cell>
          <table:table-cell office:value-type="string" calcext:value-type="string">
            <text:p>Checks for SysInternals apps keys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6];CHAR(34);&quot; &quot;;CHAR(34);[.F206];CHAR(34);&quot; &quot;;CHAR(34);[.B206];CHAR(34))" office:value-type="string" office:string-value="Executa-Comandos &quot;systemindex&quot; &quot;Gets systemindex\..\Paths info from Windows Search key,,&quot; &quot;./rip.exe -r Software -p systemindex&quot;" calcext:value-type="string">
            <text:p>Executa-Comandos "systemindex" "Gets systemindex\..\Paths info from Windows Search key,," "./rip.exe -r Software -p systemindex"</text:p>
          </table:table-cell>
          <table:table-cell table:formula="of:=CONCATENATE([$PARAMETROS.$B$3];&quot; &quot;;[$PARAMETROS.$B$1];[.E206];&quot; &quot;;[$PARAMETROS.$B$4];&quot; &quot; ;[.C206])" office:value-type="string" office:string-value="./rip.exe -r Software -p systemindex" calcext:value-type="string">
            <text:p>./rip.exe -r Software -p systemindex</text:p>
          </table:table-cell>
          <table:table-cell office:value-type="string" calcext:value-type="string">
            <text:p>systemindex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systemindex\..\Paths info from Windows Search key,,</text:p>
          </table:table-cell>
          <table:table-cell office:value-type="string" calcext:value-type="string">
            <text:p>Gets systemindex\..\Paths info from Windows Search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7];CHAR(34);&quot; &quot;;CHAR(34);[.F207];CHAR(34);&quot; &quot;;CHAR(34);[.B207];CHAR(34))" office:value-type="string" office:string-value="Executa-Comandos &quot;taskcache&quot; &quot;Checks TaskCache\Tree root keys (not subkeys),,&quot; &quot;./rip.exe -r Software -p taskcache&quot;" calcext:value-type="string">
            <text:p>Executa-Comandos "taskcache" "Checks TaskCache\Tree root keys (not subkeys),," "./rip.exe -r Software -p taskcache"</text:p>
          </table:table-cell>
          <table:table-cell table:formula="of:=CONCATENATE([$PARAMETROS.$B$3];&quot; &quot;;[$PARAMETROS.$B$1];[.E207];&quot; &quot;;[$PARAMETROS.$B$4];&quot; &quot; ;[.C207])" office:value-type="string" office:string-value="./rip.exe -r Software -p taskcache" calcext:value-type="string">
            <text:p>./rip.exe -r Software -p taskcache</text:p>
          </table:table-cell>
          <table:table-cell office:value-type="string" calcext:value-type="string">
            <text:p>taskcache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TaskCache\Tree root keys (not subkeys),,</text:p>
          </table:table-cell>
          <table:table-cell office:value-type="string" calcext:value-type="string">
            <text:p>Checks TaskCache\Tree root keys (not subkeys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8];CHAR(34);&quot; &quot;;CHAR(34);[.F208];CHAR(34);&quot; &quot;;CHAR(34);[.B208];CHAR(34))" office:value-type="string" office:string-value="Executa-Comandos &quot;taskcache_tln&quot; &quot;Checks TaskCache\Tree root keys (not subkeys),,&quot; &quot;./rip.exe -r Software -p taskcache_tln&quot;" calcext:value-type="string">
            <text:p>Executa-Comandos "taskcache_tln" "Checks TaskCache\Tree root keys (not subkeys),," "./rip.exe -r Software -p taskcache_tln"</text:p>
          </table:table-cell>
          <table:table-cell table:formula="of:=CONCATENATE([$PARAMETROS.$B$3];&quot; &quot;;[$PARAMETROS.$B$1];[.E208];&quot; &quot;;[$PARAMETROS.$B$4];&quot; &quot; ;[.C208])" office:value-type="string" office:string-value="./rip.exe -r Software -p taskcache_tln" calcext:value-type="string">
            <text:p>./rip.exe -r Software -p taskcache_tln</text:p>
          </table:table-cell>
          <table:table-cell office:value-type="string" calcext:value-type="string">
            <text:p>taskcache_tln</text:p>
          </table:table-cell>
          <table:table-cell office:value-type="float" office:value="20200416" calcext:value-type="float">
            <text:p>202004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TaskCache\Tree root keys (not subkeys),,</text:p>
          </table:table-cell>
          <table:table-cell office:value-type="string" calcext:value-type="string">
            <text:p>Checks TaskCache\Tree root keys (not subkeys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09];CHAR(34);&quot; &quot;;CHAR(34);[.F209];CHAR(34);&quot; &quot;;CHAR(34);[.B209];CHAR(34))" office:value-type="string" office:string-value="Executa-Comandos &quot;tasks&quot; &quot;Checks TaskCache\Tasks subkeys,,&quot; &quot;./rip.exe -r Software -p tasks&quot;" calcext:value-type="string">
            <text:p>Executa-Comandos "tasks" "Checks TaskCache\Tasks subkeys,," "./rip.exe -r Software -p tasks"</text:p>
          </table:table-cell>
          <table:table-cell table:formula="of:=CONCATENATE([$PARAMETROS.$B$3];&quot; &quot;;[$PARAMETROS.$B$1];[.E209];&quot; &quot;;[$PARAMETROS.$B$4];&quot; &quot; ;[.C209])" office:value-type="string" office:string-value="./rip.exe -r Software -p tasks" calcext:value-type="string">
            <text:p>./rip.exe -r Software -p tasks</text:p>
          </table:table-cell>
          <table:table-cell office:value-type="string" calcext:value-type="string">
            <text:p>tasks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TaskCache\Tasks subkeys,,</text:p>
          </table:table-cell>
          <table:table-cell office:value-type="string" calcext:value-type="string">
            <text:p>Checks TaskCache\Tasks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0];CHAR(34);&quot; &quot;;CHAR(34);[.F210];CHAR(34);&quot; &quot;;CHAR(34);[.B210];CHAR(34))" office:value-type="string" office:string-value="Executa-Comandos &quot;tasks_tln&quot; &quot;Checks TaskCache\Tasks subkeys,,&quot; &quot;./rip.exe -r Software -p tasks_tln&quot;" calcext:value-type="string">
            <text:p>Executa-Comandos "tasks_tln" "Checks TaskCache\Tasks subkeys,," "./rip.exe -r Software -p tasks_tln"</text:p>
          </table:table-cell>
          <table:table-cell table:formula="of:=CONCATENATE([$PARAMETROS.$B$3];&quot; &quot;;[$PARAMETROS.$B$1];[.E210];&quot; &quot;;[$PARAMETROS.$B$4];&quot; &quot; ;[.C210])" office:value-type="string" office:string-value="./rip.exe -r Software -p tasks_tln" calcext:value-type="string">
            <text:p>./rip.exe -r Software -p tasks_tln</text:p>
          </table:table-cell>
          <table:table-cell office:value-type="string" calcext:value-type="string">
            <text:p>tasks_tln</text:p>
          </table:table-cell>
          <table:table-cell office:value-type="float" office:value="20200416" calcext:value-type="float">
            <text:p>2020041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hecks TaskCache\Tasks subkeys,,</text:p>
          </table:table-cell>
          <table:table-cell office:value-type="string" calcext:value-type="string">
            <text:p>Checks TaskCache\Tasks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1];CHAR(34);&quot; &quot;;CHAR(34);[.F211];CHAR(34);&quot; &quot;;CHAR(34);[.B211];CHAR(34))" office:value-type="string" office:string-value="Executa-Comandos &quot;termcert&quot; &quot;Gets Terminal Server certificate,,&quot; &quot;./rip.exe -r System -p termcert&quot;" calcext:value-type="string">
            <text:p>Executa-Comandos "termcert" "Gets Terminal Server certificate,," "./rip.exe -r System -p termcert"</text:p>
          </table:table-cell>
          <table:table-cell table:formula="of:=CONCATENATE([$PARAMETROS.$B$3];&quot; &quot;;[$PARAMETROS.$B$1];[.E211];&quot; &quot;;[$PARAMETROS.$B$4];&quot; &quot; ;[.C211])" office:value-type="string" office:string-value="./rip.exe -r System -p termcert" calcext:value-type="string">
            <text:p>./rip.exe -r System -p termcert</text:p>
          </table:table-cell>
          <table:table-cell office:value-type="string" calcext:value-type="string">
            <text:p>termcert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s Terminal Server certificate,,</text:p>
          </table:table-cell>
          <table:table-cell office:value-type="string" calcext:value-type="string">
            <text:p>Gets Terminal Server certificate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2];CHAR(34);&quot; &quot;;CHAR(34);[.F212];CHAR(34);&quot; &quot;;CHAR(34);[.B212];CHAR(34))" office:value-type="string" office:string-value="Executa-Comandos &quot;termserv&quot; &quot; Software,Gets Terminal Server settings from System and Software hives,&quot; &quot;./rip.exe -r System -p termserv&quot;" calcext:value-type="string">
            <text:p>Executa-Comandos "termserv" " Software,Gets Terminal Server settings from System and Software hives," "./rip.exe -r System -p termserv"</text:p>
          </table:table-cell>
          <table:table-cell table:formula="of:=CONCATENATE([$PARAMETROS.$B$3];&quot; &quot;;[$PARAMETROS.$B$1];[.E212];&quot; &quot;;[$PARAMETROS.$B$4];&quot; &quot; ;[.C212])" office:value-type="string" office:string-value="./rip.exe -r System -p termserv" calcext:value-type="string">
            <text:p>./rip.exe -r System -p termserv</text:p>
          </table:table-cell>
          <table:table-cell office:value-type="string" calcext:value-type="string">
            <text:p>termserv</text:p>
          </table:table-cell>
          <table:table-cell office:value-type="float" office:value="20200506" calcext:value-type="float">
            <text:p>20200506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<text:s/>Software,Gets Terminal Server settings from System and Software hive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Gets Terminal Server settings from System and Software hives</text:p>
          </table:table-cell>
          <table:table-cell/>
        </table:table-row>
        <table:table-row table:style-name="ro1">
          <table:table-cell table:formula="of:=CONCATENATE(&quot;Executa-Comandos &quot;;CHAR(34);[.C213];CHAR(34);&quot; &quot;;CHAR(34);[.F213];CHAR(34);&quot; &quot;;CHAR(34);[.B213];CHAR(34))" office:value-type="string" office:string-value="Executa-Comandos &quot;thispcpolicy&quot; &quot;Gets ThisPCPolicy values,,&quot; &quot;./rip.exe -r Software -p thispcpolicy&quot;" calcext:value-type="string">
            <text:p>Executa-Comandos "thispcpolicy" "Gets ThisPCPolicy values,," "./rip.exe -r Software -p thispcpolicy"</text:p>
          </table:table-cell>
          <table:table-cell table:formula="of:=CONCATENATE([$PARAMETROS.$B$3];&quot; &quot;;[$PARAMETROS.$B$1];[.E213];&quot; &quot;;[$PARAMETROS.$B$4];&quot; &quot; ;[.C213])" office:value-type="string" office:string-value="./rip.exe -r Software -p thispcpolicy" calcext:value-type="string">
            <text:p>./rip.exe -r Software -p thispcpolicy</text:p>
          </table:table-cell>
          <table:table-cell office:value-type="string" calcext:value-type="string">
            <text:p>thispcpolicy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ThisPCPolicy values,,</text:p>
          </table:table-cell>
          <table:table-cell office:value-type="string" calcext:value-type="string">
            <text:p>Gets ThisPCPolicy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4];CHAR(34);&quot; &quot;;CHAR(34);[.F214];CHAR(34);&quot; &quot;;CHAR(34);[.B214];CHAR(34))" office:value-type="string" office:string-value="Executa-Comandos &quot;timezone&quot; &quot;Get TimeZoneInformation key contents,,&quot; &quot;./rip.exe -r System -p timezone&quot;" calcext:value-type="string">
            <text:p>Executa-Comandos "timezone" "Get TimeZoneInformation key contents,," "./rip.exe -r System -p timezone"</text:p>
          </table:table-cell>
          <table:table-cell table:formula="of:=CONCATENATE([$PARAMETROS.$B$3];&quot; &quot;;[$PARAMETROS.$B$1];[.E214];&quot; &quot;;[$PARAMETROS.$B$4];&quot; &quot; ;[.C214])" office:value-type="string" office:string-value="./rip.exe -r System -p timezone" calcext:value-type="string">
            <text:p>./rip.exe -r System -p timezone</text:p>
          </table:table-cell>
          <table:table-cell office:value-type="string" calcext:value-type="string">
            <text:p>timezone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TimeZoneInformation key contents,,</text:p>
          </table:table-cell>
          <table:table-cell office:value-type="string" calcext:value-type="string">
            <text:p>Get TimeZoneInformation key content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5];CHAR(34);&quot; &quot;;CHAR(34);[.F215];CHAR(34);&quot; &quot;;CHAR(34);[.B215];CHAR(34))" office:value-type="string" office:string-value="Executa-Comandos &quot;tracing&quot; &quot;Gets list of apps that can be traced,,&quot; &quot;./rip.exe -r Software -p tracing&quot;" calcext:value-type="string">
            <text:p>Executa-Comandos "tracing" "Gets list of apps that can be traced,," "./rip.exe -r Software -p tracing"</text:p>
          </table:table-cell>
          <table:table-cell table:formula="of:=CONCATENATE([$PARAMETROS.$B$3];&quot; &quot;;[$PARAMETROS.$B$1];[.E215];&quot; &quot;;[$PARAMETROS.$B$4];&quot; &quot; ;[.C215])" office:value-type="string" office:string-value="./rip.exe -r Software -p tracing" calcext:value-type="string">
            <text:p>./rip.exe -r Software -p tracing</text:p>
          </table:table-cell>
          <table:table-cell office:value-type="string" calcext:value-type="string">
            <text:p>tracing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ist of apps that can be traced,,</text:p>
          </table:table-cell>
          <table:table-cell office:value-type="string" calcext:value-type="string">
            <text:p>Gets list of apps that can be traced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6];CHAR(34);&quot; &quot;;CHAR(34);[.F216];CHAR(34);&quot; &quot;;CHAR(34);[.B216];CHAR(34))" office:value-type="string" office:string-value="Executa-Comandos &quot;tracing_tln&quot; &quot;Gets list of apps that can be traced (TLN),,&quot; &quot;./rip.exe -r Software -p tracing_tln&quot;" calcext:value-type="string">
            <text:p>Executa-Comandos "tracing_tln" "Gets list of apps that can be traced (TLN),," "./rip.exe -r Software -p tracing_tln"</text:p>
          </table:table-cell>
          <table:table-cell table:formula="of:=CONCATENATE([$PARAMETROS.$B$3];&quot; &quot;;[$PARAMETROS.$B$1];[.E216];&quot; &quot;;[$PARAMETROS.$B$4];&quot; &quot; ;[.C216])" office:value-type="string" office:string-value="./rip.exe -r Software -p tracing_tln" calcext:value-type="string">
            <text:p>./rip.exe -r Software -p tracing_tln</text:p>
          </table:table-cell>
          <table:table-cell office:value-type="string" calcext:value-type="string">
            <text:p>tracing_tln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list of apps that can be traced (TLN),,</text:p>
          </table:table-cell>
          <table:table-cell office:value-type="string" calcext:value-type="string">
            <text:p>Gets list of apps that can be traced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7];CHAR(34);&quot; &quot;;CHAR(34);[.F217];CHAR(34);&quot; &quot;;CHAR(34);[.B217];CHAR(34))" office:value-type="string" office:string-value="Executa-Comandos &quot;tsclient&quot; &quot;Displays contents of user's Terminal Server Client\Default key,,&quot; &quot;./rip.exe -r NTUSER.DAT -p tsclient&quot;" calcext:value-type="string">
            <text:p>Executa-Comandos "tsclient" "Displays contents of user's Terminal Server Client\Default key,," "./rip.exe -r NTUSER.DAT -p tsclient"</text:p>
          </table:table-cell>
          <table:table-cell table:formula="of:=CONCATENATE([$PARAMETROS.$B$3];&quot; &quot;;[$PARAMETROS.$B$1];[.E217];&quot; &quot;;[$PARAMETROS.$B$4];&quot; &quot; ;[.C217])" office:value-type="string" office:string-value="./rip.exe -r NTUSER.DAT -p tsclient" calcext:value-type="string">
            <text:p>./rip.exe -r NTUSER.DAT -p tsclient</text:p>
          </table:table-cell>
          <table:table-cell office:value-type="string" calcext:value-type="string">
            <text:p>tsclient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's Terminal Server Client\Default key,,</text:p>
          </table:table-cell>
          <table:table-cell office:value-type="string" calcext:value-type="string">
            <text:p>Displays contents of user's Terminal Server Client\Default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8];CHAR(34);&quot; &quot;;CHAR(34);[.F218];CHAR(34);&quot; &quot;;CHAR(34);[.B218];CHAR(34))" office:value-type="string" office:string-value="Executa-Comandos &quot;tsclient_tln&quot; &quot;Displays contents of user's Terminal Server Client key (TLN),,&quot; &quot;./rip.exe -r NTUSER.DAT -p tsclient_tln&quot;" calcext:value-type="string">
            <text:p>Executa-Comandos "tsclient_tln" "Displays contents of user's Terminal Server Client key (TLN),," "./rip.exe -r NTUSER.DAT -p tsclient_tln"</text:p>
          </table:table-cell>
          <table:table-cell table:formula="of:=CONCATENATE([$PARAMETROS.$B$3];&quot; &quot;;[$PARAMETROS.$B$1];[.E218];&quot; &quot;;[$PARAMETROS.$B$4];&quot; &quot; ;[.C218])" office:value-type="string" office:string-value="./rip.exe -r NTUSER.DAT -p tsclient_tln" calcext:value-type="string">
            <text:p>./rip.exe -r NTUSER.DAT -p tsclient_tln</text:p>
          </table:table-cell>
          <table:table-cell office:value-type="string" calcext:value-type="string">
            <text:p>tsclient_tln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's Terminal Server Client key (TLN),,</text:p>
          </table:table-cell>
          <table:table-cell office:value-type="string" calcext:value-type="string">
            <text:p>Displays contents of user's Terminal Server Client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19];CHAR(34);&quot; &quot;;CHAR(34);[.F219];CHAR(34);&quot; &quot;;CHAR(34);[.B219];CHAR(34))" office:value-type="string" office:string-value="Executa-Comandos &quot;typedpaths&quot; &quot;Gets contents of user's typedpaths key,,&quot; &quot;./rip.exe -r NTUSER.DAT -p typedpaths&quot;" calcext:value-type="string">
            <text:p>Executa-Comandos "typedpaths" "Gets contents of user's typedpaths key,," "./rip.exe -r NTUSER.DAT -p typedpaths"</text:p>
          </table:table-cell>
          <table:table-cell table:formula="of:=CONCATENATE([$PARAMETROS.$B$3];&quot; &quot;;[$PARAMETROS.$B$1];[.E219];&quot; &quot;;[$PARAMETROS.$B$4];&quot; &quot; ;[.C219])" office:value-type="string" office:string-value="./rip.exe -r NTUSER.DAT -p typedpaths" calcext:value-type="string">
            <text:p>./rip.exe -r NTUSER.DAT -p typedpaths</text:p>
          </table:table-cell>
          <table:table-cell office:value-type="string" calcext:value-type="string">
            <text:p>typedpaths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typedpaths key,,</text:p>
          </table:table-cell>
          <table:table-cell office:value-type="string" calcext:value-type="string">
            <text:p>Gets contents of user's typedpaths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0];CHAR(34);&quot; &quot;;CHAR(34);[.F220];CHAR(34);&quot; &quot;;CHAR(34);[.B220];CHAR(34))" office:value-type="string" office:string-value="Executa-Comandos &quot;typedpaths_tln&quot; &quot;Gets contents of user's typedpaths key (TLN),,&quot; &quot;./rip.exe -r NTUSER.DAT -p typedpaths_tln&quot;" calcext:value-type="string">
            <text:p>Executa-Comandos "typedpaths_tln" "Gets contents of user's typedpaths key (TLN),," "./rip.exe -r NTUSER.DAT -p typedpaths_tln"</text:p>
          </table:table-cell>
          <table:table-cell table:formula="of:=CONCATENATE([$PARAMETROS.$B$3];&quot; &quot;;[$PARAMETROS.$B$1];[.E220];&quot; &quot;;[$PARAMETROS.$B$4];&quot; &quot; ;[.C220])" office:value-type="string" office:string-value="./rip.exe -r NTUSER.DAT -p typedpaths_tln" calcext:value-type="string">
            <text:p>./rip.exe -r NTUSER.DAT -p typedpaths_tln</text:p>
          </table:table-cell>
          <table:table-cell office:value-type="string" calcext:value-type="string">
            <text:p>typedpaths_tln</text:p>
          </table:table-cell>
          <table:table-cell office:value-type="float" office:value="20120828" calcext:value-type="float">
            <text:p>20120828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typedpaths key (TLN),,</text:p>
          </table:table-cell>
          <table:table-cell office:value-type="string" calcext:value-type="string">
            <text:p>Gets contents of user's typedpaths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1];CHAR(34);&quot; &quot;;CHAR(34);[.F221];CHAR(34);&quot; &quot;;CHAR(34);[.B221];CHAR(34))" office:value-type="string" office:string-value="Executa-Comandos &quot;typedurls&quot; &quot;Returns contents of user's TypedURLs key.,,&quot; &quot;./rip.exe -r NTUSER.DAT -p typedurls&quot;" calcext:value-type="string">
            <text:p>Executa-Comandos "typedurls" "Returns contents of user's TypedURLs key.,," "./rip.exe -r NTUSER.DAT -p typedurls"</text:p>
          </table:table-cell>
          <table:table-cell table:formula="of:=CONCATENATE([$PARAMETROS.$B$3];&quot; &quot;;[$PARAMETROS.$B$1];[.E221];&quot; &quot;;[$PARAMETROS.$B$4];&quot; &quot; ;[.C221])" office:value-type="string" office:string-value="./rip.exe -r NTUSER.DAT -p typedurls" calcext:value-type="string">
            <text:p>./rip.exe -r NTUSER.DAT -p typedurls</text:p>
          </table:table-cell>
          <table:table-cell office:value-type="string" calcext:value-type="string">
            <text:p>typedurls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user's TypedURLs key.,,</text:p>
          </table:table-cell>
          <table:table-cell office:value-type="string" calcext:value-type="string">
            <text:p>Returns contents of user's TypedURLs key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2];CHAR(34);&quot; &quot;;CHAR(34);[.F222];CHAR(34);&quot; &quot;;CHAR(34);[.B222];CHAR(34))" office:value-type="string" office:string-value="Executa-Comandos &quot;typedurlstime&quot; &quot;Returns contents of user's TypedURLsTime key.,,&quot; &quot;./rip.exe -r NTUSER.DAT -p typedurlstime&quot;" calcext:value-type="string">
            <text:p>Executa-Comandos "typedurlstime" "Returns contents of user's TypedURLsTime key.,," "./rip.exe -r NTUSER.DAT -p typedurlstime"</text:p>
          </table:table-cell>
          <table:table-cell table:formula="of:=CONCATENATE([$PARAMETROS.$B$3];&quot; &quot;;[$PARAMETROS.$B$1];[.E222];&quot; &quot;;[$PARAMETROS.$B$4];&quot; &quot; ;[.C222])" office:value-type="string" office:string-value="./rip.exe -r NTUSER.DAT -p typedurlstime" calcext:value-type="string">
            <text:p>./rip.exe -r NTUSER.DAT -p typedurlstime</text:p>
          </table:table-cell>
          <table:table-cell office:value-type="string" calcext:value-type="string">
            <text:p>typedurlstime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user's TypedURLsTime key.,,</text:p>
          </table:table-cell>
          <table:table-cell office:value-type="string" calcext:value-type="string">
            <text:p>Returns contents of user's TypedURLsTime key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3];CHAR(34);&quot; &quot;;CHAR(34);[.F223];CHAR(34);&quot; &quot;;CHAR(34);[.B223];CHAR(34))" office:value-type="string" office:string-value="Executa-Comandos &quot;typedurlstime_tln&quot; &quot;Returns contents of Win8 user's TypedURLsTime key (TLN).,,&quot; &quot;./rip.exe -r NTUSER.DAT -p typedurlstime_tln&quot;" calcext:value-type="string">
            <text:p>Executa-Comandos "typedurlstime_tln" "Returns contents of Win8 user's TypedURLsTime key (TLN).,," "./rip.exe -r NTUSER.DAT -p typedurlstime_tln"</text:p>
          </table:table-cell>
          <table:table-cell table:formula="of:=CONCATENATE([$PARAMETROS.$B$3];&quot; &quot;;[$PARAMETROS.$B$1];[.E223];&quot; &quot;;[$PARAMETROS.$B$4];&quot; &quot; ;[.C223])" office:value-type="string" office:string-value="./rip.exe -r NTUSER.DAT -p typedurlstime_tln" calcext:value-type="string">
            <text:p>./rip.exe -r NTUSER.DAT -p typedurlstime_tln</text:p>
          </table:table-cell>
          <table:table-cell office:value-type="string" calcext:value-type="string">
            <text:p>typedurlstime_tln</text:p>
          </table:table-cell>
          <table:table-cell office:value-type="float" office:value="20120613" calcext:value-type="float">
            <text:p>20120613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contents of Win8 user's TypedURLsTime key (TLN).,,</text:p>
          </table:table-cell>
          <table:table-cell office:value-type="string" calcext:value-type="string">
            <text:p>Returns contents of Win8 user's TypedURLsTime key (TLN).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4];CHAR(34);&quot; &quot;;CHAR(34);[.F224];CHAR(34);&quot; &quot;;CHAR(34);[.B224];CHAR(34))" office:value-type="string" office:string-value="Executa-Comandos &quot;typedurls_tln&quot; &quot;Returns MRU for user's TypedURLs key (TLN),,&quot; &quot;./rip.exe -r NTUSER.DAT -p typedurls_tln&quot;" calcext:value-type="string">
            <text:p>Executa-Comandos "typedurls_tln" "Returns MRU for user's TypedURLs key (TLN),," "./rip.exe -r NTUSER.DAT -p typedurls_tln"</text:p>
          </table:table-cell>
          <table:table-cell table:formula="of:=CONCATENATE([$PARAMETROS.$B$3];&quot; &quot;;[$PARAMETROS.$B$1];[.E224];&quot; &quot;;[$PARAMETROS.$B$4];&quot; &quot; ;[.C224])" office:value-type="string" office:string-value="./rip.exe -r NTUSER.DAT -p typedurls_tln" calcext:value-type="string">
            <text:p>./rip.exe -r NTUSER.DAT -p typedurls_tln</text:p>
          </table:table-cell>
          <table:table-cell office:value-type="string" calcext:value-type="string">
            <text:p>typedurls_tln</text:p>
          </table:table-cell>
          <table:table-cell office:value-type="float" office:value="20120827" calcext:value-type="float">
            <text:p>20120827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Returns MRU for user's TypedURLs key (TLN),,</text:p>
          </table:table-cell>
          <table:table-cell office:value-type="string" calcext:value-type="string">
            <text:p>Returns MRU for user's TypedURLs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5];CHAR(34);&quot; &quot;;CHAR(34);[.F225];CHAR(34);&quot; &quot;;CHAR(34);[.B225];CHAR(34))" office:value-type="string" office:string-value="Executa-Comandos &quot;uac&quot; &quot;Get Select User Account Control (UAC) Values from HKLM\SOFTWARE\Microsoft\Windows\CurrentVersion\Policies\System,,&quot; &quot;./rip.exe -r Software -p uac&quot;" calcext:value-type="string">
            <text:p>Executa-Comandos "uac" "Get Select User Account Control (UAC) Values from HKLM\SOFTWARE\Microsoft\Windows\CurrentVersion\Policies\System,," "./rip.exe -r Software -p uac"</text:p>
          </table:table-cell>
          <table:table-cell table:formula="of:=CONCATENATE([$PARAMETROS.$B$3];&quot; &quot;;[$PARAMETROS.$B$1];[.E225];&quot; &quot;;[$PARAMETROS.$B$4];&quot; &quot; ;[.C225])" office:value-type="string" office:string-value="./rip.exe -r Software -p uac" calcext:value-type="string">
            <text:p>./rip.exe -r Software -p uac</text:p>
          </table:table-cell>
          <table:table-cell office:value-type="string" calcext:value-type="string">
            <text:p>uac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elect User Account Control (UAC) Values from HKLM\SOFTWARE\Microsoft\Windows\CurrentVersion\Policies\System,,</text:p>
          </table:table-cell>
          <table:table-cell office:value-type="string" calcext:value-type="string">
            <text:p>Get Select User Account Control (UAC) Values from HKLM\SOFTWARE\Microsoft\Windows\CurrentVersion\Policies\System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26];CHAR(34);&quot; &quot;;CHAR(34);[.F226];CHAR(34);&quot; &quot;;CHAR(34);[.B226];CHAR(34))" office:value-type="string" office:string-value="Executa-Comandos &quot;uacbypass&quot; &quot; Software,Get possible UAC bypass settings,&quot; &quot;./rip.exe -r USRCLASS.DAT -p uacbypass&quot;" calcext:value-type="string">
            <text:p>Executa-Comandos "uacbypass" " Software,Get possible UAC bypass settings," "./rip.exe -r USRCLASS.DAT -p uacbypass"</text:p>
          </table:table-cell>
          <table:table-cell table:formula="of:=CONCATENATE([$PARAMETROS.$B$3];&quot; &quot;;[$PARAMETROS.$B$1];[.E226];&quot; &quot;;[$PARAMETROS.$B$4];&quot; &quot; ;[.C226])" office:value-type="string" office:string-value="./rip.exe -r USRCLASS.DAT -p uacbypass" calcext:value-type="string">
            <text:p>./rip.exe -r USRCLASS.DAT -p uacbypass</text:p>
          </table:table-cell>
          <table:table-cell office:value-type="string" calcext:value-type="string">
            <text:p>uacbypass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USRCLASS.DAT</text:p>
          </table:table-cell>
          <table:table-cell office:value-type="string" calcext:value-type="string">
            <text:p><text:s/>Software,Get possible UAC bypass settings,</text:p>
          </table:table-cell>
          <table:table-cell office:value-type="string" calcext:value-type="string">
            <text:p><text:s/>Software</text:p>
          </table:table-cell>
          <table:table-cell office:value-type="string" calcext:value-type="string">
            <text:p>Get possible UAC bypass settings</text:p>
          </table:table-cell>
          <table:table-cell/>
        </table:table-row>
        <table:table-row table:style-name="ro1">
          <table:table-cell table:formula="of:=CONCATENATE(&quot;Executa-Comandos &quot;;CHAR(34);[.C227];CHAR(34);&quot; &quot;;CHAR(34);[.F227];CHAR(34);&quot; &quot;;CHAR(34);[.B227];CHAR(34))" office:value-type="string" office:string-value="Executa-Comandos &quot;uninstall&quot; &quot; NTUSER.DAT,Gets contents of Uninstall keys from Software, NTUSER.DAT hives&quot; &quot;./rip.exe -r Software -p uninstall&quot;" calcext:value-type="string">
            <text:p>Executa-Comandos "uninstall" " NTUSER.DAT,Gets contents of Uninstall keys from Software, NTUSER.DAT hives" "./rip.exe -r Software -p uninstall"</text:p>
          </table:table-cell>
          <table:table-cell table:formula="of:=CONCATENATE([$PARAMETROS.$B$3];&quot; &quot;;[$PARAMETROS.$B$1];[.E227];&quot; &quot;;[$PARAMETROS.$B$4];&quot; &quot; ;[.C227])" office:value-type="string" office:string-value="./rip.exe -r Software -p uninstall" calcext:value-type="string">
            <text:p>./rip.exe -r Software -p uninstall</text:p>
          </table:table-cell>
          <table:table-cell office:value-type="string" calcext:value-type="string">
            <text:p>uninstall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,Gets contents of Uninstall keys from Software, NTUSER.DAT hives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s contents of Uninstall keys from Software</text:p>
          </table:table-cell>
          <table:table-cell office:value-type="string" calcext:value-type="string">
            <text:p><text:s/>NTUSER.DAT hives</text:p>
          </table:table-cell>
        </table:table-row>
        <table:table-row table:style-name="ro1">
          <table:table-cell table:formula="of:=CONCATENATE(&quot;Executa-Comandos &quot;;CHAR(34);[.C228];CHAR(34);&quot; &quot;;CHAR(34);[.F228];CHAR(34);&quot; &quot;;CHAR(34);[.B228];CHAR(34))" office:value-type="string" office:string-value="Executa-Comandos &quot;uninstall_tln&quot; &quot; NTUSER.DAT,Gets contents of Uninstall keys from Software, NTUSER.DAT hives(TLN format)&quot; &quot;./rip.exe -r Software -p uninstall_tln&quot;" calcext:value-type="string">
            <text:p>Executa-Comandos "uninstall_tln" " NTUSER.DAT,Gets contents of Uninstall keys from Software, NTUSER.DAT hives(TLN format)" "./rip.exe -r Software -p uninstall_tln"</text:p>
          </table:table-cell>
          <table:table-cell table:formula="of:=CONCATENATE([$PARAMETROS.$B$3];&quot; &quot;;[$PARAMETROS.$B$1];[.E228];&quot; &quot;;[$PARAMETROS.$B$4];&quot; &quot; ;[.C228])" office:value-type="string" office:string-value="./rip.exe -r Software -p uninstall_tln" calcext:value-type="string">
            <text:p>./rip.exe -r Software -p uninstall_tln</text:p>
          </table:table-cell>
          <table:table-cell office:value-type="string" calcext:value-type="string">
            <text:p>uninstall_tln</text:p>
          </table:table-cell>
          <table:table-cell office:value-type="float" office:value="20120523" calcext:value-type="float">
            <text:p>2012052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NTUSER.DAT,Gets contents of Uninstall keys from Software, NTUSER.DAT hives(TLN format)</text:p>
          </table:table-cell>
          <table:table-cell office:value-type="string" calcext:value-type="string">
            <text:p><text:s/>NTUSER.DAT</text:p>
          </table:table-cell>
          <table:table-cell office:value-type="string" calcext:value-type="string">
            <text:p>Gets contents of Uninstall keys from Software</text:p>
          </table:table-cell>
          <table:table-cell office:value-type="string" calcext:value-type="string">
            <text:p><text:s/>NTUSER.DAT hives(TLN format)</text:p>
          </table:table-cell>
        </table:table-row>
        <table:table-row table:style-name="ro1">
          <table:table-cell table:formula="of:=CONCATENATE(&quot;Executa-Comandos &quot;;CHAR(34);[.C229];CHAR(34);&quot; &quot;;CHAR(34);[.F229];CHAR(34);&quot; &quot;;CHAR(34);[.B229];CHAR(34))" office:value-type="string" office:string-value="Executa-Comandos &quot;usb&quot; &quot;Get USB key info,,&quot; &quot;./rip.exe -r System -p usb&quot;" calcext:value-type="string">
            <text:p>Executa-Comandos "usb" "Get USB key info,," "./rip.exe -r System -p usb"</text:p>
          </table:table-cell>
          <table:table-cell table:formula="of:=CONCATENATE([$PARAMETROS.$B$3];&quot; &quot;;[$PARAMETROS.$B$1];[.E229];&quot; &quot;;[$PARAMETROS.$B$4];&quot; &quot; ;[.C229])" office:value-type="string" office:string-value="./rip.exe -r System -p usb" calcext:value-type="string">
            <text:p>./rip.exe -r System -p usb</text:p>
          </table:table-cell>
          <table:table-cell office:value-type="string" calcext:value-type="string">
            <text:p>usb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 key info,,</text:p>
          </table:table-cell>
          <table:table-cell office:value-type="string" calcext:value-type="string">
            <text:p>Get USB key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0];CHAR(34);&quot; &quot;;CHAR(34);[.F230];CHAR(34);&quot; &quot;;CHAR(34);[.B230];CHAR(34))" office:value-type="string" office:string-value="Executa-Comandos &quot;usbdevices&quot; &quot;Parses Enum\USB key for USB &amp; WPD devices,,&quot; &quot;./rip.exe -r System -p usbdevices&quot;" calcext:value-type="string">
            <text:p>Executa-Comandos "usbdevices" "Parses Enum\USB key for USB &amp; WPD devices,," "./rip.exe -r System -p usbdevices"</text:p>
          </table:table-cell>
          <table:table-cell table:formula="of:=CONCATENATE([$PARAMETROS.$B$3];&quot; &quot;;[$PARAMETROS.$B$1];[.E230];&quot; &quot;;[$PARAMETROS.$B$4];&quot; &quot; ;[.C230])" office:value-type="string" office:string-value="./rip.exe -r System -p usbdevices" calcext:value-type="string">
            <text:p>./rip.exe -r System -p usbdevices</text:p>
          </table:table-cell>
          <table:table-cell office:value-type="string" calcext:value-type="string">
            <text:p>usbdevices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rses Enum\USB key for USB &amp; WPD devices,,</text:p>
          </table:table-cell>
          <table:table-cell office:value-type="string" calcext:value-type="string">
            <text:p>Parses Enum\USB key for USB &amp; WPD devic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1];CHAR(34);&quot; &quot;;CHAR(34);[.F231];CHAR(34);&quot; &quot;;CHAR(34);[.B231];CHAR(34))" office:value-type="string" office:string-value="Executa-Comandos &quot;usbstor&quot; &quot;Get USBStor key info,,&quot; &quot;./rip.exe -r System -p usbstor&quot;" calcext:value-type="string">
            <text:p>Executa-Comandos "usbstor" "Get USBStor key info,," "./rip.exe -r System -p usbstor"</text:p>
          </table:table-cell>
          <table:table-cell table:formula="of:=CONCATENATE([$PARAMETROS.$B$3];&quot; &quot;;[$PARAMETROS.$B$1];[.E231];&quot; &quot;;[$PARAMETROS.$B$4];&quot; &quot; ;[.C231])" office:value-type="string" office:string-value="./rip.exe -r System -p usbstor" calcext:value-type="string">
            <text:p>./rip.exe -r System -p usbstor</text:p>
          </table:table-cell>
          <table:table-cell office:value-type="string" calcext:value-type="string">
            <text:p>usbstor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USBStor key info,,</text:p>
          </table:table-cell>
          <table:table-cell office:value-type="string" calcext:value-type="string">
            <text:p>Get USBStor key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2];CHAR(34);&quot; &quot;;CHAR(34);[.F232];CHAR(34);&quot; &quot;;CHAR(34);[.B232];CHAR(34))" office:value-type="string" office:string-value="Executa-Comandos &quot;userassist&quot; &quot;Displays contents of UserAssist subkeys,,&quot; &quot;./rip.exe -r NTUSER.DAT -p userassist&quot;" calcext:value-type="string">
            <text:p>Executa-Comandos "userassist" "Displays contents of UserAssist subkeys,," "./rip.exe -r NTUSER.DAT -p userassist"</text:p>
          </table:table-cell>
          <table:table-cell table:formula="of:=CONCATENATE([$PARAMETROS.$B$3];&quot; &quot;;[$PARAMETROS.$B$1];[.E232];&quot; &quot;;[$PARAMETROS.$B$4];&quot; &quot; ;[.C232])" office:value-type="string" office:string-value="./rip.exe -r NTUSER.DAT -p userassist" calcext:value-type="string">
            <text:p>./rip.exe -r NTUSER.DAT -p userassist</text:p>
          </table:table-cell>
          <table:table-cell office:value-type="string" calcext:value-type="string">
            <text:p>userassist</text:p>
          </table:table-cell>
          <table:table-cell office:value-type="float" office:value="20170204" calcext:value-type="float">
            <text:p>20170204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Assist subkeys,,</text:p>
          </table:table-cell>
          <table:table-cell office:value-type="string" calcext:value-type="string">
            <text:p>Displays contents of UserAssist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3];CHAR(34);&quot; &quot;;CHAR(34);[.F233];CHAR(34);&quot; &quot;;CHAR(34);[.B233];CHAR(34))" office:value-type="string" office:string-value="Executa-Comandos &quot;userassist_tln&quot; &quot;Displays contents of UserAssist subkeys in TLN format,,&quot; &quot;./rip.exe -r NTUSER.DAT -p userassist_tln&quot;" calcext:value-type="string">
            <text:p>Executa-Comandos "userassist_tln" "Displays contents of UserAssist subkeys in TLN format,," "./rip.exe -r NTUSER.DAT -p userassist_tln"</text:p>
          </table:table-cell>
          <table:table-cell table:formula="of:=CONCATENATE([$PARAMETROS.$B$3];&quot; &quot;;[$PARAMETROS.$B$1];[.E233];&quot; &quot;;[$PARAMETROS.$B$4];&quot; &quot; ;[.C233])" office:value-type="string" office:string-value="./rip.exe -r NTUSER.DAT -p userassist_tln" calcext:value-type="string">
            <text:p>./rip.exe -r NTUSER.DAT -p userassist_tln</text:p>
          </table:table-cell>
          <table:table-cell office:value-type="string" calcext:value-type="string">
            <text:p>userassist_tln</text:p>
          </table:table-cell>
          <table:table-cell office:value-type="float" office:value="20180710" calcext:value-type="float">
            <text:p>20180710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Displays contents of UserAssist subkeys in TLN format,,</text:p>
          </table:table-cell>
          <table:table-cell office:value-type="string" calcext:value-type="string">
            <text:p>Displays contents of UserAssist subkeys in TLN format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4];CHAR(34);&quot; &quot;;CHAR(34);[.F234];CHAR(34);&quot; &quot;;CHAR(34);[.B234];CHAR(34))" office:value-type="string" office:string-value="Executa-Comandos &quot;volinfocache&quot; &quot;Gets VolumeInfoCache from Windows Search key,,&quot; &quot;./rip.exe -r Software -p volinfocache&quot;" calcext:value-type="string">
            <text:p>Executa-Comandos "volinfocache" "Gets VolumeInfoCache from Windows Search key,," "./rip.exe -r Software -p volinfocache"</text:p>
          </table:table-cell>
          <table:table-cell table:formula="of:=CONCATENATE([$PARAMETROS.$B$3];&quot; &quot;;[$PARAMETROS.$B$1];[.E234];&quot; &quot;;[$PARAMETROS.$B$4];&quot; &quot; ;[.C234])" office:value-type="string" office:string-value="./rip.exe -r Software -p volinfocache" calcext:value-type="string">
            <text:p>./rip.exe -r Software -p volinfocache</text:p>
          </table:table-cell>
          <table:table-cell office:value-type="string" calcext:value-type="string">
            <text:p>volinfocache</text:p>
          </table:table-cell>
          <table:table-cell office:value-type="float" office:value="20200518" calcext:value-type="float">
            <text:p>2020051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VolumeInfoCache from Windows Search key,,</text:p>
          </table:table-cell>
          <table:table-cell office:value-type="string" calcext:value-type="string">
            <text:p>Gets VolumeInfoCache from Windows Search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5];CHAR(34);&quot; &quot;;CHAR(34);[.F235];CHAR(34);&quot; &quot;;CHAR(34);[.B235];CHAR(34))" office:value-type="string" office:string-value="Executa-Comandos &quot;wab&quot; &quot;Get WAB DLLPath settings,,&quot; &quot;./rip.exe -r Software -p wab&quot;" calcext:value-type="string">
            <text:p>Executa-Comandos "wab" "Get WAB DLLPath settings,," "./rip.exe -r Software -p wab"</text:p>
          </table:table-cell>
          <table:table-cell table:formula="of:=CONCATENATE([$PARAMETROS.$B$3];&quot; &quot;;[$PARAMETROS.$B$1];[.E235];&quot; &quot;;[$PARAMETROS.$B$4];&quot; &quot; ;[.C235])" office:value-type="string" office:string-value="./rip.exe -r Software -p wab" calcext:value-type="string">
            <text:p>./rip.exe -r Software -p wab</text:p>
          </table:table-cell>
          <table:table-cell office:value-type="string" calcext:value-type="string">
            <text:p>wab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AB DLLPath settings,,</text:p>
          </table:table-cell>
          <table:table-cell office:value-type="string" calcext:value-type="string">
            <text:p>Get WAB DLLPath setting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6];CHAR(34);&quot; &quot;;CHAR(34);[.F236];CHAR(34);&quot; &quot;;CHAR(34);[.B236];CHAR(34))" office:value-type="string" office:string-value="Executa-Comandos &quot;wab_tln&quot; &quot;Get WAB DLLPath settings,,&quot; &quot;./rip.exe -r Software -p wab_tln&quot;" calcext:value-type="string">
            <text:p>Executa-Comandos "wab_tln" "Get WAB DLLPath settings,," "./rip.exe -r Software -p wab_tln"</text:p>
          </table:table-cell>
          <table:table-cell table:formula="of:=CONCATENATE([$PARAMETROS.$B$3];&quot; &quot;;[$PARAMETROS.$B$1];[.E236];&quot; &quot;;[$PARAMETROS.$B$4];&quot; &quot; ;[.C236])" office:value-type="string" office:string-value="./rip.exe -r Software -p wab_tln" calcext:value-type="string">
            <text:p>./rip.exe -r Software -p wab_tln</text:p>
          </table:table-cell>
          <table:table-cell office:value-type="string" calcext:value-type="string">
            <text:p>wab_tln</text:p>
          </table:table-cell>
          <table:table-cell office:value-type="float" office:value="20191122" calcext:value-type="float">
            <text:p>2019112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AB DLLPath settings,,</text:p>
          </table:table-cell>
          <table:table-cell office:value-type="string" calcext:value-type="string">
            <text:p>Get WAB DLLPath setting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7];CHAR(34);&quot; &quot;;CHAR(34);[.F237];CHAR(34);&quot; &quot;;CHAR(34);[.B237];CHAR(34))" office:value-type="string" office:string-value="Executa-Comandos &quot;watp&quot; &quot;Gets contents of Windows Advanced Threat Protection key,,&quot; &quot;./rip.exe -r Software -p watp&quot;" calcext:value-type="string">
            <text:p>Executa-Comandos "watp" "Gets contents of Windows Advanced Threat Protection key,," "./rip.exe -r Software -p watp"</text:p>
          </table:table-cell>
          <table:table-cell table:formula="of:=CONCATENATE([$PARAMETROS.$B$3];&quot; &quot;;[$PARAMETROS.$B$1];[.E237];&quot; &quot;;[$PARAMETROS.$B$4];&quot; &quot; ;[.C237])" office:value-type="string" office:string-value="./rip.exe -r Software -p watp" calcext:value-type="string">
            <text:p>./rip.exe -r Software -p watp</text:p>
          </table:table-cell>
          <table:table-cell office:value-type="string" calcext:value-type="string">
            <text:p>watp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Windows Advanced Threat Protection key,,</text:p>
          </table:table-cell>
          <table:table-cell office:value-type="string" calcext:value-type="string">
            <text:p>Gets contents of Windows Advanced Threat Protection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8];CHAR(34);&quot; &quot;;CHAR(34);[.F238];CHAR(34);&quot; &quot;;CHAR(34);[.B238];CHAR(34))" office:value-type="string" office:string-value="Executa-Comandos &quot;wbem&quot; &quot;Get some contents from WBEM key,,&quot; &quot;./rip.exe -r Software -p wbem&quot;" calcext:value-type="string">
            <text:p>Executa-Comandos "wbem" "Get some contents from WBEM key,," "./rip.exe -r Software -p wbem"</text:p>
          </table:table-cell>
          <table:table-cell table:formula="of:=CONCATENATE([$PARAMETROS.$B$3];&quot; &quot;;[$PARAMETROS.$B$1];[.E238];&quot; &quot;;[$PARAMETROS.$B$4];&quot; &quot; ;[.C238])" office:value-type="string" office:string-value="./rip.exe -r Software -p wbem" calcext:value-type="string">
            <text:p>./rip.exe -r Software -p wbem</text:p>
          </table:table-cell>
          <table:table-cell office:value-type="string" calcext:value-type="string">
            <text:p>wbem</text:p>
          </table:table-cell>
          <table:table-cell office:value-type="float" office:value="20200511" calcext:value-type="float">
            <text:p>20200511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some contents from WBEM key,,</text:p>
          </table:table-cell>
          <table:table-cell office:value-type="string" calcext:value-type="string">
            <text:p>Get some contents from WBEM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39];CHAR(34);&quot; &quot;;CHAR(34);[.F239];CHAR(34);&quot; &quot;;CHAR(34);[.B239];CHAR(34))" office:value-type="string" office:string-value="Executa-Comandos &quot;wc_shares&quot; &quot;Gets contents of user's WorkgroupCrawler/Shares subkeys,,&quot; &quot;./rip.exe -r NTUSER.DAT -p wc_shares&quot;" calcext:value-type="string">
            <text:p>Executa-Comandos "wc_shares" "Gets contents of user's WorkgroupCrawler/Shares subkeys,," "./rip.exe -r NTUSER.DAT -p wc_shares"</text:p>
          </table:table-cell>
          <table:table-cell table:formula="of:=CONCATENATE([$PARAMETROS.$B$3];&quot; &quot;;[$PARAMETROS.$B$1];[.E239];&quot; &quot;;[$PARAMETROS.$B$4];&quot; &quot; ;[.C239])" office:value-type="string" office:string-value="./rip.exe -r NTUSER.DAT -p wc_shares" calcext:value-type="string">
            <text:p>./rip.exe -r NTUSER.DAT -p wc_shares</text:p>
          </table:table-cell>
          <table:table-cell office:value-type="string" calcext:value-type="string">
            <text:p>wc_shares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WorkgroupCrawler/Shares subkeys,,</text:p>
          </table:table-cell>
          <table:table-cell office:value-type="string" calcext:value-type="string">
            <text:p>Gets contents of user's WorkgroupCrawler/Shares subkey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0];CHAR(34);&quot; &quot;;CHAR(34);[.F240];CHAR(34);&quot; &quot;;CHAR(34);[.B240];CHAR(34))" office:value-type="string" office:string-value="Executa-Comandos &quot;winlogon_tln&quot; &quot;Alerts on values from the WinLogon key (TLN),,&quot; &quot;./rip.exe -r Software -p winlogon_tln&quot;" calcext:value-type="string">
            <text:p>Executa-Comandos "winlogon_tln" "Alerts on values from the WinLogon key (TLN),," "./rip.exe -r Software -p winlogon_tln"</text:p>
          </table:table-cell>
          <table:table-cell table:formula="of:=CONCATENATE([$PARAMETROS.$B$3];&quot; &quot;;[$PARAMETROS.$B$1];[.E240];&quot; &quot;;[$PARAMETROS.$B$4];&quot; &quot; ;[.C240])" office:value-type="string" office:string-value="./rip.exe -r Software -p winlogon_tln" calcext:value-type="string">
            <text:p>./rip.exe -r Software -p winlogon_tln</text:p>
          </table:table-cell>
          <table:table-cell office:value-type="string" calcext:value-type="string">
            <text:p>winlogon_tln</text:p>
          </table:table-cell>
          <table:table-cell office:value-type="float" office:value="20130429" calcext:value-type="float">
            <text:p>20130429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lerts on values from the WinLogon key (TLN),,</text:p>
          </table:table-cell>
          <table:table-cell office:value-type="string" calcext:value-type="string">
            <text:p>Alerts on values from the WinLogon key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1];CHAR(34);&quot; &quot;;CHAR(34);[.F241];CHAR(34);&quot; &quot;;CHAR(34);[.B241];CHAR(34))" office:value-type="string" office:string-value="Executa-Comandos &quot;winrar&quot; &quot;Get WinRAR\ArcHistory entries,,&quot; &quot;./rip.exe -r NTUSER.DAT -p winrar&quot;" calcext:value-type="string">
            <text:p>Executa-Comandos "winrar" "Get WinRAR\ArcHistory entries,," "./rip.exe -r NTUSER.DAT -p winrar"</text:p>
          </table:table-cell>
          <table:table-cell table:formula="of:=CONCATENATE([$PARAMETROS.$B$3];&quot; &quot;;[$PARAMETROS.$B$1];[.E241];&quot; &quot;;[$PARAMETROS.$B$4];&quot; &quot; ;[.C241])" office:value-type="string" office:string-value="./rip.exe -r NTUSER.DAT -p winrar" calcext:value-type="string">
            <text:p>./rip.exe -r NTUSER.DAT -p winrar</text:p>
          </table:table-cell>
          <table:table-cell office:value-type="string" calcext:value-type="string">
            <text:p>winrar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RAR\ArcHistory entries,,</text:p>
          </table:table-cell>
          <table:table-cell office:value-type="string" calcext:value-type="string">
            <text:p>Get WinRAR\ArcHistory entri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2];CHAR(34);&quot; &quot;;CHAR(34);[.F242];CHAR(34);&quot; &quot;;CHAR(34);[.B242];CHAR(34))" office:value-type="string" office:string-value="Executa-Comandos &quot;winrar_tln&quot; &quot;Get WinRAR\ArcHistory entries (TLN),,&quot; &quot;./rip.exe -r NTUSER.DAT -p winrar_tln&quot;" calcext:value-type="string">
            <text:p>Executa-Comandos "winrar_tln" "Get WinRAR\ArcHistory entries (TLN),," "./rip.exe -r NTUSER.DAT -p winrar_tln"</text:p>
          </table:table-cell>
          <table:table-cell table:formula="of:=CONCATENATE([$PARAMETROS.$B$3];&quot; &quot;;[$PARAMETROS.$B$1];[.E242];&quot; &quot;;[$PARAMETROS.$B$4];&quot; &quot; ;[.C242])" office:value-type="string" office:string-value="./rip.exe -r NTUSER.DAT -p winrar_tln" calcext:value-type="string">
            <text:p>./rip.exe -r NTUSER.DAT -p winrar_tln</text:p>
          </table:table-cell>
          <table:table-cell office:value-type="string" calcext:value-type="string">
            <text:p>winrar_tln</text:p>
          </table:table-cell>
          <table:table-cell office:value-type="float" office:value="20120829" calcext:value-type="float">
            <text:p>20120829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RAR\ArcHistory entries (TLN),,</text:p>
          </table:table-cell>
          <table:table-cell office:value-type="string" calcext:value-type="string">
            <text:p>Get WinRAR\ArcHistory entries (TLN)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3];CHAR(34);&quot; &quot;;CHAR(34);[.F243];CHAR(34);&quot; &quot;;CHAR(34);[.B243];CHAR(34))" office:value-type="string" office:string-value="Executa-Comandos &quot;winscp&quot; &quot;Gets user's WinSCP 2 data,,&quot; &quot;./rip.exe -r NTUSER.DAT -p winscp&quot;" calcext:value-type="string">
            <text:p>Executa-Comandos "winscp" "Gets user's WinSCP 2 data,," "./rip.exe -r NTUSER.DAT -p winscp"</text:p>
          </table:table-cell>
          <table:table-cell table:formula="of:=CONCATENATE([$PARAMETROS.$B$3];&quot; &quot;;[$PARAMETROS.$B$1];[.E243];&quot; &quot;;[$PARAMETROS.$B$4];&quot; &quot; ;[.C243])" office:value-type="string" office:string-value="./rip.exe -r NTUSER.DAT -p winscp" calcext:value-type="string">
            <text:p>./rip.exe -r NTUSER.DAT -p winscp</text:p>
          </table:table-cell>
          <table:table-cell office:value-type="string" calcext:value-type="string">
            <text:p>winscp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user's WinSCP 2 data,,</text:p>
          </table:table-cell>
          <table:table-cell office:value-type="string" calcext:value-type="string">
            <text:p>Gets user's WinSCP 2 data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4];CHAR(34);&quot; &quot;;CHAR(34);[.F244];CHAR(34);&quot; &quot;;CHAR(34);[.B244];CHAR(34))" office:value-type="string" office:string-value="Executa-Comandos &quot;winver&quot; &quot;Get Windows version &amp; build info,,&quot; &quot;./rip.exe -r Software -p winver&quot;" calcext:value-type="string">
            <text:p>Executa-Comandos "winver" "Get Windows version &amp; build info,," "./rip.exe -r Software -p winver"</text:p>
          </table:table-cell>
          <table:table-cell table:formula="of:=CONCATENATE([$PARAMETROS.$B$3];&quot; &quot;;[$PARAMETROS.$B$1];[.E244];&quot; &quot;;[$PARAMETROS.$B$4];&quot; &quot; ;[.C244])" office:value-type="string" office:string-value="./rip.exe -r Software -p winver" calcext:value-type="string">
            <text:p>./rip.exe -r Software -p winver</text:p>
          </table:table-cell>
          <table:table-cell office:value-type="string" calcext:value-type="string">
            <text:p>winver</text:p>
          </table:table-cell>
          <table:table-cell office:value-type="float" office:value="20200525" calcext:value-type="float">
            <text:p>2020052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 Windows version &amp; build info,,</text:p>
          </table:table-cell>
          <table:table-cell office:value-type="string" calcext:value-type="string">
            <text:p>Get Windows version &amp; build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5];CHAR(34);&quot; &quot;;CHAR(34);[.F245];CHAR(34);&quot; &quot;;CHAR(34);[.B245];CHAR(34))" office:value-type="string" office:string-value="Executa-Comandos &quot;winzip&quot; &quot;Get WinZip extract and filemenu values,,&quot; &quot;./rip.exe -r NTUSER.DAT -p winzip&quot;" calcext:value-type="string">
            <text:p>Executa-Comandos "winzip" "Get WinZip extract and filemenu values,," "./rip.exe -r NTUSER.DAT -p winzip"</text:p>
          </table:table-cell>
          <table:table-cell table:formula="of:=CONCATENATE([$PARAMETROS.$B$3];&quot; &quot;;[$PARAMETROS.$B$1];[.E245];&quot; &quot;;[$PARAMETROS.$B$4];&quot; &quot; ;[.C245])" office:value-type="string" office:string-value="./rip.exe -r NTUSER.DAT -p winzip" calcext:value-type="string">
            <text:p>./rip.exe -r NTUSER.DAT -p winzip</text:p>
          </table:table-cell>
          <table:table-cell office:value-type="string" calcext:value-type="string">
            <text:p>winzip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 WinZip extract and filemenu values,,</text:p>
          </table:table-cell>
          <table:table-cell office:value-type="string" calcext:value-type="string">
            <text:p>Get WinZip extract and filemenu values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6];CHAR(34);&quot; &quot;;CHAR(34);[.F246];CHAR(34);&quot; &quot;;CHAR(34);[.B246];CHAR(34))" office:value-type="string" office:string-value="Executa-Comandos &quot;wordwheelquery&quot; &quot;Gets contents of user's WordWheelQuery key,,&quot; &quot;./rip.exe -r NTUSER.DAT -p wordwheelquery&quot;" calcext:value-type="string">
            <text:p>Executa-Comandos "wordwheelquery" "Gets contents of user's WordWheelQuery key,," "./rip.exe -r NTUSER.DAT -p wordwheelquery"</text:p>
          </table:table-cell>
          <table:table-cell table:formula="of:=CONCATENATE([$PARAMETROS.$B$3];&quot; &quot;;[$PARAMETROS.$B$1];[.E246];&quot; &quot;;[$PARAMETROS.$B$4];&quot; &quot; ;[.C246])" office:value-type="string" office:string-value="./rip.exe -r NTUSER.DAT -p wordwheelquery" calcext:value-type="string">
            <text:p>./rip.exe -r NTUSER.DAT -p wordwheelquery</text:p>
          </table:table-cell>
          <table:table-cell office:value-type="string" calcext:value-type="string">
            <text:p>wordwheelquery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WordWheelQuery key,,</text:p>
          </table:table-cell>
          <table:table-cell office:value-type="string" calcext:value-type="string">
            <text:p>Gets contents of user's WordWheelQuery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7];CHAR(34);&quot; &quot;;CHAR(34);[.F247];CHAR(34);&quot; &quot;;CHAR(34);[.B247];CHAR(34))" office:value-type="string" office:string-value="Executa-Comandos &quot;wordwheelquery_tln&quot; &quot;Gets contents of user's WordWheelQuery key,,&quot; &quot;./rip.exe -r NTUSER.DAT -p wordwheelquery_tln&quot;" calcext:value-type="string">
            <text:p>Executa-Comandos "wordwheelquery_tln" "Gets contents of user's WordWheelQuery key,," "./rip.exe -r NTUSER.DAT -p wordwheelquery_tln"</text:p>
          </table:table-cell>
          <table:table-cell table:formula="of:=CONCATENATE([$PARAMETROS.$B$3];&quot; &quot;;[$PARAMETROS.$B$1];[.E247];&quot; &quot;;[$PARAMETROS.$B$4];&quot; &quot; ;[.C247])" office:value-type="string" office:string-value="./rip.exe -r NTUSER.DAT -p wordwheelquery_tln" calcext:value-type="string">
            <text:p>./rip.exe -r NTUSER.DAT -p wordwheelquery_tln</text:p>
          </table:table-cell>
          <table:table-cell office:value-type="string" calcext:value-type="string">
            <text:p>wordwheelquery_tln</text:p>
          </table:table-cell>
          <table:table-cell office:value-type="float" office:value="20200325" calcext:value-type="float">
            <text:p>20200325</text:p>
          </table:table-cell>
          <table:table-cell office:value-type="string" calcext:value-type="string">
            <text:p>NTUSER.DAT</text:p>
          </table:table-cell>
          <table:table-cell office:value-type="string" calcext:value-type="string">
            <text:p>Gets contents of user's WordWheelQuery key,,</text:p>
          </table:table-cell>
          <table:table-cell office:value-type="string" calcext:value-type="string">
            <text:p>Gets contents of user's WordWheelQuery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8];CHAR(34);&quot; &quot;;CHAR(34);[.F248];CHAR(34);&quot; &quot;;CHAR(34);[.B248];CHAR(34))" office:value-type="string" office:string-value="Executa-Comandos &quot;wow64&quot; &quot;Gets contents of WOW64\x86 key,,&quot; &quot;./rip.exe -r Software -p wow64&quot;" calcext:value-type="string">
            <text:p>Executa-Comandos "wow64" "Gets contents of WOW64\x86 key,," "./rip.exe -r Software -p wow64"</text:p>
          </table:table-cell>
          <table:table-cell table:formula="of:=CONCATENATE([$PARAMETROS.$B$3];&quot; &quot;;[$PARAMETROS.$B$1];[.E248];&quot; &quot;;[$PARAMETROS.$B$4];&quot; &quot; ;[.C248])" office:value-type="string" office:string-value="./rip.exe -r Software -p wow64" calcext:value-type="string">
            <text:p>./rip.exe -r Software -p wow64</text:p>
          </table:table-cell>
          <table:table-cell office:value-type="string" calcext:value-type="string">
            <text:p>wow64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contents of WOW64\x86 key,,</text:p>
          </table:table-cell>
          <table:table-cell office:value-type="string" calcext:value-type="string">
            <text:p>Gets contents of WOW64\x86 key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49];CHAR(34);&quot; &quot;;CHAR(34);[.F249];CHAR(34);&quot; &quot;;CHAR(34);[.B249];CHAR(34))" office:value-type="string" office:string-value="Executa-Comandos &quot;wpdbusenum&quot; &quot;Get WpdBusEnum subkey info,,&quot; &quot;./rip.exe -r System -p wpdbusenum&quot;" calcext:value-type="string">
            <text:p>Executa-Comandos "wpdbusenum" "Get WpdBusEnum subkey info,," "./rip.exe -r System -p wpdbusenum"</text:p>
          </table:table-cell>
          <table:table-cell table:formula="of:=CONCATENATE([$PARAMETROS.$B$3];&quot; &quot;;[$PARAMETROS.$B$1];[.E249];&quot; &quot;;[$PARAMETROS.$B$4];&quot; &quot; ;[.C249])" office:value-type="string" office:string-value="./rip.exe -r System -p wpdbusenum" calcext:value-type="string">
            <text:p>./rip.exe -r System -p wpdbusenum</text:p>
          </table:table-cell>
          <table:table-cell office:value-type="string" calcext:value-type="string">
            <text:p>wpdbusenum</text:p>
          </table:table-cell>
          <table:table-cell office:value-type="float" office:value="20200515" calcext:value-type="float">
            <text:p>20200515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t WpdBusEnum subkey info,,</text:p>
          </table:table-cell>
          <table:table-cell office:value-type="string" calcext:value-type="string">
            <text:p>Get WpdBusEnum subkey info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50];CHAR(34);&quot; &quot;;CHAR(34);[.F250];CHAR(34);&quot; &quot;;CHAR(34);[.B250];CHAR(34))" office:value-type="string" office:string-value="Executa-Comandos &quot;wrdata&quot; &quot;Collects WebRoot AV Data,,&quot; &quot;./rip.exe -r Software -p wrdata&quot;" calcext:value-type="string">
            <text:p>Executa-Comandos "wrdata" "Collects WebRoot AV Data,," "./rip.exe -r Software -p wrdata"</text:p>
          </table:table-cell>
          <table:table-cell table:formula="of:=CONCATENATE([$PARAMETROS.$B$3];&quot; &quot;;[$PARAMETROS.$B$1];[.E250];&quot; &quot;;[$PARAMETROS.$B$4];&quot; &quot; ;[.C250])" office:value-type="string" office:string-value="./rip.exe -r Software -p wrdata" calcext:value-type="string">
            <text:p>./rip.exe -r Software -p wrdata</text:p>
          </table:table-cell>
          <table:table-cell office:value-type="string" calcext:value-type="string">
            <text:p>wrdata</text:p>
          </table:table-cell>
          <table:table-cell office:value-type="float" office:value="20200427" calcext:value-type="float">
            <text:p>2020042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ollects WebRoot AV Data,,</text:p>
          </table:table-cell>
          <table:table-cell office:value-type="string" calcext:value-type="string">
            <text:p>Collects WebRoot AV Data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51];CHAR(34);&quot; &quot;;CHAR(34);[.F251];CHAR(34);&quot; &quot;;CHAR(34);[.B251];CHAR(34))" office:value-type="string" office:string-value="Executa-Comandos &quot;wrdata_tln&quot; &quot;Collects WebRoot AV Data,,&quot; &quot;./rip.exe -r Software -p wrdata_tln&quot;" calcext:value-type="string">
            <text:p>Executa-Comandos "wrdata_tln" "Collects WebRoot AV Data,," "./rip.exe -r Software -p wrdata_tln"</text:p>
          </table:table-cell>
          <table:table-cell table:formula="of:=CONCATENATE([$PARAMETROS.$B$3];&quot; &quot;;[$PARAMETROS.$B$1];[.E251];&quot; &quot;;[$PARAMETROS.$B$4];&quot; &quot; ;[.C251])" office:value-type="string" office:string-value="./rip.exe -r Software -p wrdata_tln" calcext:value-type="string">
            <text:p>./rip.exe -r Software -p wrdata_tln</text:p>
          </table:table-cell>
          <table:table-cell office:value-type="string" calcext:value-type="string">
            <text:p>wrdata_tln</text:p>
          </table:table-cell>
          <table:table-cell office:value-type="float" office:value="20200413" calcext:value-type="float">
            <text:p>20200413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ollects WebRoot AV Data,,</text:p>
          </table:table-cell>
          <table:table-cell office:value-type="string" calcext:value-type="string">
            <text:p>Collects WebRoot AV Data</text:p>
          </table:table-cell>
          <table:table-cell table:number-columns-repeated="2"/>
        </table:table-row>
        <table:table-row table:style-name="ro1">
          <table:table-cell table:formula="of:=CONCATENATE(&quot;Executa-Comandos &quot;;CHAR(34);[.C252];CHAR(34);&quot; &quot;;CHAR(34);[.F252];CHAR(34);&quot; &quot;;CHAR(34);[.B252];CHAR(34))" office:value-type="string" office:string-value="Executa-Comandos &quot;wsh_settings&quot; &quot;Gets WSH Settings,,&quot; &quot;./rip.exe -r Software -p wsh_settings&quot;" calcext:value-type="string">
            <text:p>Executa-Comandos "wsh_settings" "Gets WSH Settings,," "./rip.exe -r Software -p wsh_settings"</text:p>
          </table:table-cell>
          <table:table-cell table:formula="of:=CONCATENATE([$PARAMETROS.$B$3];&quot; &quot;;[$PARAMETROS.$B$1];[.E252];&quot; &quot;;[$PARAMETROS.$B$4];&quot; &quot; ;[.C252])" office:value-type="string" office:string-value="./rip.exe -r Software -p wsh_settings" calcext:value-type="string">
            <text:p>./rip.exe -r Software -p wsh_settings</text:p>
          </table:table-cell>
          <table:table-cell office:value-type="string" calcext:value-type="string">
            <text:p>wsh_settings</text:p>
          </table:table-cell>
          <table:table-cell office:value-type="float" office:value="20200517" calcext:value-type="float">
            <text:p>2020051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ets WSH Settings,,</text:p>
          </table:table-cell>
          <table:table-cell office:value-type="string" calcext:value-type="string">
            <text:p>Gets WSH Settings</text:p>
          </table:table-cell>
          <table:table-cell table:number-columns-repeated="2"/>
        </table:table-row>
      </table:table>
      <table:table table:name="PARAMETROS" table:style-name="ta1"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MINHO:</text:p>
          </table:table-cell>
          <table:table-cell/>
        </table:table-row>
        <table:table-row table:style-name="ro1">
          <table:table-cell office:value-type="string" calcext:value-type="string">
            <text:p>UsrClass.dat</text:p>
          </table:table-cell>
          <table:table-cell/>
        </table:table-row>
        <table:table-row table:style-name="ro1">
          <table:table-cell office:value-type="string" calcext:value-type="string">
            <text:p>comando</text:p>
          </table:table-cell>
          <table:table-cell office:value-type="string" calcext:value-type="string">
            <text:p>./rip.exe -r</text:p>
          </table:table-cell>
        </table:table-row>
        <table:table-row table:style-name="ro1">
          <table:table-cell office:value-type="string" calcext:value-type="string">
            <text:p>parâmetros adicionais de plugin</text:p>
          </table:table-cell>
          <table:table-cell office:value-type="string" calcext:value-type="string">
            <text:p>-p</text:p>
          </table:table-cell>
        </table:table-row>
        <table:table-row table:style-name="ro1">
          <table:table-cell office:value-type="string" calcext:value-type="string">
            <text:p>NTUSER.DAT</text:p>
          </table:table-cell>
          <table:table-cell/>
        </table:table-row>
        <table:table-row table:style-name="ro1">
          <table:table-cell office:value-type="string" calcext:value-type="string">
            <text:p>parâmetros finai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C:\Users\admlocal\Documents\GitHub\scriptsForenses\3-Powershell\regripper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C:\Users\admlocal\Documents\GitHub\scriptsForenses\3-Powershell\regripper\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-00-0000</text:date>, <text:time style:data-style-name="N2" text:time-value="18:25:56.0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1T18:46:48.812000000</dc:date>
    <meta:editing-duration>PT22H41M6S</meta:editing-duration>
    <meta:editing-cycles>7</meta:editing-cycles>
    <meta:generator>LibreOffice/6.4.4.2$Windows_X86_64 LibreOffice_project/3d775be2011f3886db32dfd395a6a6d1ca2630ff</meta:generator>
    <meta:document-statistic meta:table-count="2" meta:cell-count="1812" meta:object-count="0"/>
  </office:meta>
</office:document-meta>
</file>